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shadow="none" style:may-break-between-rows="false"/>
    </style:style>
    <style:style style:name="Table1.A" style:family="table-column">
      <style:table-column-properties style:column-width="1.905cm"/>
    </style:style>
    <style:style style:name="Table1.B" style:family="table-column">
      <style:table-column-properties style:column-width="12.303cm"/>
    </style:style>
    <style:style style:name="Table1.C" style:family="table-column">
      <style:table-column-properties style:column-width="2.805cm"/>
    </style:style>
    <style:style style:name="Table1.A1" style:family="table-cell">
      <style:table-cell-properties fo:padding="0.097cm" fo:border-left="none" fo:border-right="none" fo:border-top="0.05pt solid #000000" fo:border-bottom="0.05pt solid #000000"/>
    </style:style>
    <style:style style:name="Table1.A2" style:family="table-cell">
      <style:table-cell-properties fo:padding="0.097cm" fo:border="none"/>
    </style:style>
    <style:style style:name="Table1.A7" style:family="table-cell">
      <style:table-cell-properties fo:padding="0.097cm" fo:border-left="none" fo:border-right="none"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P1" style:family="paragraph" style:parent-style-name="Standard">
      <style:text-properties officeooo:rsid="001d8eaa" officeooo:paragraph-rsid="001d8eaa"/>
    </style:style>
    <style:style style:name="P2" style:family="paragraph" style:parent-style-name="Standard">
      <style:text-properties officeooo:rsid="001d8eaa" officeooo:paragraph-rsid="001dd132"/>
    </style:style>
    <style:style style:name="P3" style:family="paragraph" style:parent-style-name="Standard">
      <style:text-properties officeooo:rsid="001d8eaa" officeooo:paragraph-rsid="006e9b8f"/>
    </style:style>
    <style:style style:name="P4" style:family="paragraph" style:parent-style-name="Standard">
      <style:text-properties officeooo:rsid="001dd132" officeooo:paragraph-rsid="001dd132"/>
    </style:style>
    <style:style style:name="P5" style:family="paragraph" style:parent-style-name="Standard">
      <style:text-properties officeooo:rsid="001dd132" officeooo:paragraph-rsid="0079b4da"/>
    </style:style>
    <style:style style:name="P6" style:family="paragraph" style:parent-style-name="Standard">
      <style:text-properties officeooo:rsid="001ff349" officeooo:paragraph-rsid="001dd132"/>
    </style:style>
    <style:style style:name="P7" style:family="paragraph" style:parent-style-name="Standard">
      <style:text-properties officeooo:rsid="00224c8e" officeooo:paragraph-rsid="00224c8e"/>
    </style:style>
    <style:style style:name="P8" style:family="paragraph" style:parent-style-name="Standard">
      <style:text-properties fo:font-style="italic" officeooo:rsid="00224c8e" officeooo:paragraph-rsid="00224c8e" style:font-style-asian="italic" style:font-style-complex="italic"/>
    </style:style>
    <style:style style:name="P9" style:family="paragraph" style:parent-style-name="Standard">
      <style:text-properties fo:font-style="italic" officeooo:rsid="00278b9c" officeooo:paragraph-rsid="00278b9c" style:font-style-asian="italic" style:font-style-complex="italic"/>
    </style:style>
    <style:style style:name="P10" style:family="paragraph" style:parent-style-name="Standard">
      <style:text-properties fo:font-style="italic" officeooo:rsid="002fcf83" officeooo:paragraph-rsid="002fcf83" style:font-style-asian="italic" style:font-style-complex="italic"/>
    </style:style>
    <style:style style:name="P11" style:family="paragraph" style:parent-style-name="Standard">
      <style:text-properties fo:font-style="italic" officeooo:rsid="0039dd69" officeooo:paragraph-rsid="0039dd69" style:font-style-asian="italic" style:font-style-complex="italic"/>
    </style:style>
    <style:style style:name="P12" style:family="paragraph" style:parent-style-name="Standard">
      <style:text-properties fo:font-style="normal" officeooo:rsid="00278b9c" officeooo:paragraph-rsid="0030df01" style:font-style-asian="normal" style:font-style-complex="normal"/>
    </style:style>
    <style:style style:name="P13" style:family="paragraph" style:parent-style-name="Standard">
      <style:text-properties fo:font-style="normal" officeooo:rsid="0031fff8" officeooo:paragraph-rsid="0031fff8" style:font-style-asian="normal" style:font-style-complex="normal"/>
    </style:style>
    <style:style style:name="P14" style:family="paragraph" style:parent-style-name="Standard">
      <style:text-properties fo:font-style="normal" officeooo:rsid="002fcf83" officeooo:paragraph-rsid="002fcf83" style:font-style-asian="normal" style:font-style-complex="normal"/>
    </style:style>
    <style:style style:name="P15" style:family="paragraph" style:parent-style-name="Standard">
      <style:text-properties fo:font-style="normal" officeooo:rsid="002fcf83" officeooo:paragraph-rsid="00449a65" style:font-style-asian="normal" style:font-style-complex="normal"/>
    </style:style>
    <style:style style:name="P16" style:family="paragraph" style:parent-style-name="Standard">
      <style:text-properties fo:font-style="normal" officeooo:rsid="002fcf83" officeooo:paragraph-rsid="0059621d" style:font-style-asian="normal" style:font-style-complex="normal"/>
    </style:style>
    <style:style style:name="P17" style:family="paragraph" style:parent-style-name="Standard">
      <style:text-properties fo:font-style="normal" officeooo:rsid="003bdb90" officeooo:paragraph-rsid="003bdb90" style:font-style-asian="normal" style:font-style-complex="normal"/>
    </style:style>
    <style:style style:name="P18" style:family="paragraph" style:parent-style-name="Standard">
      <style:text-properties fo:font-style="normal" officeooo:rsid="003dfded" officeooo:paragraph-rsid="003dfded" style:font-style-asian="normal" style:font-style-complex="normal"/>
    </style:style>
    <style:style style:name="P19" style:family="paragraph" style:parent-style-name="Standard">
      <style:text-properties fo:font-style="normal" officeooo:rsid="00414134" officeooo:paragraph-rsid="00414134" style:font-style-asian="normal" style:font-style-complex="normal"/>
    </style:style>
    <style:style style:name="P20" style:family="paragraph" style:parent-style-name="Standard">
      <style:text-properties fo:font-style="normal" officeooo:rsid="007c43c7" officeooo:paragraph-rsid="007c43c7" style:font-style-asian="normal" style:font-style-complex="normal"/>
    </style:style>
    <style:style style:name="P21" style:family="paragraph" style:parent-style-name="Standard">
      <style:text-properties fo:font-style="normal" fo:font-weight="bold" officeooo:rsid="00464d0a" officeooo:paragraph-rsid="00464d0a" style:font-style-asian="normal" style:font-weight-asian="bold" style:font-style-complex="normal" style:font-weight-complex="bold"/>
    </style:style>
    <style:style style:name="P22" style:family="paragraph" style:parent-style-name="Standard">
      <style:text-properties fo:font-style="normal" fo:font-weight="bold" officeooo:rsid="00278b9c" officeooo:paragraph-rsid="00278b9c" style:font-style-asian="normal" style:font-weight-asian="bold" style:font-style-complex="normal" style:font-weight-complex="bold"/>
    </style:style>
    <style:style style:name="P23" style:family="paragraph" style:parent-style-name="Standard">
      <style:text-properties fo:font-style="normal" fo:font-weight="normal" officeooo:rsid="00464d0a" officeooo:paragraph-rsid="00464d0a" style:font-style-asian="normal" style:font-weight-asian="normal" style:font-style-complex="normal" style:font-weight-complex="normal"/>
    </style:style>
    <style:style style:name="P24" style:family="paragraph" style:parent-style-name="Standard">
      <style:text-properties fo:font-style="normal" fo:font-weight="normal" officeooo:rsid="00464d0a" officeooo:paragraph-rsid="0049f361" style:font-style-asian="normal" style:font-weight-asian="normal" style:font-style-complex="normal" style:font-weight-complex="normal"/>
    </style:style>
    <style:style style:name="P25" style:family="paragraph" style:parent-style-name="Standard">
      <style:text-properties fo:font-style="normal" fo:font-weight="normal" officeooo:rsid="00464d0a" officeooo:paragraph-rsid="007c43c7" style:font-style-asian="normal" style:font-weight-asian="normal" style:font-style-complex="normal" style:font-weight-complex="normal"/>
    </style:style>
    <style:style style:name="P26" style:family="paragraph" style:parent-style-name="Standard">
      <style:text-properties fo:font-style="normal" fo:font-weight="normal" officeooo:rsid="004e7303" officeooo:paragraph-rsid="0053b5ce" style:font-style-asian="normal" style:font-weight-asian="normal" style:font-style-complex="normal" style:font-weight-complex="normal"/>
    </style:style>
    <style:style style:name="P27" style:family="paragraph" style:parent-style-name="Standard">
      <style:text-properties fo:font-style="normal" fo:font-weight="normal" officeooo:rsid="004e7303" officeooo:paragraph-rsid="00816be7" style:font-style-asian="normal" style:font-weight-asian="normal" style:font-style-complex="normal" style:font-weight-complex="normal"/>
    </style:style>
    <style:style style:name="P28" style:family="paragraph" style:parent-style-name="Standard">
      <style:text-properties fo:font-style="normal" fo:font-weight="normal" officeooo:rsid="005d8ae9" officeooo:paragraph-rsid="005d8ae9" style:font-style-asian="normal" style:font-weight-asian="normal" style:font-style-complex="normal" style:font-weight-complex="normal"/>
    </style:style>
    <style:style style:name="P29" style:family="paragraph" style:parent-style-name="Standard">
      <style:text-properties fo:font-style="normal" fo:font-weight="normal" officeooo:rsid="005d8ae9" officeooo:paragraph-rsid="005e48e4" style:font-style-asian="normal" style:font-weight-asian="normal" style:font-style-complex="normal" style:font-weight-complex="normal"/>
    </style:style>
    <style:style style:name="P30" style:family="paragraph" style:parent-style-name="Standard">
      <style:text-properties fo:font-style="normal" fo:font-weight="normal" officeooo:rsid="005d8ae9" officeooo:paragraph-rsid="00602285" style:font-style-asian="normal" style:font-weight-asian="normal" style:font-style-complex="normal" style:font-weight-complex="normal"/>
    </style:style>
    <style:style style:name="P31" style:family="paragraph" style:parent-style-name="Standard">
      <style:text-properties fo:font-style="normal" fo:font-weight="normal" officeooo:rsid="005d8ae9" officeooo:paragraph-rsid="0084756f" style:font-style-asian="normal" style:font-weight-asian="normal" style:font-style-complex="normal" style:font-weight-complex="normal"/>
    </style:style>
    <style:style style:name="P32" style:family="paragraph" style:parent-style-name="Standard">
      <style:text-properties fo:font-style="normal" fo:font-weight="normal" officeooo:rsid="00611835" officeooo:paragraph-rsid="005d8ae9" style:font-style-asian="normal" style:font-weight-asian="normal" style:font-style-complex="normal" style:font-weight-complex="normal"/>
    </style:style>
    <style:style style:name="P33" style:family="paragraph" style:parent-style-name="Standard">
      <style:text-properties fo:font-weight="bold" officeooo:rsid="00224c8e" officeooo:paragraph-rsid="00224c8e" style:font-weight-asian="bold" style:font-weight-complex="bold"/>
    </style:style>
    <style:style style:name="P34" style:family="paragraph" style:parent-style-name="Standard">
      <style:text-properties fo:font-weight="bold" officeooo:rsid="001d8eaa" officeooo:paragraph-rsid="001d8eaa" style:font-weight-asian="bold" style:font-weight-complex="bold"/>
    </style:style>
    <style:style style:name="P35" style:family="paragraph" style:parent-style-name="Standard">
      <style:text-properties fo:font-weight="bold" officeooo:rsid="00464d0a" officeooo:paragraph-rsid="00464d0a" style:font-weight-asian="bold" style:font-weight-complex="bold"/>
    </style:style>
    <style:style style:name="P36" style:family="paragraph" style:parent-style-name="Standard">
      <style:text-properties style:text-position="0% 100%" fo:font-style="normal" fo:font-weight="normal" officeooo:rsid="0088caf2" officeooo:paragraph-rsid="0088caf2" style:font-style-asian="normal" style:font-weight-asian="normal" style:font-style-complex="normal" style:font-weight-complex="normal"/>
    </style:style>
    <style:style style:name="P37" style:family="paragraph" style:parent-style-name="Standard">
      <style:text-properties officeooo:rsid="00205b8d" officeooo:paragraph-rsid="0078183f"/>
    </style:style>
    <style:style style:name="P38" style:family="paragraph" style:parent-style-name="Standard">
      <style:text-properties officeooo:rsid="0070e420" officeooo:paragraph-rsid="0070e420"/>
    </style:style>
    <style:style style:name="P39" style:family="paragraph" style:parent-style-name="Table_20_Contents">
      <style:paragraph-properties fo:text-align="end" style:justify-single-word="false"/>
      <style:text-properties officeooo:rsid="0031fff8" officeooo:paragraph-rsid="0031fff8"/>
    </style:style>
    <style:style style:name="P40" style:family="paragraph" style:parent-style-name="Standard" style:list-style-name="L1">
      <style:text-properties officeooo:rsid="00224c8e" officeooo:paragraph-rsid="00224c8e"/>
    </style:style>
    <style:style style:name="P41" style:family="paragraph" style:parent-style-name="Standard" style:list-style-name="L2">
      <style:text-properties officeooo:rsid="00224c8e" officeooo:paragraph-rsid="00224c8e"/>
    </style:style>
    <style:style style:name="P42" style:family="paragraph" style:parent-style-name="Standard" style:list-style-name="L3">
      <style:text-properties officeooo:rsid="00224c8e" officeooo:paragraph-rsid="00224c8e"/>
    </style:style>
    <style:style style:name="P43" style:family="paragraph" style:parent-style-name="Standard">
      <style:text-properties officeooo:rsid="00224c8e" officeooo:paragraph-rsid="00963f16"/>
    </style:style>
    <style:style style:name="P44" style:family="paragraph" style:parent-style-name="Standard">
      <style:text-properties fo:font-style="normal" fo:font-weight="normal" officeooo:rsid="005d8ae9" officeooo:paragraph-rsid="00918f10" style:font-style-asian="normal" style:font-weight-asian="normal" style:font-style-complex="normal" style:font-weight-complex="normal"/>
    </style:style>
    <style:style style:name="P45" style:family="paragraph" style:parent-style-name="Standard">
      <style:text-properties fo:font-style="normal" fo:font-weight="normal" officeooo:rsid="006422fa" officeooo:paragraph-rsid="00949ab4" style:font-style-asian="normal" style:font-weight-asian="normal" style:font-style-complex="normal" style:font-weight-complex="normal"/>
    </style:style>
    <style:style style:name="P46" style:family="paragraph" style:parent-style-name="Standard">
      <style:text-properties fo:font-style="normal" officeooo:rsid="002d0674" officeooo:paragraph-rsid="0031fff8" style:font-style-asian="normal" style:font-style-complex="normal"/>
    </style:style>
    <style:style style:name="P47" style:family="paragraph" style:parent-style-name="Standard">
      <style:text-properties style:text-position="0% 100%" fo:font-style="normal" fo:font-weight="normal" officeooo:rsid="00602285" officeooo:paragraph-rsid="008d1637" style:font-style-asian="normal" style:font-weight-asian="normal" style:font-style-complex="normal" style:font-weight-complex="normal"/>
    </style:style>
    <style:style style:name="P48" style:family="paragraph" style:parent-style-name="Standard">
      <style:text-properties style:text-position="0% 100%" fo:font-style="normal" fo:font-weight="normal" officeooo:rsid="0088caf2" officeooo:paragraph-rsid="0088caf2" style:font-style-asian="normal" style:font-weight-asian="normal" style:font-style-complex="normal" style:font-weight-complex="normal"/>
    </style:style>
    <style:style style:name="P49" style:family="paragraph" style:parent-style-name="Standard">
      <style:text-properties fo:font-weight="normal" officeooo:rsid="009b5c53" officeooo:paragraph-rsid="009b5c53" style:font-weight-asian="normal" style:font-weight-complex="normal"/>
    </style:style>
    <style:style style:name="P50" style:family="paragraph" style:parent-style-name="Standard" style:list-style-name="L3">
      <style:text-properties officeooo:rsid="00950d94" officeooo:paragraph-rsid="00950d94"/>
    </style:style>
    <style:style style:name="P51" style:family="paragraph" style:parent-style-name="Standard">
      <style:text-properties fo:font-weight="bold" officeooo:rsid="001d8eaa" officeooo:paragraph-rsid="001d8eaa" style:font-weight-asian="bold" style:font-weight-complex="bold"/>
    </style:style>
    <style:style style:name="P52" style:family="paragraph" style:parent-style-name="Standard">
      <style:text-properties officeooo:rsid="00a44690" officeooo:paragraph-rsid="00a44690"/>
    </style:style>
    <style:style style:name="P53" style:family="paragraph" style:parent-style-name="Table_20_Contents">
      <style:text-properties officeooo:rsid="00a44690" officeooo:paragraph-rsid="00a44690"/>
    </style:style>
    <style:style style:name="P54" style:family="paragraph" style:parent-style-name="Table_20_Contents">
      <style:text-properties fo:font-style="italic" officeooo:rsid="00a44690" officeooo:paragraph-rsid="00a44690" style:font-style-asian="italic" style:font-style-complex="italic"/>
    </style:style>
    <style:style style:name="P55" style:family="paragraph" style:parent-style-name="Table_20_Contents">
      <style:text-properties fo:font-style="italic" officeooo:rsid="00a4d439" officeooo:paragraph-rsid="00a4d439" style:font-style-asian="italic" style:font-style-complex="italic"/>
    </style:style>
    <style:style style:name="P56" style:family="paragraph" style:parent-style-name="Table_20_Contents">
      <style:text-properties fo:font-style="italic" officeooo:rsid="00a61790" officeooo:paragraph-rsid="00a61790" style:font-style-asian="italic" style:font-style-complex="italic"/>
    </style:style>
    <style:style style:name="P57" style:family="paragraph" style:parent-style-name="Table_20_Contents">
      <style:text-properties fo:font-style="italic" officeooo:rsid="00a6fd0a" officeooo:paragraph-rsid="00a6fd0a" style:font-style-asian="italic" style:font-style-complex="italic"/>
    </style:style>
    <style:style style:name="P58" style:family="paragraph" style:parent-style-name="Table_20_Contents">
      <style:text-properties fo:font-style="italic" officeooo:rsid="00a8e36a" officeooo:paragraph-rsid="00a8e36a" style:font-style-asian="italic" style:font-style-complex="italic"/>
    </style:style>
    <style:style style:name="P59" style:family="paragraph" style:parent-style-name="Table_20_Contents">
      <style:text-properties fo:font-style="italic" officeooo:rsid="00ab7c54" officeooo:paragraph-rsid="00ab7c54" style:font-style-asian="italic" style:font-style-complex="italic"/>
    </style:style>
    <style:style style:name="P60" style:family="paragraph" style:parent-style-name="Table_20_Contents">
      <style:text-properties officeooo:rsid="00a4d439" officeooo:paragraph-rsid="00a4d439"/>
    </style:style>
    <style:style style:name="P61" style:family="paragraph" style:parent-style-name="Table_20_Contents">
      <style:text-properties officeooo:rsid="00a4d439" officeooo:paragraph-rsid="00a61790"/>
    </style:style>
    <style:style style:name="P62" style:family="paragraph" style:parent-style-name="Table_20_Contents">
      <style:text-properties officeooo:rsid="00a6fd0a" officeooo:paragraph-rsid="00a6fd0a"/>
    </style:style>
    <style:style style:name="P63" style:family="paragraph" style:parent-style-name="Table_20_Contents">
      <style:text-properties officeooo:rsid="00a8e36a" officeooo:paragraph-rsid="00a8e36a"/>
    </style:style>
    <style:style style:name="P64" style:family="paragraph" style:parent-style-name="Table_20_Contents">
      <style:paragraph-properties fo:text-align="center" style:justify-single-word="false"/>
      <style:text-properties officeooo:rsid="0031fff8" officeooo:paragraph-rsid="0031fff8"/>
    </style:style>
    <style:style style:name="P65" style:family="paragraph" style:parent-style-name="Table_20_Contents">
      <style:paragraph-properties fo:text-align="start" style:justify-single-word="false"/>
      <style:text-properties officeooo:rsid="0031fff8" officeooo:paragraph-rsid="0031fff8"/>
    </style:style>
    <style:style style:name="P66" style:family="paragraph" style:parent-style-name="Table_20_Contents">
      <style:text-properties fo:font-style="normal" officeooo:rsid="00ab7c54" officeooo:paragraph-rsid="00ab7c54" style:font-style-asian="normal" style:font-style-complex="normal"/>
    </style:style>
    <style:style style:name="P67" style:family="paragraph" style:parent-style-name="Table_20_Contents">
      <style:paragraph-properties fo:text-align="start" style:justify-single-word="false"/>
      <style:text-properties fo:font-size="10pt" officeooo:rsid="0031fff8" officeooo:paragraph-rsid="0031fff8" style:font-size-asian="10pt" style:font-size-complex="10pt"/>
    </style:style>
    <style:style style:name="P6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dd132"/>
    </style:style>
    <style:style style:name="T2" style:family="text">
      <style:text-properties officeooo:rsid="001e75f0"/>
    </style:style>
    <style:style style:name="T3" style:family="text">
      <style:text-properties officeooo:rsid="001ff349"/>
    </style:style>
    <style:style style:name="T4" style:family="text">
      <style:text-properties officeooo:rsid="00224c8e"/>
    </style:style>
    <style:style style:name="T5" style:family="text">
      <style:text-properties fo:font-style="italic" style:font-style-asian="italic" style:font-style-complex="italic"/>
    </style:style>
    <style:style style:name="T6" style:family="text">
      <style:text-properties fo:font-style="italic" officeooo:rsid="00369521" style:font-style-asian="italic" style:font-style-complex="italic"/>
    </style:style>
    <style:style style:name="T7" style:family="text">
      <style:text-properties fo:font-style="italic" officeooo:rsid="0037ac99" style:font-style-asian="italic" style:font-style-complex="italic"/>
    </style:style>
    <style:style style:name="T8" style:family="text">
      <style:text-properties fo:font-style="italic" officeooo:rsid="0038c5f7" style:font-style-asian="italic" style:font-style-complex="italic"/>
    </style:style>
    <style:style style:name="T9" style:family="text">
      <style:text-properties fo:font-style="italic" officeooo:rsid="0039dd69" style:font-style-asian="italic" style:font-style-complex="italic"/>
    </style:style>
    <style:style style:name="T10" style:family="text">
      <style:text-properties fo:font-style="italic" officeooo:rsid="0059e3b7" style:font-style-asian="italic" style:font-style-complex="italic"/>
    </style:style>
    <style:style style:name="T11" style:family="text">
      <style:text-properties officeooo:rsid="002c1371"/>
    </style:style>
    <style:style style:name="T12" style:family="text">
      <style:text-properties officeooo:rsid="002d0674"/>
    </style:style>
    <style:style style:name="T13" style:family="text">
      <style:text-properties officeooo:rsid="0031fff8"/>
    </style:style>
    <style:style style:name="T14" style:family="text">
      <style:text-properties officeooo:rsid="0034cc73"/>
    </style:style>
    <style:style style:name="T15" style:family="text">
      <style:text-properties officeooo:rsid="00369521"/>
    </style:style>
    <style:style style:name="T16" style:family="text">
      <style:text-properties style:text-position="sub 58%"/>
    </style:style>
    <style:style style:name="T17" style:family="text">
      <style:text-properties style:text-position="sub 58%" officeooo:rsid="00369521"/>
    </style:style>
    <style:style style:name="T18" style:family="text">
      <style:text-properties style:text-position="sub 58%" officeooo:rsid="0037ac99"/>
    </style:style>
    <style:style style:name="T19" style:family="text">
      <style:text-properties style:text-position="sub 58%" officeooo:rsid="0039dd69"/>
    </style:style>
    <style:style style:name="T20" style:family="text">
      <style:text-properties style:text-position="sub 58%" officeooo:rsid="003d97e7"/>
    </style:style>
    <style:style style:name="T21" style:family="text">
      <style:text-properties style:text-position="sub 58%" officeooo:rsid="003da2c8"/>
    </style:style>
    <style:style style:name="T22" style:family="text">
      <style:text-properties style:text-position="sub 58%" officeooo:rsid="00425f44"/>
    </style:style>
    <style:style style:name="T23" style:family="text">
      <style:text-properties style:text-position="0% 100%"/>
    </style:style>
    <style:style style:name="T24" style:family="text">
      <style:text-properties style:text-position="0% 100%" officeooo:rsid="00369521"/>
    </style:style>
    <style:style style:name="T25" style:family="text">
      <style:text-properties style:text-position="0% 100%" fo:font-style="italic" style:font-style-asian="italic" style:font-style-complex="italic"/>
    </style:style>
    <style:style style:name="T26" style:family="text">
      <style:text-properties style:text-position="0% 100%" fo:font-style="italic" officeooo:rsid="00369521" style:font-style-asian="italic" style:font-style-complex="italic"/>
    </style:style>
    <style:style style:name="T27" style:family="text">
      <style:text-properties style:text-position="0% 100%" fo:font-style="italic" officeooo:rsid="0037ac99" style:font-style-asian="italic" style:font-style-complex="italic"/>
    </style:style>
    <style:style style:name="T28" style:family="text">
      <style:text-properties style:text-position="0% 100%" fo:font-style="italic" officeooo:rsid="0039dd69" style:font-style-asian="italic" style:font-style-complex="italic"/>
    </style:style>
    <style:style style:name="T29" style:family="text">
      <style:text-properties style:text-position="0% 100%" fo:font-style="italic" officeooo:rsid="003d97e7" style:font-style-asian="italic" style:font-style-complex="italic"/>
    </style:style>
    <style:style style:name="T30" style:family="text">
      <style:text-properties style:text-position="0% 100%" fo:font-style="italic" officeooo:rsid="003da2c8" style:font-style-asian="italic" style:font-style-complex="italic"/>
    </style:style>
    <style:style style:name="T31" style:family="text">
      <style:text-properties style:text-position="0% 100%" fo:font-style="italic" officeooo:rsid="003f777d" style:font-style-asian="italic" style:font-style-complex="italic"/>
    </style:style>
    <style:style style:name="T32" style:family="text">
      <style:text-properties style:text-position="0% 100%" fo:font-style="italic" officeooo:rsid="00425f44" style:font-style-asian="italic" style:font-style-complex="italic"/>
    </style:style>
    <style:style style:name="T33" style:family="text">
      <style:text-properties style:text-position="0% 100%" fo:font-style="italic" officeooo:rsid="008b00e4" style:font-style-asian="italic" style:font-style-complex="italic"/>
    </style:style>
    <style:style style:name="T34" style:family="text">
      <style:text-properties style:text-position="0% 100%" officeooo:rsid="0037ac99"/>
    </style:style>
    <style:style style:name="T35" style:family="text">
      <style:text-properties style:text-position="0% 100%" officeooo:rsid="0039dd69"/>
    </style:style>
    <style:style style:name="T36" style:family="text">
      <style:text-properties style:text-position="0% 100%" officeooo:rsid="003d97e7"/>
    </style:style>
    <style:style style:name="T37" style:family="text">
      <style:text-properties style:text-position="0% 100%" officeooo:rsid="003da2c8"/>
    </style:style>
    <style:style style:name="T38" style:family="text">
      <style:text-properties style:text-position="0% 100%" officeooo:rsid="003f777d"/>
    </style:style>
    <style:style style:name="T39" style:family="text">
      <style:text-properties style:text-position="0% 100%" officeooo:rsid="00425f44"/>
    </style:style>
    <style:style style:name="T40" style:family="text">
      <style:text-properties style:text-position="0% 100%" officeooo:rsid="004434e5"/>
    </style:style>
    <style:style style:name="T41" style:family="text">
      <style:text-properties style:text-position="0% 100%" officeooo:rsid="0047d46a"/>
    </style:style>
    <style:style style:name="T42" style:family="text">
      <style:text-properties style:text-position="0% 100%" officeooo:rsid="004856ce"/>
    </style:style>
    <style:style style:name="T43" style:family="text">
      <style:text-properties style:text-position="0% 100%" officeooo:rsid="0049f361"/>
    </style:style>
    <style:style style:name="T44" style:family="text">
      <style:text-properties style:text-position="0% 100%" officeooo:rsid="004a0244"/>
    </style:style>
    <style:style style:name="T45" style:family="text">
      <style:text-properties style:text-position="0% 100%" officeooo:rsid="004b19ac"/>
    </style:style>
    <style:style style:name="T46" style:family="text">
      <style:text-properties style:text-position="0% 100%" officeooo:rsid="004b4b01"/>
    </style:style>
    <style:style style:name="T47" style:family="text">
      <style:text-properties style:text-position="0% 100%" officeooo:rsid="004baa34"/>
    </style:style>
    <style:style style:name="T48" style:family="text">
      <style:text-properties style:text-position="0% 100%" officeooo:rsid="004cd1da"/>
    </style:style>
    <style:style style:name="T49" style:family="text">
      <style:text-properties style:text-position="0% 100%" officeooo:rsid="004e66a2"/>
    </style:style>
    <style:style style:name="T50" style:family="text">
      <style:text-properties style:text-position="0% 100%" officeooo:rsid="004e7303"/>
    </style:style>
    <style:style style:name="T51" style:family="text">
      <style:text-properties style:text-position="0% 100%" officeooo:rsid="004ee968"/>
    </style:style>
    <style:style style:name="T52" style:family="text">
      <style:text-properties style:text-position="0% 100%" officeooo:rsid="00519c24"/>
    </style:style>
    <style:style style:name="T53" style:family="text">
      <style:text-properties style:text-position="0% 100%" officeooo:rsid="0053891f"/>
    </style:style>
    <style:style style:name="T54" style:family="text">
      <style:text-properties style:text-position="0% 100%" officeooo:rsid="0053b5ce"/>
    </style:style>
    <style:style style:name="T55" style:family="text">
      <style:text-properties style:text-position="0% 100%" officeooo:rsid="005571b9"/>
    </style:style>
    <style:style style:name="T56" style:family="text">
      <style:text-properties style:text-position="0% 100%" officeooo:rsid="0055b2c7"/>
    </style:style>
    <style:style style:name="T57" style:family="text">
      <style:text-properties style:text-position="0% 100%" officeooo:rsid="0055d19c"/>
    </style:style>
    <style:style style:name="T58" style:family="text">
      <style:text-properties style:text-position="0% 100%" officeooo:rsid="005dfc88"/>
    </style:style>
    <style:style style:name="T59" style:family="text">
      <style:text-properties style:text-position="0% 100%" officeooo:rsid="005e48e4"/>
    </style:style>
    <style:style style:name="T60" style:family="text">
      <style:text-properties style:text-position="0% 100%" officeooo:rsid="00633184"/>
    </style:style>
    <style:style style:name="T61" style:family="text">
      <style:text-properties style:text-position="0% 100%" officeooo:rsid="006b40e3"/>
    </style:style>
    <style:style style:name="T62" style:family="text">
      <style:text-properties style:text-position="0% 100%" officeooo:rsid="006bd279"/>
    </style:style>
    <style:style style:name="T63" style:family="text">
      <style:text-properties style:text-position="0% 100%" officeooo:rsid="006cc82a"/>
    </style:style>
    <style:style style:name="T64" style:family="text">
      <style:text-properties style:text-position="0% 100%" officeooo:rsid="006e9b8f"/>
    </style:style>
    <style:style style:name="T65" style:family="text">
      <style:text-properties style:text-position="0% 100%" officeooo:rsid="007c43c7"/>
    </style:style>
    <style:style style:name="T66" style:family="text">
      <style:text-properties style:text-position="0% 100%" officeooo:rsid="007c8222"/>
    </style:style>
    <style:style style:name="T67" style:family="text">
      <style:text-properties style:text-position="0% 100%" officeooo:rsid="007dbc66"/>
    </style:style>
    <style:style style:name="T68" style:family="text">
      <style:text-properties style:text-position="0% 100%" officeooo:rsid="007e9d69"/>
    </style:style>
    <style:style style:name="T69" style:family="text">
      <style:text-properties style:text-position="0% 100%" officeooo:rsid="00804d3d"/>
    </style:style>
    <style:style style:name="T70" style:family="text">
      <style:text-properties style:text-position="0% 100%" officeooo:rsid="00816be7"/>
    </style:style>
    <style:style style:name="T71" style:family="text">
      <style:text-properties style:text-position="0% 100%" officeooo:rsid="0081d26f"/>
    </style:style>
    <style:style style:name="T72" style:family="text">
      <style:text-properties style:text-position="0% 100%" officeooo:rsid="00830ed4"/>
    </style:style>
    <style:style style:name="T73" style:family="text">
      <style:text-properties style:text-position="0% 100%" officeooo:rsid="0084756f"/>
    </style:style>
    <style:style style:name="T74" style:family="text">
      <style:text-properties style:text-position="0% 100%" officeooo:rsid="00852c81"/>
    </style:style>
    <style:style style:name="T75" style:family="text">
      <style:text-properties style:text-position="0% 100%" officeooo:rsid="008710ec"/>
    </style:style>
    <style:style style:name="T76" style:family="text">
      <style:text-properties style:text-position="0% 100%" officeooo:rsid="008b00e4"/>
    </style:style>
    <style:style style:name="T77" style:family="text">
      <style:text-properties style:text-position="0% 100%" officeooo:rsid="008b29ba"/>
    </style:style>
    <style:style style:name="T78" style:family="text">
      <style:text-properties style:text-position="0% 100%" officeooo:rsid="00901923"/>
    </style:style>
    <style:style style:name="T79" style:family="text">
      <style:text-properties style:text-position="0% 100%" officeooo:rsid="00918f10"/>
    </style:style>
    <style:style style:name="T80" style:family="text">
      <style:text-properties style:text-position="0% 100%" officeooo:rsid="009a6519"/>
    </style:style>
    <style:style style:name="T81" style:family="text">
      <style:text-properties style:text-position="0% 100%" officeooo:rsid="00b03ad3"/>
    </style:style>
    <style:style style:name="T82" style:family="text">
      <style:text-properties style:text-position="0% 100%" officeooo:rsid="001dd132"/>
    </style:style>
    <style:style style:name="T83" style:family="text">
      <style:text-properties style:text-position="0% 100%" officeooo:rsid="007733ed"/>
    </style:style>
    <style:style style:name="T84" style:family="text">
      <style:text-properties style:text-position="0% 100%" officeooo:rsid="007afca2"/>
    </style:style>
    <style:style style:name="T85" style:family="text">
      <style:text-properties style:text-position="0% 100%" officeooo:rsid="0079b4da"/>
    </style:style>
    <style:style style:name="T86" style:family="text">
      <style:text-properties style:text-position="0% 100%" officeooo:rsid="00b4c92c"/>
    </style:style>
    <style:style style:name="T87" style:family="text">
      <style:text-properties style:text-position="super 58%"/>
    </style:style>
    <style:style style:name="T88" style:family="text">
      <style:text-properties style:text-position="super 58%" officeooo:rsid="00369521"/>
    </style:style>
    <style:style style:name="T89" style:family="text">
      <style:text-properties officeooo:rsid="0037ac99"/>
    </style:style>
    <style:style style:name="T90" style:family="text">
      <style:text-properties officeooo:rsid="0038c5f7"/>
    </style:style>
    <style:style style:name="T91" style:family="text">
      <style:text-properties officeooo:rsid="0039dd69"/>
    </style:style>
    <style:style style:name="T92" style:family="text">
      <style:text-properties officeooo:rsid="003d9662"/>
    </style:style>
    <style:style style:name="T93" style:family="text">
      <style:text-properties officeooo:rsid="003d97e7"/>
    </style:style>
    <style:style style:name="T94" style:family="text">
      <style:text-properties officeooo:rsid="0059e3b7"/>
    </style:style>
    <style:style style:name="T95" style:family="text">
      <style:text-properties officeooo:rsid="0064b47f"/>
    </style:style>
    <style:style style:name="T96" style:family="text">
      <style:text-properties officeooo:rsid="006e9b8f"/>
    </style:style>
    <style:style style:name="T97" style:family="text">
      <style:text-properties officeooo:rsid="0070e420"/>
    </style:style>
    <style:style style:name="T98" style:family="text">
      <style:text-properties officeooo:rsid="00750fe1"/>
    </style:style>
    <style:style style:name="T99" style:family="text">
      <style:text-properties officeooo:rsid="00764a44"/>
    </style:style>
    <style:style style:name="T100" style:family="text">
      <style:text-properties officeooo:rsid="007733ed"/>
    </style:style>
    <style:style style:name="T101" style:family="text">
      <style:text-properties officeooo:rsid="0079b4da"/>
    </style:style>
    <style:style style:name="T102" style:family="text">
      <style:text-properties officeooo:rsid="007afca2"/>
    </style:style>
    <style:style style:name="T103" style:family="text">
      <style:text-properties officeooo:rsid="008b29ba"/>
    </style:style>
    <style:style style:name="T104" style:family="text">
      <style:text-properties officeooo:rsid="00950d94"/>
    </style:style>
    <style:style style:name="T105" style:family="text">
      <style:text-properties officeooo:rsid="00963f16"/>
    </style:style>
    <style:style style:name="T106" style:family="text">
      <style:text-properties officeooo:rsid="009d0e2d"/>
    </style:style>
    <style:style style:name="T107" style:family="text">
      <style:text-properties officeooo:rsid="00a61790"/>
    </style:style>
    <style:style style:name="T108" style:family="text">
      <style:text-properties officeooo:rsid="00ab7c54"/>
    </style:style>
    <style:style style:name="T109" style:family="text">
      <style:text-properties officeooo:rsid="00aeae8c"/>
    </style:style>
    <style:style style:name="T110"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robes in <text:span text:style-name="T3">S</text:span>pace: A Meta-Analysis of the Microbial Distance-Decay Relationship</text:p>
      <text:p text:style-name="P1"/>
      <text:p text:style-name="P1">Dave R Clark, Graham JC Underwood, Terry J McGenity, Alex J Dumbrell</text:p>
      <text:p text:style-name="P1"/>
      <text:p text:style-name="P1">School of Biological Sciences, University of Essex, Wivenhoe Park, Colchester, Essex, CO4 3SQ, UK.</text:p>
      <text:p text:style-name="P1"/>
      <text:p text:style-name="P1">Running title: Microbial Distance-Decay Relationships</text:p>
      <text:p text:style-name="P1"/>
      <text:p text:style-name="P35">Abstract</text:p>
      <text:p text:style-name="P34"/>
      <text:p text:style-name="P49">Communities closer together in space are generally more similar than those further apart, according to the distance-decay (d-d) of similarity relationship. <text:span text:style-name="T106">Historically, microorganisms were assumed to not follow this relationship due to their capacity for long distance, passive dispersal. Yet, molecular studies have recorded highly variable d-d relationships in a range of microbial communities. Therefore, we sought to understand whether this variability in microbial d-d relationships is caused by different study methodologies, or by different biological contexts. To do this, we conducted a meta-analysis and gathered information on 287 microbial d-d relationships, using the Mantel correlation coefficient as a measure of effect size. We found that d-d relationships were only weakly related to sequencing depth, and differences between community quantification methods (e.g. fingerprinting, high-throughput sequencing, morphological) were only observed for statistically significant d-d relationships. Distance-decay relationships derived using phylogenetic measures of community dissimilarity (e.g. Unifrac) were generally weaker than those using compositional dissimilarity metrics (e.g. Jaccard, Bray-Curtis). Significant differences were also observed between different study systems, with soils showing weaker d-d relationships, and host-associated systems showing stronger relationships. Stronger d-d relationships were also observed over large spatial scales, but no difference was observed between different taxa. We conclude that the microbial d-d relationship may be highly context-dependent, changing with study system and spatial scale, but could also be influenced by the methodological choices made by the researcher. Therefore, we urge researchers to carefully consider how the methodological choices they make may enhance or obscure ecological signal. In particular, we recommend that researchers move beyond classic dissimilarity indices such as Bray-Curtis and Jaccard, and consider more contemporary indices which may better address the researchers’ question.</text:span></text:p>
      <text:p text:style-name="P49"/>
      <text:p text:style-name="P34">Introduction</text:p>
      <text:p text:style-name="P1"/>
      <text:p text:style-name="P1">The distance-decay <text:span text:style-name="T97">(d-d)</text:span> relationship is one of the most commonly studied relationships in macroecology <text:reference-mark-start text:name="ADDIN CSL_CITATION {&quot;mendeley&quot;: {&quot;plainTextFormattedCitation&quot;: &quot;(Nekola and White 1999, Condit et al. 2002, Soininen et al. 2007)&quot;, &quot;previouslyFormattedCitation&quot;: &quot;(Nekola and White 1999, Condit et al. 2002, Soininen et al. 2007)&quot;, &quot;formattedCitation&quot;: &quot;(Nekola and White 1999, Condit et al. 2002, Soininen et al. 2007)&quot;}, &quot;schema&quot;: &quot;https://github.com/citation-style-language/schema/raw/master/csl-citation.json&quot;, &quot;citationItems&quot;: [{&quot;uris&quot;: [&quot;http://www.mendeley.com/documents/?uuid=8fca5d31-0bcc-471c-b0bb-6982020a5fe0&quot;], &quot;itemData&quot;: {&quot;issued&quot;: {&quot;date-parts&quot;: [[&quot;1999&quot;, &quot;7&quot;]]}, &quot;abstract&quot;: &quot;Aim Our aim was to understand how similarity changes with distance in biological communities, to use the distance decay perspective as quantitative technique to describe biogeographic pattern, and to explore whether growth form, dispersal type, rarity, or support affected the rate of distance decay in similarity. Location North American spruce-fir forests, Appalachian montane spruce-fir forests. Methods We estimated rates of distance decay through regression of log-transformed compositional similarity against distance for pairwise comparisons of thirty-four white spruce plots and twenty-six black spruce plots distributed from eastern Canada to Alaska, six regional floras along the crest of the Appalachians, and six regional floras along the east\u2013west extent of the boreal forest. Results Similarity decreased significantly with distance, with the most linear models relating the log of similarity to untransformed distance. The rate of similarity decay was 1.5\u20131.9 times higher for vascular plants than for bryophytes. The rate of distance decay was highest for berry-fruited and nut-bearing species (1.7 times higher than plumose-seeded species and 1.9 times higher than microseeded/spore species) and 2.1 times higher for herbs than woody plants. There was no distance decay for rare species, while species of intermediate frequency had 2.0 times higher distance decay rates than common species. The rate of distance decay was 2.7 times higher for floras from the fragmented Appalachians than for floras from the contiguous boreal forest. Main conclusions The distance decay of similarity can be caused by either a decrease in environmental similarity with distance (e.g. climatic gradients) or by limits to dispersal and niche width differences among taxa. Regardless of cause, the distance decay of similarity provides a simple descriptor of how biological diversity is distributed and therefore has consequences for conservation strategy.&quot;, &quot;type&quot;: &quot;article-journal&quot;, &quot;page&quot;: &quot;867-878&quot;, &quot;id&quot;: &quot;ITEM-1&quot;, &quot;ISBN&quot;: &quot;0305-0270&quot;, &quot;title&quot;: &quot;The distance decay of similarity in biogeography and ecology&quot;, &quot;issue&quot;: &quot;4&quot;, &quot;DOI&quot;: &quot;10.1046/j.1365-2699.1999.00305.x&quot;, &quot;ISSN&quot;: &quot;03050270&quot;, &quot;volume&quot;: &quot;26&quot;, &quot;author&quot;: [{&quot;parse-names&quot;: false, &quot;family&quot;: &quot;Nekola&quot;, &quot;suffix&quot;: &quot;&quot;, &quot;given&quot;: &quot;Jeffrey C.&quot;, &quot;dropping-particle&quot;: &quot;&quot;, &quot;non-dropping-particle&quot;: &quot;&quot;}, {&quot;parse-names&quot;: false, &quot;family&quot;: &quot;White&quot;, &quot;suffix&quot;: &quot;&quot;, &quot;given&quot;: &quot;Peter S.&quot;, &quot;dropping-particle&quot;: &quot;&quot;, &quot;non-dropping-particle&quot;: &quot;&quot;}], &quot;container-title&quot;: &quot;Journal of Biogeography&quot;, &quot;PMID&quot;: &quot;1745&quot;}, &quot;id&quot;: &quot;ITEM-1&quot;}, {&quot;uris&quot;: [&quot;http://www.mendeley.com/documents/?uuid=9379dc4e-e875-4c7b-b0bc-0e80fb99af61&quot;], &quot;itemData&quot;: {&quot;issued&quot;: {&quot;date-parts&quot;: [[&quot;2002&quot;, &quot;1&quot;, &quot;25&quot;]]}, &quot;abstract&quot;: &quot;The high alpha-diversity of tropical forests has been amply documented, but beta-diversity-how species composition changes with distance-has seldom been studied. We present quantitative estimates of beta-diversity for tropical trees by comparing species composition of plots in lowland terra firme forest in Panama, Ecuador, and Peru. We compare observations with predictions derived from a neutral model in which habitat is uniform and only dispersal and speciation influence species turnover. We find that beta-diversity is higher in Panama than in western Amazonia and that patterns in both areas are inconsistent with the neutral model. In Panama, habitat variation appears to increase species turnover relative to Amazonia, where unexpectedly low turnover over great distances suggests that population densities of some species are bounded by as yet unidentified processes. At intermediate scales in both regions, observations can be matched by theory, suggesting that dispersal limitation, with speciation, influences species turnover.&quot;, &quot;type&quot;: &quot;article-journal&quot;, &quot;page&quot;: &quot;666-669&quot;, &quot;id&quot;: &quot;ITEM-2&quot;, &quot;title&quot;: &quot;Beta-diversity in tropical forest trees.&quot;, &quot;issue&quot;: &quot;5555&quot;, &quot;DOI&quot;: &quot;10.1126/science.1066854&quot;, &quot;ISSN&quot;: &quot;1095-9203&quot;, &quot;volume&quot;: &quot;295&quot;, &quot;author&quot;: [{&quot;parse-names&quot;: false, &quot;family&quot;: &quot;Condit&quot;, &quot;suffix&quot;: &quot;&quot;, &quot;given&quot;: &quot;Richard&quot;, &quot;dropping-particle&quot;: &quot;&quot;, &quot;non-dropping-particle&quot;: &quot;&quot;}, {&quot;parse-names&quot;: false, &quot;family&quot;: &quot;Pitman&quot;, &quot;suffix&quot;: &quot;&quot;, &quot;given&quot;: &quot;Nigel&quot;, &quot;dropping-particle&quot;: &quot;&quot;, &quot;non-dropping-particle&quot;: &quot;&quot;}, {&quot;parse-names&quot;: false, &quot;family&quot;: &quot;Leigh&quot;, &quot;suffix&quot;: &quot;&quot;, &quot;given&quot;: &quot;Egbert G&quot;, &quot;dropping-particle&quot;: &quot;&quot;, &quot;non-dropping-particle&quot;: &quot;&quot;}, {&quot;parse-names&quot;: false, &quot;family&quot;: &quot;Chave&quot;, &quot;suffix&quot;: &quot;&quot;, &quot;given&quot;: &quot;J\u00e9r\u00f4me&quot;, &quot;dropping-particle&quot;: &quot;&quot;, &quot;non-dropping-particle&quot;: &quot;&quot;}, {&quot;parse-names&quot;: false, &quot;family&quot;: &quot;Terborgh&quot;, &quot;suffix&quot;: &quot;&quot;, &quot;given&quot;: &quot;John&quot;, &quot;dropping-particle&quot;: &quot;&quot;, &quot;non-dropping-particle&quot;: &quot;&quot;}, {&quot;parse-names&quot;: false, &quot;family&quot;: &quot;Foster&quot;, &quot;suffix&quot;: &quot;&quot;, &quot;given&quot;: &quot;Robin B&quot;, &quot;dropping-particle&quot;: &quot;&quot;, &quot;non-dropping-particle&quot;: &quot;&quot;}, {&quot;parse-names&quot;: false, &quot;family&quot;: &quot;N\u00fa\u00f1ez&quot;, &quot;suffix&quot;: &quot;&quot;, &quot;given&quot;: &quot;Percy&quot;, &quot;dropping-particle&quot;: &quot;&quot;, &quot;non-dropping-particle&quot;: &quot;&quot;}, {&quot;parse-names&quot;: false, &quot;family&quot;: &quot;Aguilar&quot;, &quot;suffix&quot;: &quot;&quot;, &quot;given&quot;: &quot;Salom\u00f3n&quot;, &quot;dropping-particle&quot;: &quot;&quot;, &quot;non-dropping-particle&quot;: &quot;&quot;}, {&quot;parse-names&quot;: false, &quot;family&quot;: &quot;Valencia&quot;, &quot;suffix&quot;: &quot;&quot;, &quot;given&quot;: &quot;Renato&quot;, &quot;dropping-particle&quot;: &quot;&quot;, &quot;non-dropping-particle&quot;: &quot;&quot;}, {&quot;parse-names&quot;: false, &quot;family&quot;: &quot;Villa&quot;, &quot;suffix&quot;: &quot;&quot;, &quot;given&quot;: &quot;Gorky&quot;, &quot;dropping-particle&quot;: &quot;&quot;, &quot;non-dropping-particle&quot;: &quot;&quot;}, {&quot;parse-names&quot;: false, &quot;family&quot;: &quot;Muller-Landau&quot;, &quot;suffix&quot;: &quot;&quot;, &quot;given&quot;: &quot;Helene C&quot;, &quot;dropping-particle&quot;: &quot;&quot;, &quot;non-dropping-particle&quot;: &quot;&quot;}, {&quot;parse-names&quot;: false, &quot;family&quot;: &quot;Losos&quot;, &quot;suffix&quot;: &quot;&quot;, &quot;given&quot;: &quot;Elizabeth&quot;, &quot;dropping-particle&quot;: &quot;&quot;, &quot;non-dropping-particle&quot;: &quot;&quot;}, {&quot;parse-names&quot;: false, &quot;family&quot;: &quot;Hubbell&quot;, &quot;suffix&quot;: &quot;&quot;, &quot;given&quot;: &quot;Stephen P&quot;, &quot;dropping-particle&quot;: &quot;&quot;, &quot;non-dropping-particle&quot;: &quot;&quot;}], &quot;container-title&quot;: &quot;Science&quot;, &quot;PMID&quot;: &quot;11809969&quot;}, &quot;id&quot;: &quot;ITEM-2&quot;}, {&quot;uris&quot;: [&quot;http://www.mendeley.com/documents/?uuid=2726dc66-3ebe-49f8-9de2-30ca47464fd3&quot;], &quot;itemData&quot;: {&quot;issued&quot;: {&quot;date-parts&quot;: [[&quot;2007&quot;, &quot;2&quot;]]}, &quot;abstract&quot;: &quot;Biological similartiy typically decreases with geographical distance. Despite the recent attention to the distance decay relationship, there is no consensus on how the relationship varies across organism groups, geographic gradients and environments. We first conducted a quantitative meta-analysis of 401 distance decay relationships across a wide range of organisms, ecosystems and geographical gradients, and then united the effects of categorical and continuous variables on the rate of distance decay using a general linear model (GLM). As effect sizes we used the similarity at one km distance (initial similarity) and the distance that halves the similarity from its value at one km distance (halving distance). Both the initial similarity and halving distance were significantly affected by variables characterizing the spatial scale, organism properties, study region and ecosystem concerned. The patterns appear robust as the results of meta-analysis and GLM only differed in marginal details. According to GLM with Akaike's information criterion, the most parsimonious models explained 55.3 and 37.6% of variance in initial similarity and halving distance, respectively. Across large scales, similarity was decreasing slightly faster at high latitudes than at low latitudes, while small-scale turnover was higher at low latitudes. We also found significant differences in initial similarity among the realms, with terrestrial systems showing higher small-scale beta diversity. The decrease in community similarity at large scales was higher among organisms that are actively mobile than among passively dispersed organisms. We conclude that regression of similarity against distance unites several ecological phenomena such as dispersal propensity and environmental structuring, and provides an effective approach for gauging the spatial turnover across sites. We also found that the patterns in beta-diversity are highly scale-dependent.&quot;, &quot;type&quot;: &quot;article-journal&quot;, &quot;page&quot;: &quot;3-12&quot;, &quot;id&quot;: &quot;ITEM-3&quot;, &quot;ISBN&quot;: &quot;0906-7590\\n1600-0587&quot;, &quot;title&quot;: &quot;The distance decay of similarity in ecological communities&quot;, &quot;issue&quot;: &quot;1&quot;, &quot;DOI&quot;: &quot;10.1111/j.2006.0906-7590.04817.x&quot;, &quot;ISSN&quot;: &quot;09067590&quot;, &quot;volume&quot;: &quot;30&quot;, &quot;author&quot;: [{&quot;parse-names&quot;: false, &quot;family&quot;: &quot;Soininen&quot;, &quot;suffix&quot;: &quot;&quot;, &quot;given&quot;: &quot;Janne&quot;, &quot;dropping-particle&quot;: &quot;&quot;, &quot;non-dropping-particle&quot;: &quot;&quot;}, {&quot;parse-names&quot;: false, &quot;family&quot;: &quot;McDonald&quot;, &quot;suffix&quot;: &quot;&quot;, &quot;given&quot;: &quot;Robert&quot;, &quot;dropping-particle&quot;: &quot;&quot;, &quot;non-dropping-particle&quot;: &quot;&quot;}, {&quot;parse-names&quot;: false, &quot;family&quot;: &quot;Hillebrand&quot;, &quot;suffix&quot;: &quot;&quot;, &quot;given&quot;: &quot;Helmut&quot;, &quot;dropping-particle&quot;: &quot;&quot;, &quot;non-dropping-particle&quot;: &quot;&quot;}], &quot;container-title&quot;: &quot;Ecography&quot;, &quot;PMID&quot;: &quot;414&quot;}, &quot;id&quot;: &quot;ITEM-3&quot;}], &quot;properties&quot;: {&quot;noteIndex&quot;: 0}} RNDuobWKg6Bu7"/><text:span text:style-name="T23">(Nekola and White 1999, Condit et al. 2002, Soininen et al. 2007)</text:span><text:reference-mark-end text:name="ADDIN CSL_CITATION {&quot;mendeley&quot;: {&quot;plainTextFormattedCitation&quot;: &quot;(Nekola and White 1999, Condit et al. 2002, Soininen et al. 2007)&quot;, &quot;previouslyFormattedCitation&quot;: &quot;(Nekola and White 1999, Condit et al. 2002, Soininen et al. 2007)&quot;, &quot;formattedCitation&quot;: &quot;(Nekola and White 1999, Condit et al. 2002, Soininen et al. 2007)&quot;}, &quot;schema&quot;: &quot;https://github.com/citation-style-language/schema/raw/master/csl-citation.json&quot;, &quot;citationItems&quot;: [{&quot;uris&quot;: [&quot;http://www.mendeley.com/documents/?uuid=8fca5d31-0bcc-471c-b0bb-6982020a5fe0&quot;], &quot;itemData&quot;: {&quot;issued&quot;: {&quot;date-parts&quot;: [[&quot;1999&quot;, &quot;7&quot;]]}, &quot;abstract&quot;: &quot;Aim Our aim was to understand how similarity changes with distance in biological communities, to use the distance decay perspective as quantitative technique to describe biogeographic pattern, and to explore whether growth form, dispersal type, rarity, or support affected the rate of distance decay in similarity. Location North American spruce-fir forests, Appalachian montane spruce-fir forests. Methods We estimated rates of distance decay through regression of log-transformed compositional similarity against distance for pairwise comparisons of thirty-four white spruce plots and twenty-six black spruce plots distributed from eastern Canada to Alaska, six regional floras along the crest of the Appalachians, and six regional floras along the east\u2013west extent of the boreal forest. Results Similarity decreased significantly with distance, with the most linear models relating the log of similarity to untransformed distance. The rate of similarity decay was 1.5\u20131.9 times higher for vascular plants than for bryophytes. The rate of distance decay was highest for berry-fruited and nut-bearing species (1.7 times higher than plumose-seeded species and 1.9 times higher than microseeded/spore species) and 2.1 times higher for herbs than woody plants. There was no distance decay for rare species, while species of intermediate frequency had 2.0 times higher distance decay rates than common species. The rate of distance decay was 2.7 times higher for floras from the fragmented Appalachians than for floras from the contiguous boreal forest. Main conclusions The distance decay of similarity can be caused by either a decrease in environmental similarity with distance (e.g. climatic gradients) or by limits to dispersal and niche width differences among taxa. Regardless of cause, the distance decay of similarity provides a simple descriptor of how biological diversity is distributed and therefore has consequences for conservation strategy.&quot;, &quot;type&quot;: &quot;article-journal&quot;, &quot;page&quot;: &quot;867-878&quot;, &quot;id&quot;: &quot;ITEM-1&quot;, &quot;ISBN&quot;: &quot;0305-0270&quot;, &quot;title&quot;: &quot;The distance decay of similarity in biogeography and ecology&quot;, &quot;issue&quot;: &quot;4&quot;, &quot;DOI&quot;: &quot;10.1046/j.1365-2699.1999.00305.x&quot;, &quot;ISSN&quot;: &quot;03050270&quot;, &quot;volume&quot;: &quot;26&quot;, &quot;author&quot;: [{&quot;parse-names&quot;: false, &quot;family&quot;: &quot;Nekola&quot;, &quot;suffix&quot;: &quot;&quot;, &quot;given&quot;: &quot;Jeffrey C.&quot;, &quot;dropping-particle&quot;: &quot;&quot;, &quot;non-dropping-particle&quot;: &quot;&quot;}, {&quot;parse-names&quot;: false, &quot;family&quot;: &quot;White&quot;, &quot;suffix&quot;: &quot;&quot;, &quot;given&quot;: &quot;Peter S.&quot;, &quot;dropping-particle&quot;: &quot;&quot;, &quot;non-dropping-particle&quot;: &quot;&quot;}], &quot;container-title&quot;: &quot;Journal of Biogeography&quot;, &quot;PMID&quot;: &quot;1745&quot;}, &quot;id&quot;: &quot;ITEM-1&quot;}, {&quot;uris&quot;: [&quot;http://www.mendeley.com/documents/?uuid=9379dc4e-e875-4c7b-b0bc-0e80fb99af61&quot;], &quot;itemData&quot;: {&quot;issued&quot;: {&quot;date-parts&quot;: [[&quot;2002&quot;, &quot;1&quot;, &quot;25&quot;]]}, &quot;abstract&quot;: &quot;The high alpha-diversity of tropical forests has been amply documented, but beta-diversity-how species composition changes with distance-has seldom been studied. We present quantitative estimates of beta-diversity for tropical trees by comparing species composition of plots in lowland terra firme forest in Panama, Ecuador, and Peru. We compare observations with predictions derived from a neutral model in which habitat is uniform and only dispersal and speciation influence species turnover. We find that beta-diversity is higher in Panama than in western Amazonia and that patterns in both areas are inconsistent with the neutral model. In Panama, habitat variation appears to increase species turnover relative to Amazonia, where unexpectedly low turnover over great distances suggests that population densities of some species are bounded by as yet unidentified processes. At intermediate scales in both regions, observations can be matched by theory, suggesting that dispersal limitation, with speciation, influences species turnover.&quot;, &quot;type&quot;: &quot;article-journal&quot;, &quot;page&quot;: &quot;666-669&quot;, &quot;id&quot;: &quot;ITEM-2&quot;, &quot;title&quot;: &quot;Beta-diversity in tropical forest trees.&quot;, &quot;issue&quot;: &quot;5555&quot;, &quot;DOI&quot;: &quot;10.1126/science.1066854&quot;, &quot;ISSN&quot;: &quot;1095-9203&quot;, &quot;volume&quot;: &quot;295&quot;, &quot;author&quot;: [{&quot;parse-names&quot;: false, &quot;family&quot;: &quot;Condit&quot;, &quot;suffix&quot;: &quot;&quot;, &quot;given&quot;: &quot;Richard&quot;, &quot;dropping-particle&quot;: &quot;&quot;, &quot;non-dropping-particle&quot;: &quot;&quot;}, {&quot;parse-names&quot;: false, &quot;family&quot;: &quot;Pitman&quot;, &quot;suffix&quot;: &quot;&quot;, &quot;given&quot;: &quot;Nigel&quot;, &quot;dropping-particle&quot;: &quot;&quot;, &quot;non-dropping-particle&quot;: &quot;&quot;}, {&quot;parse-names&quot;: false, &quot;family&quot;: &quot;Leigh&quot;, &quot;suffix&quot;: &quot;&quot;, &quot;given&quot;: &quot;Egbert G&quot;, &quot;dropping-particle&quot;: &quot;&quot;, &quot;non-dropping-particle&quot;: &quot;&quot;}, {&quot;parse-names&quot;: false, &quot;family&quot;: &quot;Chave&quot;, &quot;suffix&quot;: &quot;&quot;, &quot;given&quot;: &quot;J\u00e9r\u00f4me&quot;, &quot;dropping-particle&quot;: &quot;&quot;, &quot;non-dropping-particle&quot;: &quot;&quot;}, {&quot;parse-names&quot;: false, &quot;family&quot;: &quot;Terborgh&quot;, &quot;suffix&quot;: &quot;&quot;, &quot;given&quot;: &quot;John&quot;, &quot;dropping-particle&quot;: &quot;&quot;, &quot;non-dropping-particle&quot;: &quot;&quot;}, {&quot;parse-names&quot;: false, &quot;family&quot;: &quot;Foster&quot;, &quot;suffix&quot;: &quot;&quot;, &quot;given&quot;: &quot;Robin B&quot;, &quot;dropping-particle&quot;: &quot;&quot;, &quot;non-dropping-particle&quot;: &quot;&quot;}, {&quot;parse-names&quot;: false, &quot;family&quot;: &quot;N\u00fa\u00f1ez&quot;, &quot;suffix&quot;: &quot;&quot;, &quot;given&quot;: &quot;Percy&quot;, &quot;dropping-particle&quot;: &quot;&quot;, &quot;non-dropping-particle&quot;: &quot;&quot;}, {&quot;parse-names&quot;: false, &quot;family&quot;: &quot;Aguilar&quot;, &quot;suffix&quot;: &quot;&quot;, &quot;given&quot;: &quot;Salom\u00f3n&quot;, &quot;dropping-particle&quot;: &quot;&quot;, &quot;non-dropping-particle&quot;: &quot;&quot;}, {&quot;parse-names&quot;: false, &quot;family&quot;: &quot;Valencia&quot;, &quot;suffix&quot;: &quot;&quot;, &quot;given&quot;: &quot;Renato&quot;, &quot;dropping-particle&quot;: &quot;&quot;, &quot;non-dropping-particle&quot;: &quot;&quot;}, {&quot;parse-names&quot;: false, &quot;family&quot;: &quot;Villa&quot;, &quot;suffix&quot;: &quot;&quot;, &quot;given&quot;: &quot;Gorky&quot;, &quot;dropping-particle&quot;: &quot;&quot;, &quot;non-dropping-particle&quot;: &quot;&quot;}, {&quot;parse-names&quot;: false, &quot;family&quot;: &quot;Muller-Landau&quot;, &quot;suffix&quot;: &quot;&quot;, &quot;given&quot;: &quot;Helene C&quot;, &quot;dropping-particle&quot;: &quot;&quot;, &quot;non-dropping-particle&quot;: &quot;&quot;}, {&quot;parse-names&quot;: false, &quot;family&quot;: &quot;Losos&quot;, &quot;suffix&quot;: &quot;&quot;, &quot;given&quot;: &quot;Elizabeth&quot;, &quot;dropping-particle&quot;: &quot;&quot;, &quot;non-dropping-particle&quot;: &quot;&quot;}, {&quot;parse-names&quot;: false, &quot;family&quot;: &quot;Hubbell&quot;, &quot;suffix&quot;: &quot;&quot;, &quot;given&quot;: &quot;Stephen P&quot;, &quot;dropping-particle&quot;: &quot;&quot;, &quot;non-dropping-particle&quot;: &quot;&quot;}], &quot;container-title&quot;: &quot;Science&quot;, &quot;PMID&quot;: &quot;11809969&quot;}, &quot;id&quot;: &quot;ITEM-2&quot;}, {&quot;uris&quot;: [&quot;http://www.mendeley.com/documents/?uuid=2726dc66-3ebe-49f8-9de2-30ca47464fd3&quot;], &quot;itemData&quot;: {&quot;issued&quot;: {&quot;date-parts&quot;: [[&quot;2007&quot;, &quot;2&quot;]]}, &quot;abstract&quot;: &quot;Biological similartiy typically decreases with geographical distance. Despite the recent attention to the distance decay relationship, there is no consensus on how the relationship varies across organism groups, geographic gradients and environments. We first conducted a quantitative meta-analysis of 401 distance decay relationships across a wide range of organisms, ecosystems and geographical gradients, and then united the effects of categorical and continuous variables on the rate of distance decay using a general linear model (GLM). As effect sizes we used the similarity at one km distance (initial similarity) and the distance that halves the similarity from its value at one km distance (halving distance). Both the initial similarity and halving distance were significantly affected by variables characterizing the spatial scale, organism properties, study region and ecosystem concerned. The patterns appear robust as the results of meta-analysis and GLM only differed in marginal details. According to GLM with Akaike's information criterion, the most parsimonious models explained 55.3 and 37.6% of variance in initial similarity and halving distance, respectively. Across large scales, similarity was decreasing slightly faster at high latitudes than at low latitudes, while small-scale turnover was higher at low latitudes. We also found significant differences in initial similarity among the realms, with terrestrial systems showing higher small-scale beta diversity. The decrease in community similarity at large scales was higher among organisms that are actively mobile than among passively dispersed organisms. We conclude that regression of similarity against distance unites several ecological phenomena such as dispersal propensity and environmental structuring, and provides an effective approach for gauging the spatial turnover across sites. We also found that the patterns in beta-diversity are highly scale-dependent.&quot;, &quot;type&quot;: &quot;article-journal&quot;, &quot;page&quot;: &quot;3-12&quot;, &quot;id&quot;: &quot;ITEM-3&quot;, &quot;ISBN&quot;: &quot;0906-7590\\n1600-0587&quot;, &quot;title&quot;: &quot;The distance decay of similarity in ecological communities&quot;, &quot;issue&quot;: &quot;1&quot;, &quot;DOI&quot;: &quot;10.1111/j.2006.0906-7590.04817.x&quot;, &quot;ISSN&quot;: &quot;09067590&quot;, &quot;volume&quot;: &quot;30&quot;, &quot;author&quot;: [{&quot;parse-names&quot;: false, &quot;family&quot;: &quot;Soininen&quot;, &quot;suffix&quot;: &quot;&quot;, &quot;given&quot;: &quot;Janne&quot;, &quot;dropping-particle&quot;: &quot;&quot;, &quot;non-dropping-particle&quot;: &quot;&quot;}, {&quot;parse-names&quot;: false, &quot;family&quot;: &quot;McDonald&quot;, &quot;suffix&quot;: &quot;&quot;, &quot;given&quot;: &quot;Robert&quot;, &quot;dropping-particle&quot;: &quot;&quot;, &quot;non-dropping-particle&quot;: &quot;&quot;}, {&quot;parse-names&quot;: false, &quot;family&quot;: &quot;Hillebrand&quot;, &quot;suffix&quot;: &quot;&quot;, &quot;given&quot;: &quot;Helmut&quot;, &quot;dropping-particle&quot;: &quot;&quot;, &quot;non-dropping-particle&quot;: &quot;&quot;}], &quot;container-title&quot;: &quot;Ecography&quot;, &quot;PMID&quot;: &quot;414&quot;}, &quot;id&quot;: &quot;ITEM-3&quot;}], &quot;properties&quot;: {&quot;noteIndex&quot;: 0}} RNDuobWKg6Bu7"/>⁠. The relationship quantifies how the similarity of community composition decays with increasing geographic distance between communities, <text:span text:style-name="T2">such that communities close together contain more similar species assemblages than those further apart</text:span>. In studies of “macro-organisms”, distance-decay relationships are frequently observed, and may occur over relatively short geographic distances, dependent on the dispersal abilities of the organisms present.</text:p>
      <text:p text:style-name="P1"/>
      <text:p text:style-name="P3">One group of organisms thought to be capable of frequent, or long distance dispersal are microorganisms. One of the earliest hypotheses about the nature of the microbial distance-decay relationship was formulated by Dutch microbiologist, Baas-Becking. Within this hypotheses, Baas Becking postulated that “everything is everywhere but, the environment selects” <text:reference-mark-start text:name="ADDIN CSL_CITATION {&quot;mendeley&quot;: {&quot;plainTextFormattedCitation&quot;: &quot;(Baas Becking 1934)&quot;, &quot;previouslyFormattedCitation&quot;: &quot;(Baas Becking 1934)&quot;, &quot;formattedCitation&quot;: &quot;(Baas Becking 1934)&quot;}, &quot;schema&quot;: &quot;https://github.com/citation-style-language/schema/raw/master/csl-citation.json&quot;, &quot;citationItems&quot;: [{&quot;uris&quot;: [&quot;http://www.mendeley.com/documents/?uuid=4435fcd1-e7ec-4266-91f7-1553c0c64f74&quot;], &quot;itemData&quot;: {&quot;publisher&quot;: &quot;W.P. Van Stockum &amp; Zoon&quot;, &quot;issued&quot;: {&quot;date-parts&quot;: [[&quot;1934&quot;]]}, &quot;type&quot;: &quot;book&quot;, &quot;id&quot;: &quot;ITEM-1&quot;, &quot;author&quot;: [{&quot;parse-names&quot;: false, &quot;family&quot;: &quot;Baas Becking&quot;, &quot;suffix&quot;: &quot;&quot;, &quot;given&quot;: &quot;L. G. M.&quot;, &quot;dropping-particle&quot;: &quot;&quot;, &quot;non-dropping-particle&quot;: &quot;&quot;}], &quot;title&quot;: &quot;Geobiologie of inleiding tot de milieukunde&quot;, &quot;publisher-place&quot;: &quot;The Hague, Netherlands&quot;}, &quot;id&quot;: &quot;ITEM-1&quot;}], &quot;properties&quot;: {&quot;noteIndex&quot;: 0}} RNDypDJBacEJU"/><text:span text:style-name="T23">(Baas Becking 1934)</text:span><text:reference-mark-end text:name="ADDIN CSL_CITATION {&quot;mendeley&quot;: {&quot;plainTextFormattedCitation&quot;: &quot;(Baas Becking 1934)&quot;, &quot;previouslyFormattedCitation&quot;: &quot;(Baas Becking 1934)&quot;, &quot;formattedCitation&quot;: &quot;(Baas Becking 1934)&quot;}, &quot;schema&quot;: &quot;https://github.com/citation-style-language/schema/raw/master/csl-citation.json&quot;, &quot;citationItems&quot;: [{&quot;uris&quot;: [&quot;http://www.mendeley.com/documents/?uuid=4435fcd1-e7ec-4266-91f7-1553c0c64f74&quot;], &quot;itemData&quot;: {&quot;publisher&quot;: &quot;W.P. Van Stockum &amp; Zoon&quot;, &quot;issued&quot;: {&quot;date-parts&quot;: [[&quot;1934&quot;]]}, &quot;type&quot;: &quot;book&quot;, &quot;id&quot;: &quot;ITEM-1&quot;, &quot;author&quot;: [{&quot;parse-names&quot;: false, &quot;family&quot;: &quot;Baas Becking&quot;, &quot;suffix&quot;: &quot;&quot;, &quot;given&quot;: &quot;L. G. M.&quot;, &quot;dropping-particle&quot;: &quot;&quot;, &quot;non-dropping-particle&quot;: &quot;&quot;}], &quot;title&quot;: &quot;Geobiologie of inleiding tot de milieukunde&quot;, &quot;publisher-place&quot;: &quot;The Hague, Netherlands&quot;}, &quot;id&quot;: &quot;ITEM-1&quot;}], &quot;properties&quot;: {&quot;noteIndex&quot;: 0}} RNDypDJBacEJU"/>⁠. The rationale behind this hypothesis was that microorganisms <text:span text:style-name="T96">should be efficient long distance dispersers due to their size</text:span> and often high population densitites. Therefore, <text:span text:style-name="T96">according to</text:span> EiE, microorganisms <text:span text:style-name="T96">should</text:span> not exhibit a distance-decay relationship because communities separated by large geographic distances <text:span text:style-name="T2">will</text:span> contain the same, globally dispersed species <text:reference-mark-start text:name="ADDIN CSL_CITATION {&quot;mendeley&quot;: {&quot;plainTextFormattedCitation&quot;: &quot;(Finlay 2002, Finlay and Fenchel 2004)&quot;, &quot;previouslyFormattedCitation&quot;: &quot;(Finlay 2002, Finlay and Fenchel 2004)&quot;, &quot;formattedCitation&quot;: &quot;(Finlay 2002, Finlay and Fenchel 2004)&quot;}, &quot;schema&quot;: &quot;https://github.com/citation-style-language/schema/raw/master/csl-citation.json&quot;, &quot;citationItems&quot;: [{&quot;uris&quot;: [&quot;http://www.mendeley.com/documents/?uuid=afaddefe-5aa5-4b3a-9274-c721119c7ad2&quot;], &quot;itemData&quot;: {&quot;issued&quot;: {&quot;date-parts&quot;: [[&quot;2002&quot;, &quot;5&quot;, &quot;10&quot;]]}, &quot;abstract&quot;: &quot;The abundance of individuals in microbial species is so large that dispersal is rarely (if ever) restricted by geographical barriers. This \&quot;ubiquitous\&quot; dispersal requires an alternative view of the scale and dynamics of biodiversity at the microbial level, wherein global species number is relatively low and local species richness is always sufficient to drive ecosystem functions.&quot;, &quot;type&quot;: &quot;article-journal&quot;, &quot;page&quot;: &quot;1061-1063&quot;, &quot;id&quot;: &quot;ITEM-1&quot;, &quot;ISBN&quot;: &quot;1095-9203 (Electronic)\\n0036-8075 (Linking)&quot;, &quot;title&quot;: &quot;Global dispersal of free-living microbial eukaryote species.&quot;, &quot;issue&quot;: &quot;5570&quot;, &quot;DOI&quot;: &quot;10.1126/science.1070710&quot;, &quot;ISSN&quot;: &quot;00368075&quot;, &quot;volume&quot;: &quot;296&quot;, &quot;author&quot;: [{&quot;parse-names&quot;: false, &quot;family&quot;: &quot;Finlay&quot;, &quot;suffix&quot;: &quot;&quot;, &quot;given&quot;: &quot;Bland J&quot;, &quot;dropping-particle&quot;: &quot;&quot;, &quot;non-dropping-particle&quot;: &quot;&quot;}], &quot;container-title&quot;: &quot;Science&quot;, &quot;PMID&quot;: &quot;12004115&quot;}, &quot;id&quot;: &quot;ITEM-1&quot;}, {&quot;uris&quot;: [&quot;http://www.mendeley.com/documents/?uuid=f9488a9d-9cc7-4821-b1f3-7c086177e984&quot;], &quot;itemData&quot;: {&quot;issued&quot;: {&quot;date-parts&quot;: [[&quot;2004&quot;, &quot;6&quot;]]}, &quot;abstract&quot;: &quot;Summary Metapopulations of macroscopic organisms tend to be geographically restricted, but free-living protists and other microbial eukaryotes present a different picture. Here we show that most organisms smaller than 1 mm occur worldwide wherever their required habitats are realised. This is a consequence of ubiquitous dispersal driven by huge population sizes, and the consequently low probability of local extinction. Organisms larger than 10 mm are much less abundant, and rarely cosmopolitan. The supporting data, together with the discovery that the 1-10 mm size range accommodates a transition from cosmopolitan to regionally-restricted distribution, were derived from extensive inventories of eukaryotic species in a freshwater pond (1278 species), and a shallow marine bay (785 species). All accessible records were examined to establish the extent of global coverage by these species. Some groups of microbial eukaryotes are severely undersampled (e.g. naked amoebae; marine meiofauna in the southern hemisphere) but this fails to weaken evidence that metapopulations of microbial eukaryotes are cosmopolitan.&quot;, &quot;type&quot;: &quot;article-journal&quot;, &quot;page&quot;: &quot;237-244&quot;, &quot;id&quot;: &quot;ITEM-2&quot;, &quot;ISBN&quot;: &quot;1434-4610&quot;, &quot;title&quot;: &quot;Cosmopolitan Metapopulations of Free-Living Microbial Eukaryotes&quot;, &quot;issue&quot;: &quot;2&quot;, &quot;DOI&quot;: &quot;1434-4610/04/155/02-237&quot;, &quot;ISSN&quot;: &quot;1434-4610&quot;, &quot;volume&quot;: &quot;155&quot;, &quot;author&quot;: [{&quot;parse-names&quot;: false, &quot;family&quot;: &quot;Finlay&quot;, &quot;suffix&quot;: &quot;&quot;, &quot;given&quot;: &quot;Bland J&quot;, &quot;dropping-particle&quot;: &quot;&quot;, &quot;non-dropping-particle&quot;: &quot;&quot;}, {&quot;parse-names&quot;: false, &quot;family&quot;: &quot;Fenchel&quot;, &quot;suffix&quot;: &quot;&quot;, &quot;given&quot;: &quot;Tom&quot;, &quot;dropping-particle&quot;: &quot;&quot;, &quot;non-dropping-particle&quot;: &quot;&quot;}], &quot;container-title&quot;: &quot;Protist&quot;, &quot;PMID&quot;: &quot;15305798&quot;}, &quot;id&quot;: &quot;ITEM-2&quot;}], &quot;properties&quot;: {&quot;noteIndex&quot;: 0}} RNDt5E2KmMZwL"/><text:span text:style-name="T23">(Finlay </text:span><text:soft-page-break/><text:span text:style-name="T23">2002, Finlay and Fenchel 2004)</text:span><text:reference-mark-end text:name="ADDIN CSL_CITATION {&quot;mendeley&quot;: {&quot;plainTextFormattedCitation&quot;: &quot;(Finlay 2002, Finlay and Fenchel 2004)&quot;, &quot;previouslyFormattedCitation&quot;: &quot;(Finlay 2002, Finlay and Fenchel 2004)&quot;, &quot;formattedCitation&quot;: &quot;(Finlay 2002, Finlay and Fenchel 2004)&quot;}, &quot;schema&quot;: &quot;https://github.com/citation-style-language/schema/raw/master/csl-citation.json&quot;, &quot;citationItems&quot;: [{&quot;uris&quot;: [&quot;http://www.mendeley.com/documents/?uuid=afaddefe-5aa5-4b3a-9274-c721119c7ad2&quot;], &quot;itemData&quot;: {&quot;issued&quot;: {&quot;date-parts&quot;: [[&quot;2002&quot;, &quot;5&quot;, &quot;10&quot;]]}, &quot;abstract&quot;: &quot;The abundance of individuals in microbial species is so large that dispersal is rarely (if ever) restricted by geographical barriers. This \&quot;ubiquitous\&quot; dispersal requires an alternative view of the scale and dynamics of biodiversity at the microbial level, wherein global species number is relatively low and local species richness is always sufficient to drive ecosystem functions.&quot;, &quot;type&quot;: &quot;article-journal&quot;, &quot;page&quot;: &quot;1061-1063&quot;, &quot;id&quot;: &quot;ITEM-1&quot;, &quot;ISBN&quot;: &quot;1095-9203 (Electronic)\\n0036-8075 (Linking)&quot;, &quot;title&quot;: &quot;Global dispersal of free-living microbial eukaryote species.&quot;, &quot;issue&quot;: &quot;5570&quot;, &quot;DOI&quot;: &quot;10.1126/science.1070710&quot;, &quot;ISSN&quot;: &quot;00368075&quot;, &quot;volume&quot;: &quot;296&quot;, &quot;author&quot;: [{&quot;parse-names&quot;: false, &quot;family&quot;: &quot;Finlay&quot;, &quot;suffix&quot;: &quot;&quot;, &quot;given&quot;: &quot;Bland J&quot;, &quot;dropping-particle&quot;: &quot;&quot;, &quot;non-dropping-particle&quot;: &quot;&quot;}], &quot;container-title&quot;: &quot;Science&quot;, &quot;PMID&quot;: &quot;12004115&quot;}, &quot;id&quot;: &quot;ITEM-1&quot;}, {&quot;uris&quot;: [&quot;http://www.mendeley.com/documents/?uuid=f9488a9d-9cc7-4821-b1f3-7c086177e984&quot;], &quot;itemData&quot;: {&quot;issued&quot;: {&quot;date-parts&quot;: [[&quot;2004&quot;, &quot;6&quot;]]}, &quot;abstract&quot;: &quot;Summary Metapopulations of macroscopic organisms tend to be geographically restricted, but free-living protists and other microbial eukaryotes present a different picture. Here we show that most organisms smaller than 1 mm occur worldwide wherever their required habitats are realised. This is a consequence of ubiquitous dispersal driven by huge population sizes, and the consequently low probability of local extinction. Organisms larger than 10 mm are much less abundant, and rarely cosmopolitan. The supporting data, together with the discovery that the 1-10 mm size range accommodates a transition from cosmopolitan to regionally-restricted distribution, were derived from extensive inventories of eukaryotic species in a freshwater pond (1278 species), and a shallow marine bay (785 species). All accessible records were examined to establish the extent of global coverage by these species. Some groups of microbial eukaryotes are severely undersampled (e.g. naked amoebae; marine meiofauna in the southern hemisphere) but this fails to weaken evidence that metapopulations of microbial eukaryotes are cosmopolitan.&quot;, &quot;type&quot;: &quot;article-journal&quot;, &quot;page&quot;: &quot;237-244&quot;, &quot;id&quot;: &quot;ITEM-2&quot;, &quot;ISBN&quot;: &quot;1434-4610&quot;, &quot;title&quot;: &quot;Cosmopolitan Metapopulations of Free-Living Microbial Eukaryotes&quot;, &quot;issue&quot;: &quot;2&quot;, &quot;DOI&quot;: &quot;1434-4610/04/155/02-237&quot;, &quot;ISSN&quot;: &quot;1434-4610&quot;, &quot;volume&quot;: &quot;155&quot;, &quot;author&quot;: [{&quot;parse-names&quot;: false, &quot;family&quot;: &quot;Finlay&quot;, &quot;suffix&quot;: &quot;&quot;, &quot;given&quot;: &quot;Bland J&quot;, &quot;dropping-particle&quot;: &quot;&quot;, &quot;non-dropping-particle&quot;: &quot;&quot;}, {&quot;parse-names&quot;: false, &quot;family&quot;: &quot;Fenchel&quot;, &quot;suffix&quot;: &quot;&quot;, &quot;given&quot;: &quot;Tom&quot;, &quot;dropping-particle&quot;: &quot;&quot;, &quot;non-dropping-particle&quot;: &quot;&quot;}], &quot;container-title&quot;: &quot;Protist&quot;, &quot;PMID&quot;: &quot;15305798&quot;}, &quot;id&quot;: &quot;ITEM-2&quot;}], &quot;properties&quot;: {&quot;noteIndex&quot;: 0}} RNDt5E2KmMZwL"/>⁠.</text:p>
      <text:p text:style-name="P1"/>
      <text:p text:style-name="P2">However, the rapid development of molecular methods to study microbial communities, coupled with the provocative nature of EiE has resulted in an explosion of studies testing the distance-decay relationship in microbial communities. <text:span text:style-name="T1">These studies have revealed mixed results about this relationship. Many have reported relationships, varying in steepness, between microbial community composition and geographic distance for a range of scales and taxa </text:span><text:reference-mark-start text:name="ADDIN CSL_CITATION {&quot;mendeley&quot;: {&quot;plainTextFormattedCitation&quot;: &quot;(Dumbrell et al. 2010, Martiny et al. 2011, Barreto et al. 2014)&quot;, &quot;previouslyFormattedCitation&quot;: &quot;(Dumbrell et al. 2010, Martiny et al. 2011, Barreto et al. 2014)&quot;, &quot;formattedCitation&quot;: &quot;(Dumbrell et al. 2010, Martiny et al. 2011, Barreto et al. 2014)&quot;}, &quot;schema&quot;: &quot;https://github.com/citation-style-language/schema/raw/master/csl-citation.json&quot;, &quot;citationItems&quot;: [{&quot;uris&quot;: [&quot;http://www.mendeley.com/documents/?uuid=fa65d043-aae1-4831-b210-03d39d1bbefb&quot;], &quot;itemData&quot;: {&quot;publisher&quot;: &quot;Nature Publishing Group&quot;, &quot;issued&quot;: {&quot;date-parts&quot;: [[&quot;2010&quot;, &quot;3&quot;]]}, &quot;abstract&quot;: &quot;Most attempts to identify the processes that structure natural communities have focused on conspicuous macroorganisms whereas the processes responsible for structuring microbial communities remain relatively unknown. Two main theories explaining these processes have emerged; niche theory, which highlights the importance of deterministic processes, and neutral theory, which focuses on stochastic processes. We examined whether neutral or niche-based mechanisms best explain the composition and structure of communities of a functionally important soil microbe, the arbuscular mycorrhizal (AM) fungi. Using molecular techniques, we surveyed AM fungi from 425 individual plants of 28 plant species along a soil pH gradient. There was evidence that both niche and neutral processes structured this community. Species abundances fitted the zero- sum multinomial distribution and there was evidence of dispersal limitation, both indicators of neutral processes. However, we found stronger support that niche differentiation based on abiotic soil factors, primarily pH, was structuring the AM fungal community. Host plant species affected AM fungal community composition negligibly compared to soil pH. We conclude that although niche partitioning was the primary mechanism regulating the composition and diversity of natural AM fungal communities, these communities are also influenced by stochastic-neutral processes. This study represents one of the most comprehensive investigations of community-level processes acting on soil microbes; revealing a community that although influenced by stochastic processes, still responded in a predictable manner to a major abiotic niche axis, soil pH. The strong response to environmental factors of this community highlights the susceptibility of soil microbes to environmental change.&quot;, &quot;type&quot;: &quot;article-journal&quot;, &quot;page&quot;: &quot;337-345&quot;, &quot;id&quot;: &quot;ITEM-1&quot;, &quot;ISBN&quot;: &quot;1751-7370 (Electronic)\\n1751-7362 (Linking)&quot;, &quot;title&quot;: &quot;Relative roles of niche and neutral processes in structuring a soil microbial community&quot;, &quot;issue&quot;: &quot;3&quot;, &quot;DOI&quot;: &quot;10.1038/ismej.2009.122&quot;, &quot;ISSN&quot;: &quot;1751-7362&quot;, &quot;volume&quot;: &quot;4&quot;, &quot;author&quot;: [{&quot;parse-names&quot;: false, &quot;family&quot;: &quot;Dumbrell&quot;, &quot;suffix&quot;: &quot;&quot;, &quot;given&quot;: &quot;Alex J&quot;, &quot;dropping-particle&quot;: &quot;&quot;, &quot;non-dropping-particle&quot;: &quot;&quot;}, {&quot;parse-names&quot;: false, &quot;family&quot;: &quot;Nelson&quot;, &quot;suffix&quot;: &quot;&quot;, &quot;given&quot;: &quot;Michaela&quot;, &quot;dropping-particle&quot;: &quot;&quot;, &quot;non-dropping-particle&quot;: &quot;&quot;}, {&quot;parse-names&quot;: false, &quot;family&quot;: &quot;Helgason&quot;, &quot;suffix&quot;: &quot;&quot;, &quot;given&quot;: &quot;Thorunn&quot;, &quot;dropping-particle&quot;: &quot;&quot;, &quot;non-dropping-particle&quot;: &quot;&quot;}, {&quot;parse-names&quot;: false, &quot;family&quot;: &quot;Dytham&quot;, &quot;suffix&quot;: &quot;&quot;, &quot;given&quot;: &quot;Calvin&quot;, &quot;dropping-particle&quot;: &quot;&quot;, &quot;non-dropping-particle&quot;: &quot;&quot;}, {&quot;parse-names&quot;: false, &quot;family&quot;: &quot;Fitter&quot;, &quot;suffix&quot;: &quot;&quot;, &quot;given&quot;: &quot;Alastair H&quot;, &quot;dropping-particle&quot;: &quot;&quot;, &quot;non-dropping-particle&quot;: &quot;&quot;}], &quot;container-title&quot;: &quot;The ISME journal&quot;, &quot;PMID&quot;: &quot;19924158&quot;}, &quot;id&quot;: &quot;ITEM-1&quot;}, {&quot;uris&quot;: [&quot;http://www.mendeley.com/documents/?uuid=01e5b127-9f02-490b-afc0-6d58fcc7c1e2&quot;], &quot;itemData&quot;: {&quot;issued&quot;: {&quot;date-parts&quot;: [[&quot;2011&quot;]]}, &quot;abstract&quot;: &quot;The factors driving \u03b2-diversity (variation in community composi- tion) yield insights into the maintenance of biodiversity on the planet. Here we tested whether the mechanisms that underlie bacterial \u03b2-diversity vary over centimeters to continental spatial scales by comparing the composition of ammonia-oxidizing bacte- ria communities in salt marsh sediments. As observed in studies of macroorganisms, the drivers of salt marsh bacterial \u03b2-diversity depend on spatial scale. In contrast to macroorganism studies, however, we found no evidence of evolutionary diversification of ammonia-oxidizing bacteria taxa at the continental scale, de- spite an overall relationship between geographic distance and community similarity. Our data are consistent with the idea that dispersal limitation at local scales can contribute to \u03b2-diversity, even though the 16S rRNA genes of the relatively common taxa are globally distributed. These results highlight the importance of considering multiple spatial scales for understanding microbial biogeography.&quot;, &quot;type&quot;: &quot;article-journal&quot;, &quot;page&quot;: &quot;7850-7854&quot;, &quot;id&quot;: &quot;ITEM-2&quot;, &quot;ISBN&quot;: &quot;1016308108&quot;, &quot;title&quot;: &quot;Drivers of bacterial \u03b2-diversity depend on spatial scale&quot;, &quot;issue&quot;: &quot;19&quot;, &quot;DOI&quot;: &quot;10.1073/pnas.1016308108/-/DCSupplemental.www.pnas.org/cgi/doi/10.1073/pnas.1016308108&quot;, &quot;ISSN&quot;: &quot;0027-8424&quot;, &quot;volume&quot;: &quot;108&quot;, &quot;author&quot;: [{&quot;parse-names&quot;: false, &quot;family&quot;: &quot;Martiny&quot;, &quot;suffix&quot;: &quot;&quot;, &quot;given&quot;: &quot;Jennifer B H&quot;, &quot;dropping-particle&quot;: &quot;&quot;, &quot;non-dropping-particle&quot;: &quot;&quot;}, {&quot;parse-names&quot;: false, &quot;family&quot;: &quot;Eisen&quot;, &quot;suffix&quot;: &quot;&quot;, &quot;given&quot;: &quot;Jonathan A&quot;, &quot;dropping-particle&quot;: &quot;&quot;, &quot;non-dropping-particle&quot;: &quot;&quot;}, {&quot;parse-names&quot;: false, &quot;family&quot;: &quot;Penn&quot;, &quot;suffix&quot;: &quot;&quot;, &quot;given&quot;: &quot;Kevin&quot;, &quot;dropping-particle&quot;: &quot;&quot;, &quot;non-dropping-particle&quot;: &quot;&quot;}, {&quot;parse-names&quot;: false, &quot;family&quot;: &quot;Allison&quot;, &quot;suffix&quot;: &quot;&quot;, &quot;given&quot;: &quot;Steven D&quot;, &quot;dropping-particle&quot;: &quot;&quot;, &quot;non-dropping-particle&quot;: &quot;&quot;}, {&quot;parse-names&quot;: false, &quot;family&quot;: &quot;Horner-Devine&quot;, &quot;suffix&quot;: &quot;&quot;, &quot;given&quot;: &quot;M Claire&quot;, &quot;dropping-particle&quot;: &quot;&quot;, &quot;non-dropping-particle&quot;: &quot;&quot;}], &quot;container-title&quot;: &quot;Proceedings of the National Academy of Sciences of the United States of America&quot;, &quot;PMID&quot;: &quot;21518859&quot;}, &quot;id&quot;: &quot;ITEM-2&quot;}, {&quot;uris&quot;: [&quot;http://www.mendeley.com/documents/?uuid=4ecc5259-c15a-4e03-9fb6-7c112c7d01b5&quot;], &quot;itemData&quot;: {&quot;publisher&quot;: &quot;Public Library of Science&quot;, &quot;issued&quot;: {&quot;date-parts&quot;: [[&quot;2014&quot;, &quot;1&quot;, &quot;20&quot;]]}, &quot;abstract&quot;: &quot;The study of of the distribution of microorganisms through space (and time) allows evaluation of biogeographic patterns, like the species-area index (z). Due to their high dispersal ability, high reproduction rates and low rates of extinction microorganisms tend to be widely distributed, and they are thought to be virtually cosmopolitan and selected primarily by environmental factors. Recent studies have shown that, despite these characteristics, microorganisms may behave like larger organisms and exhibit geographical distribution. In this study, we searched patterns of spatial diversity distribution of bacteria and archaea in a contiguous environment. We collected 26 samples of a lake sediment, distributed in a nested grid, with distances between samples ranging from 0.01 m to 1000 m. The samples were analyzed using T-RFLP (Terminal restriction fragment length polymorphism) targeting mcrA (coding for a subunit of methyl-coenzyme M reductase) and the genes of Archaeal and Bacterial 16S rRNA. From the qualitative and quantitative results (relative abundance of operational taxonomic units) we calculated the similarity index for each pair to evaluate the taxa-area and distance decay relationship slopes by linear regression. All results were significant, with mcrA genes showing the highest slope, followed by Archaeal and Bacterial 16S rRNA genes. We showed that the microorganisms of a methanogenic community, that is active in a contiguous environment, display spatial distribution and a taxa-area relationship.&quot;, &quot;editor&quot;: [{&quot;parse-names&quot;: false, &quot;family&quot;: &quot;Waldenstr\u00f6m&quot;, &quot;suffix&quot;: &quot;&quot;, &quot;given&quot;: &quot;Jonas&quot;, &quot;dropping-particle&quot;: &quot;&quot;, &quot;non-dropping-particle&quot;: &quot;&quot;}], &quot;type&quot;: &quot;article-journal&quot;, &quot;page&quot;: &quot;e110128&quot;, &quot;id&quot;: &quot;ITEM-3&quot;, &quot;ISBN&quot;: &quot;10.1371/journal.pone.0110128&quot;, &quot;title&quot;: &quot;Distance-decay and taxa-area relationships for bacteria, archaea and methanogenic archaea in a tropical lake sediment&quot;, &quot;issue&quot;: &quot;10&quot;, &quot;DOI&quot;: &quot;10.1371/journal.pone.0110128&quot;, &quot;ISSN&quot;: &quot;19326203&quot;, &quot;volume&quot;: &quot;9&quot;, &quot;author&quot;: [{&quot;parse-names&quot;: false, &quot;family&quot;: &quot;Barreto&quot;, &quot;suffix&quot;: &quot;&quot;, &quot;given&quot;: &quot;Davi Pedroni&quot;, &quot;dropping-particle&quot;: &quot;&quot;, &quot;non-dropping-particle&quot;: &quot;&quot;}, {&quot;parse-names&quot;: false, &quot;family&quot;: &quot;Conrad&quot;, &quot;suffix&quot;: &quot;&quot;, &quot;given&quot;: &quot;Ralf&quot;, &quot;dropping-particle&quot;: &quot;&quot;, &quot;non-dropping-particle&quot;: &quot;&quot;}, {&quot;parse-names&quot;: false, &quot;family&quot;: &quot;Klose&quot;, &quot;suffix&quot;: &quot;&quot;, &quot;given&quot;: &quot;Melanie&quot;, &quot;dropping-particle&quot;: &quot;&quot;, &quot;non-dropping-particle&quot;: &quot;&quot;}, {&quot;parse-names&quot;: false, &quot;family&quot;: &quot;Claus&quot;, &quot;suffix&quot;: &quot;&quot;, &quot;given&quot;: &quot;Peter&quot;, &quot;dropping-particle&quot;: &quot;&quot;, &quot;non-dropping-particle&quot;: &quot;&quot;}, {&quot;parse-names&quot;: false, &quot;family&quot;: &quot;Enrich-Prast&quot;, &quot;suffix&quot;: &quot;&quot;, &quot;given&quot;: &quot;Alex&quot;, &quot;dropping-particle&quot;: &quot;&quot;, &quot;non-dropping-particle&quot;: &quot;&quot;}], &quot;container-title&quot;: &quot;PLoS ONE&quot;, &quot;PMID&quot;: &quot;25330320&quot;}, &quot;id&quot;: &quot;ITEM-3&quot;}], &quot;properties&quot;: {&quot;noteIndex&quot;: 0}} RNDOdLAetnThM"/><text:span text:style-name="T82">(Dumbrell et al. 2010, Martiny et al. 2011, Barreto et al. 2014)</text:span><text:reference-mark-end text:name="ADDIN CSL_CITATION {&quot;mendeley&quot;: {&quot;plainTextFormattedCitation&quot;: &quot;(Dumbrell et al. 2010, Martiny et al. 2011, Barreto et al. 2014)&quot;, &quot;previouslyFormattedCitation&quot;: &quot;(Dumbrell et al. 2010, Martiny et al. 2011, Barreto et al. 2014)&quot;, &quot;formattedCitation&quot;: &quot;(Dumbrell et al. 2010, Martiny et al. 2011, Barreto et al. 2014)&quot;}, &quot;schema&quot;: &quot;https://github.com/citation-style-language/schema/raw/master/csl-citation.json&quot;, &quot;citationItems&quot;: [{&quot;uris&quot;: [&quot;http://www.mendeley.com/documents/?uuid=fa65d043-aae1-4831-b210-03d39d1bbefb&quot;], &quot;itemData&quot;: {&quot;publisher&quot;: &quot;Nature Publishing Group&quot;, &quot;issued&quot;: {&quot;date-parts&quot;: [[&quot;2010&quot;, &quot;3&quot;]]}, &quot;abstract&quot;: &quot;Most attempts to identify the processes that structure natural communities have focused on conspicuous macroorganisms whereas the processes responsible for structuring microbial communities remain relatively unknown. Two main theories explaining these processes have emerged; niche theory, which highlights the importance of deterministic processes, and neutral theory, which focuses on stochastic processes. We examined whether neutral or niche-based mechanisms best explain the composition and structure of communities of a functionally important soil microbe, the arbuscular mycorrhizal (AM) fungi. Using molecular techniques, we surveyed AM fungi from 425 individual plants of 28 plant species along a soil pH gradient. There was evidence that both niche and neutral processes structured this community. Species abundances fitted the zero- sum multinomial distribution and there was evidence of dispersal limitation, both indicators of neutral processes. However, we found stronger support that niche differentiation based on abiotic soil factors, primarily pH, was structuring the AM fungal community. Host plant species affected AM fungal community composition negligibly compared to soil pH. We conclude that although niche partitioning was the primary mechanism regulating the composition and diversity of natural AM fungal communities, these communities are also influenced by stochastic-neutral processes. This study represents one of the most comprehensive investigations of community-level processes acting on soil microbes; revealing a community that although influenced by stochastic processes, still responded in a predictable manner to a major abiotic niche axis, soil pH. The strong response to environmental factors of this community highlights the susceptibility of soil microbes to environmental change.&quot;, &quot;type&quot;: &quot;article-journal&quot;, &quot;page&quot;: &quot;337-345&quot;, &quot;id&quot;: &quot;ITEM-1&quot;, &quot;ISBN&quot;: &quot;1751-7370 (Electronic)\\n1751-7362 (Linking)&quot;, &quot;title&quot;: &quot;Relative roles of niche and neutral processes in structuring a soil microbial community&quot;, &quot;issue&quot;: &quot;3&quot;, &quot;DOI&quot;: &quot;10.1038/ismej.2009.122&quot;, &quot;ISSN&quot;: &quot;1751-7362&quot;, &quot;volume&quot;: &quot;4&quot;, &quot;author&quot;: [{&quot;parse-names&quot;: false, &quot;family&quot;: &quot;Dumbrell&quot;, &quot;suffix&quot;: &quot;&quot;, &quot;given&quot;: &quot;Alex J&quot;, &quot;dropping-particle&quot;: &quot;&quot;, &quot;non-dropping-particle&quot;: &quot;&quot;}, {&quot;parse-names&quot;: false, &quot;family&quot;: &quot;Nelson&quot;, &quot;suffix&quot;: &quot;&quot;, &quot;given&quot;: &quot;Michaela&quot;, &quot;dropping-particle&quot;: &quot;&quot;, &quot;non-dropping-particle&quot;: &quot;&quot;}, {&quot;parse-names&quot;: false, &quot;family&quot;: &quot;Helgason&quot;, &quot;suffix&quot;: &quot;&quot;, &quot;given&quot;: &quot;Thorunn&quot;, &quot;dropping-particle&quot;: &quot;&quot;, &quot;non-dropping-particle&quot;: &quot;&quot;}, {&quot;parse-names&quot;: false, &quot;family&quot;: &quot;Dytham&quot;, &quot;suffix&quot;: &quot;&quot;, &quot;given&quot;: &quot;Calvin&quot;, &quot;dropping-particle&quot;: &quot;&quot;, &quot;non-dropping-particle&quot;: &quot;&quot;}, {&quot;parse-names&quot;: false, &quot;family&quot;: &quot;Fitter&quot;, &quot;suffix&quot;: &quot;&quot;, &quot;given&quot;: &quot;Alastair H&quot;, &quot;dropping-particle&quot;: &quot;&quot;, &quot;non-dropping-particle&quot;: &quot;&quot;}], &quot;container-title&quot;: &quot;The ISME journal&quot;, &quot;PMID&quot;: &quot;19924158&quot;}, &quot;id&quot;: &quot;ITEM-1&quot;}, {&quot;uris&quot;: [&quot;http://www.mendeley.com/documents/?uuid=01e5b127-9f02-490b-afc0-6d58fcc7c1e2&quot;], &quot;itemData&quot;: {&quot;issued&quot;: {&quot;date-parts&quot;: [[&quot;2011&quot;]]}, &quot;abstract&quot;: &quot;The factors driving \u03b2-diversity (variation in community composi- tion) yield insights into the maintenance of biodiversity on the planet. Here we tested whether the mechanisms that underlie bacterial \u03b2-diversity vary over centimeters to continental spatial scales by comparing the composition of ammonia-oxidizing bacte- ria communities in salt marsh sediments. As observed in studies of macroorganisms, the drivers of salt marsh bacterial \u03b2-diversity depend on spatial scale. In contrast to macroorganism studies, however, we found no evidence of evolutionary diversification of ammonia-oxidizing bacteria taxa at the continental scale, de- spite an overall relationship between geographic distance and community similarity. Our data are consistent with the idea that dispersal limitation at local scales can contribute to \u03b2-diversity, even though the 16S rRNA genes of the relatively common taxa are globally distributed. These results highlight the importance of considering multiple spatial scales for understanding microbial biogeography.&quot;, &quot;type&quot;: &quot;article-journal&quot;, &quot;page&quot;: &quot;7850-7854&quot;, &quot;id&quot;: &quot;ITEM-2&quot;, &quot;ISBN&quot;: &quot;1016308108&quot;, &quot;title&quot;: &quot;Drivers of bacterial \u03b2-diversity depend on spatial scale&quot;, &quot;issue&quot;: &quot;19&quot;, &quot;DOI&quot;: &quot;10.1073/pnas.1016308108/-/DCSupplemental.www.pnas.org/cgi/doi/10.1073/pnas.1016308108&quot;, &quot;ISSN&quot;: &quot;0027-8424&quot;, &quot;volume&quot;: &quot;108&quot;, &quot;author&quot;: [{&quot;parse-names&quot;: false, &quot;family&quot;: &quot;Martiny&quot;, &quot;suffix&quot;: &quot;&quot;, &quot;given&quot;: &quot;Jennifer B H&quot;, &quot;dropping-particle&quot;: &quot;&quot;, &quot;non-dropping-particle&quot;: &quot;&quot;}, {&quot;parse-names&quot;: false, &quot;family&quot;: &quot;Eisen&quot;, &quot;suffix&quot;: &quot;&quot;, &quot;given&quot;: &quot;Jonathan A&quot;, &quot;dropping-particle&quot;: &quot;&quot;, &quot;non-dropping-particle&quot;: &quot;&quot;}, {&quot;parse-names&quot;: false, &quot;family&quot;: &quot;Penn&quot;, &quot;suffix&quot;: &quot;&quot;, &quot;given&quot;: &quot;Kevin&quot;, &quot;dropping-particle&quot;: &quot;&quot;, &quot;non-dropping-particle&quot;: &quot;&quot;}, {&quot;parse-names&quot;: false, &quot;family&quot;: &quot;Allison&quot;, &quot;suffix&quot;: &quot;&quot;, &quot;given&quot;: &quot;Steven D&quot;, &quot;dropping-particle&quot;: &quot;&quot;, &quot;non-dropping-particle&quot;: &quot;&quot;}, {&quot;parse-names&quot;: false, &quot;family&quot;: &quot;Horner-Devine&quot;, &quot;suffix&quot;: &quot;&quot;, &quot;given&quot;: &quot;M Claire&quot;, &quot;dropping-particle&quot;: &quot;&quot;, &quot;non-dropping-particle&quot;: &quot;&quot;}], &quot;container-title&quot;: &quot;Proceedings of the National Academy of Sciences of the United States of America&quot;, &quot;PMID&quot;: &quot;21518859&quot;}, &quot;id&quot;: &quot;ITEM-2&quot;}, {&quot;uris&quot;: [&quot;http://www.mendeley.com/documents/?uuid=4ecc5259-c15a-4e03-9fb6-7c112c7d01b5&quot;], &quot;itemData&quot;: {&quot;publisher&quot;: &quot;Public Library of Science&quot;, &quot;issued&quot;: {&quot;date-parts&quot;: [[&quot;2014&quot;, &quot;1&quot;, &quot;20&quot;]]}, &quot;abstract&quot;: &quot;The study of of the distribution of microorganisms through space (and time) allows evaluation of biogeographic patterns, like the species-area index (z). Due to their high dispersal ability, high reproduction rates and low rates of extinction microorganisms tend to be widely distributed, and they are thought to be virtually cosmopolitan and selected primarily by environmental factors. Recent studies have shown that, despite these characteristics, microorganisms may behave like larger organisms and exhibit geographical distribution. In this study, we searched patterns of spatial diversity distribution of bacteria and archaea in a contiguous environment. We collected 26 samples of a lake sediment, distributed in a nested grid, with distances between samples ranging from 0.01 m to 1000 m. The samples were analyzed using T-RFLP (Terminal restriction fragment length polymorphism) targeting mcrA (coding for a subunit of methyl-coenzyme M reductase) and the genes of Archaeal and Bacterial 16S rRNA. From the qualitative and quantitative results (relative abundance of operational taxonomic units) we calculated the similarity index for each pair to evaluate the taxa-area and distance decay relationship slopes by linear regression. All results were significant, with mcrA genes showing the highest slope, followed by Archaeal and Bacterial 16S rRNA genes. We showed that the microorganisms of a methanogenic community, that is active in a contiguous environment, display spatial distribution and a taxa-area relationship.&quot;, &quot;editor&quot;: [{&quot;parse-names&quot;: false, &quot;family&quot;: &quot;Waldenstr\u00f6m&quot;, &quot;suffix&quot;: &quot;&quot;, &quot;given&quot;: &quot;Jonas&quot;, &quot;dropping-particle&quot;: &quot;&quot;, &quot;non-dropping-particle&quot;: &quot;&quot;}], &quot;type&quot;: &quot;article-journal&quot;, &quot;page&quot;: &quot;e110128&quot;, &quot;id&quot;: &quot;ITEM-3&quot;, &quot;ISBN&quot;: &quot;10.1371/journal.pone.0110128&quot;, &quot;title&quot;: &quot;Distance-decay and taxa-area relationships for bacteria, archaea and methanogenic archaea in a tropical lake sediment&quot;, &quot;issue&quot;: &quot;10&quot;, &quot;DOI&quot;: &quot;10.1371/journal.pone.0110128&quot;, &quot;ISSN&quot;: &quot;19326203&quot;, &quot;volume&quot;: &quot;9&quot;, &quot;author&quot;: [{&quot;parse-names&quot;: false, &quot;family&quot;: &quot;Barreto&quot;, &quot;suffix&quot;: &quot;&quot;, &quot;given&quot;: &quot;Davi Pedroni&quot;, &quot;dropping-particle&quot;: &quot;&quot;, &quot;non-dropping-particle&quot;: &quot;&quot;}, {&quot;parse-names&quot;: false, &quot;family&quot;: &quot;Conrad&quot;, &quot;suffix&quot;: &quot;&quot;, &quot;given&quot;: &quot;Ralf&quot;, &quot;dropping-particle&quot;: &quot;&quot;, &quot;non-dropping-particle&quot;: &quot;&quot;}, {&quot;parse-names&quot;: false, &quot;family&quot;: &quot;Klose&quot;, &quot;suffix&quot;: &quot;&quot;, &quot;given&quot;: &quot;Melanie&quot;, &quot;dropping-particle&quot;: &quot;&quot;, &quot;non-dropping-particle&quot;: &quot;&quot;}, {&quot;parse-names&quot;: false, &quot;family&quot;: &quot;Claus&quot;, &quot;suffix&quot;: &quot;&quot;, &quot;given&quot;: &quot;Peter&quot;, &quot;dropping-particle&quot;: &quot;&quot;, &quot;non-dropping-particle&quot;: &quot;&quot;}, {&quot;parse-names&quot;: false, &quot;family&quot;: &quot;Enrich-Prast&quot;, &quot;suffix&quot;: &quot;&quot;, &quot;given&quot;: &quot;Alex&quot;, &quot;dropping-particle&quot;: &quot;&quot;, &quot;non-dropping-particle&quot;: &quot;&quot;}], &quot;container-title&quot;: &quot;PLoS ONE&quot;, &quot;PMID&quot;: &quot;25330320&quot;}, &quot;id&quot;: &quot;ITEM-3&quot;}], &quot;properties&quot;: {&quot;noteIndex&quot;: 0}} RNDOdLAetnThM"/><text:span text:style-name="T1">. Yet, a great number of studies have also found little, or no correlation between microbial community composition and distance </text:span><text:reference-mark-start text:name="ADDIN CSL_CITATION {&quot;mendeley&quot;: {&quot;plainTextFormattedCitation&quot;: &quot;(Hazard et al. 2013, Kivlin et al. 2014)&quot;, &quot;previouslyFormattedCitation&quot;: &quot;(Hazard et al. 2013, Kivlin et al. 2014)&quot;, &quot;formattedCitation&quot;: &quot;(Hazard et al. 2013, Kivlin et al. 2014)&quot;}, &quot;schema&quot;: &quot;https://github.com/citation-style-language/schema/raw/master/csl-citation.json&quot;, &quot;citationItems&quot;: [{&quot;uris&quot;: [&quot;http://www.mendeley.com/documents/?uuid=ce43e571-07d3-4111-b0bf-122fdb635b83&quot;], &quot;itemData&quot;: {&quot;issued&quot;: {&quot;date-parts&quot;: [[&quot;2013&quot;, &quot;3&quot;]]}, &quot;abstract&quot;: &quot;Arbuscular fungi have a major role in directing the functioning of terrestrial ecosystems yet little is known about their biogeographical distribution. The Baas-Becking hypothesis ('everything is everywhere, but, the environment selects') was tested by investigating the distribution of arbuscular mycorrhizal fungi (AMF) at the landscape scale and the influence of environmental factors and geographical distance in determining community composition. AMF communities in Trifolium repens and Lolium perenne roots were assessed in 40 geographically dispersed sites in Ireland representing different land uses and soil types. Field sampling and laboratory bioassays were used, with AMF communities characterised using 18S rRNA terminal-restriction fragment length polymorphism. Landscape-scale distribution of AMF was driven by the local environment. AMF community composition was influenced by abiotic variables (pH, rainfall and soil type), but not land use or geographical distance. Trifolium repens and L. perenne supported contrasting communities of AMF, and the communities colonising each plant species were consistent across pasture habitats and over distance. Furthermore, L. perenne AMF communities grouped by soil type within pasture habitats. This is the largest and most comprehensive study that has investigated the landscape-scale distribution of AMF. Our findings support the Baas-Becking hypothesis at the landscape scale and demonstrate the strong influence the local environment has on determining AMF community composition.&quot;, &quot;type&quot;: &quot;article-journal&quot;, &quot;page&quot;: &quot;498-508&quot;, &quot;id&quot;: &quot;ITEM-1&quot;, &quot;title&quot;: &quot;The role of local environment and geographical distance in determining community composition of arbuscular mycorrhizal fungi at the landscape scale.&quot;, &quot;issue&quot;: &quot;3&quot;, &quot;DOI&quot;: &quot;10.1038/ismej.2012.127&quot;, &quot;ISSN&quot;: &quot;1751-7370&quot;, &quot;volume&quot;: &quot;7&quot;, &quot;author&quot;: [{&quot;parse-names&quot;: false, &quot;family&quot;: &quot;Hazard&quot;, &quot;suffix&quot;: &quot;&quot;, &quot;given&quot;: &quot;Christina&quot;, &quot;dropping-particle&quot;: &quot;&quot;, &quot;non-dropping-particle&quot;: &quot;&quot;}, {&quot;parse-names&quot;: false, &quot;family&quot;: &quot;Gosling&quot;, &quot;suffix&quot;: &quot;&quot;, &quot;given&quot;: &quot;Paul&quot;, &quot;dropping-particle&quot;: &quot;&quot;, &quot;non-dropping-particle&quot;: &quot;&quot;}, {&quot;parse-names&quot;: false, &quot;family&quot;: &quot;Gast&quot;, &quot;suffix&quot;: &quot;&quot;, &quot;given&quot;: &quot;Christopher J&quot;, &quot;dropping-particle&quot;: &quot;&quot;, &quot;non-dropping-particle&quot;: &quot;van der&quot;}, {&quot;parse-names&quot;: false, &quot;family&quot;: &quot;Mitchell&quot;, &quot;suffix&quot;: &quot;&quot;, &quot;given&quot;: &quot;Derek T&quot;, &quot;dropping-particle&quot;: &quot;&quot;, &quot;non-dropping-particle&quot;: &quot;&quot;}, {&quot;parse-names&quot;: false, &quot;family&quot;: &quot;Doohan&quot;, &quot;suffix&quot;: &quot;&quot;, &quot;given&quot;: &quot;Fiona M&quot;, &quot;dropping-particle&quot;: &quot;&quot;, &quot;non-dropping-particle&quot;: &quot;&quot;}, {&quot;parse-names&quot;: false, &quot;family&quot;: &quot;Bending&quot;, &quot;suffix&quot;: &quot;&quot;, &quot;given&quot;: &quot;Gary D&quot;, &quot;dropping-particle&quot;: &quot;&quot;, &quot;non-dropping-particle&quot;: &quot;&quot;}], &quot;container-title&quot;: &quot;The ISME journal&quot;, &quot;PMID&quot;: &quot;23096401&quot;}, &quot;id&quot;: &quot;ITEM-1&quot;}, {&quot;uris&quot;: [&quot;http://www.mendeley.com/documents/?uuid=d9066b42-0418-49a4-9d48-1f7b248631c8&quot;], &quot;itemData&quot;: {&quot;id&quot;: &quot;ITEM-2&quot;, &quot;DOI&quot;: &quot;10.1016/j.funeco.2014.04.004&quot;, &quot;type&quot;: &quot;article-journal&quot;, &quot;page&quot;: &quot;14-25&quot;, &quot;ISSN&quot;: &quot;17545048&quot;, &quot;issued&quot;: {&quot;date-parts&quot;: [[&quot;2014&quot;, &quot;12&quot;]]}, &quot;author&quot;: [{&quot;parse-names&quot;: false, &quot;family&quot;: &quot;Kivlin&quot;, &quot;suffix&quot;: &quot;&quot;, &quot;given&quot;: &quot;Stephanie N.&quot;, &quot;dropping-particle&quot;: &quot;&quot;, &quot;non-dropping-particle&quot;: &quot;&quot;}, {&quot;parse-names&quot;: false, &quot;family&quot;: &quot;Winston&quot;, &quot;suffix&quot;: &quot;&quot;, &quot;given&quot;: &quot;Greg C.&quot;, &quot;dropping-particle&quot;: &quot;&quot;, &quot;non-dropping-particle&quot;: &quot;&quot;}, {&quot;parse-names&quot;: false, &quot;family&quot;: &quot;Goulden&quot;, &quot;suffix&quot;: &quot;&quot;, &quot;given&quot;: &quot;Michael L.&quot;, &quot;dropping-particle&quot;: &quot;&quot;, &quot;non-dropping-particle&quot;: &quot;&quot;}, {&quot;parse-names&quot;: false, &quot;family&quot;: &quot;Treseder&quot;, &quot;suffix&quot;: &quot;&quot;, &quot;given&quot;: &quot;Kathleen K.&quot;, &quot;dropping-particle&quot;: &quot;&quot;, &quot;non-dropping-particle&quot;: &quot;&quot;}], &quot;container-title&quot;: &quot;Fungal Ecology&quot;, &quot;abstract&quot;: &quot;The relative importance of dispersal limitation versus environmental filtering for community assembly has received much attention for macroorganisms. These processes have only recently been examined in microbial communities. Instead, microbial dispersal has mostly been measured as community composition change over space (i.e., distance decay). Here we directly examined fungal composition in airborne wind currents and soil fungal communities across a 40 000 km2 regional landscape to determine if dispersal limitation or abiotic factors were structuring soil fungal communities. Over this landscape, neither airborne nor soil fungal communities exhibited compositional differences due to geographic distance. Airborne fungal communities shifted temporally while soil fungal communities were correlated with abiotic parameters. These patterns suggest that environmental filtering may have the largest influence on fungal regional community assembly in soils, especially for aerially dispersed fungal taxa. Furthermore, we found evidence that dispersal of fungal spores differs between fungal taxa and can be both a stochastic and deterministic process. The spatial range of soil fungal taxa was correlated with their average regional abundance across all sites, which may imply stochastic dispersal mechanisms. Nevertheless, spore volume was also negatively correlated with spatial range for some species. Smaller volume spores may be adapted to long-range dispersal, or establishment, suggesting that deterministic fungal traits may also influence fungal distributions. Fungal life-history traits may influence their distributions as well. Hypogeous fungal taxa exhibited high local abundance, but small spatial ranges, while epigeous fungal taxa had lower local abundance, but larger spatial ranges. This study is the first, to our knowledge, to directly sample air dispersal and soil fungal communities simultaneously across a regional landscape. We provide some of the first evidence that soil fungal communities are mostly assembled through environmental filtering and experience little dispersal limitation.&quot;, &quot;title&quot;: &quot;Environmental filtering affects soil fungal community composition more than dispersal limitation at regional scales&quot;, &quot;volume&quot;: &quot;12&quot;}, &quot;id&quot;: &quot;ITEM-2&quot;}], &quot;properties&quot;: {&quot;noteIndex&quot;: 0}} RNDwSTkJLOOpB"/><text:span text:style-name="T82">(Hazard et al. 2013, Kivlin et al. 2014)</text:span><text:reference-mark-end text:name="ADDIN CSL_CITATION {&quot;mendeley&quot;: {&quot;plainTextFormattedCitation&quot;: &quot;(Hazard et al. 2013, Kivlin et al. 2014)&quot;, &quot;previouslyFormattedCitation&quot;: &quot;(Hazard et al. 2013, Kivlin et al. 2014)&quot;, &quot;formattedCitation&quot;: &quot;(Hazard et al. 2013, Kivlin et al. 2014)&quot;}, &quot;schema&quot;: &quot;https://github.com/citation-style-language/schema/raw/master/csl-citation.json&quot;, &quot;citationItems&quot;: [{&quot;uris&quot;: [&quot;http://www.mendeley.com/documents/?uuid=ce43e571-07d3-4111-b0bf-122fdb635b83&quot;], &quot;itemData&quot;: {&quot;issued&quot;: {&quot;date-parts&quot;: [[&quot;2013&quot;, &quot;3&quot;]]}, &quot;abstract&quot;: &quot;Arbuscular fungi have a major role in directing the functioning of terrestrial ecosystems yet little is known about their biogeographical distribution. The Baas-Becking hypothesis ('everything is everywhere, but, the environment selects') was tested by investigating the distribution of arbuscular mycorrhizal fungi (AMF) at the landscape scale and the influence of environmental factors and geographical distance in determining community composition. AMF communities in Trifolium repens and Lolium perenne roots were assessed in 40 geographically dispersed sites in Ireland representing different land uses and soil types. Field sampling and laboratory bioassays were used, with AMF communities characterised using 18S rRNA terminal-restriction fragment length polymorphism. Landscape-scale distribution of AMF was driven by the local environment. AMF community composition was influenced by abiotic variables (pH, rainfall and soil type), but not land use or geographical distance. Trifolium repens and L. perenne supported contrasting communities of AMF, and the communities colonising each plant species were consistent across pasture habitats and over distance. Furthermore, L. perenne AMF communities grouped by soil type within pasture habitats. This is the largest and most comprehensive study that has investigated the landscape-scale distribution of AMF. Our findings support the Baas-Becking hypothesis at the landscape scale and demonstrate the strong influence the local environment has on determining AMF community composition.&quot;, &quot;type&quot;: &quot;article-journal&quot;, &quot;page&quot;: &quot;498-508&quot;, &quot;id&quot;: &quot;ITEM-1&quot;, &quot;title&quot;: &quot;The role of local environment and geographical distance in determining community composition of arbuscular mycorrhizal fungi at the landscape scale.&quot;, &quot;issue&quot;: &quot;3&quot;, &quot;DOI&quot;: &quot;10.1038/ismej.2012.127&quot;, &quot;ISSN&quot;: &quot;1751-7370&quot;, &quot;volume&quot;: &quot;7&quot;, &quot;author&quot;: [{&quot;parse-names&quot;: false, &quot;family&quot;: &quot;Hazard&quot;, &quot;suffix&quot;: &quot;&quot;, &quot;given&quot;: &quot;Christina&quot;, &quot;dropping-particle&quot;: &quot;&quot;, &quot;non-dropping-particle&quot;: &quot;&quot;}, {&quot;parse-names&quot;: false, &quot;family&quot;: &quot;Gosling&quot;, &quot;suffix&quot;: &quot;&quot;, &quot;given&quot;: &quot;Paul&quot;, &quot;dropping-particle&quot;: &quot;&quot;, &quot;non-dropping-particle&quot;: &quot;&quot;}, {&quot;parse-names&quot;: false, &quot;family&quot;: &quot;Gast&quot;, &quot;suffix&quot;: &quot;&quot;, &quot;given&quot;: &quot;Christopher J&quot;, &quot;dropping-particle&quot;: &quot;&quot;, &quot;non-dropping-particle&quot;: &quot;van der&quot;}, {&quot;parse-names&quot;: false, &quot;family&quot;: &quot;Mitchell&quot;, &quot;suffix&quot;: &quot;&quot;, &quot;given&quot;: &quot;Derek T&quot;, &quot;dropping-particle&quot;: &quot;&quot;, &quot;non-dropping-particle&quot;: &quot;&quot;}, {&quot;parse-names&quot;: false, &quot;family&quot;: &quot;Doohan&quot;, &quot;suffix&quot;: &quot;&quot;, &quot;given&quot;: &quot;Fiona M&quot;, &quot;dropping-particle&quot;: &quot;&quot;, &quot;non-dropping-particle&quot;: &quot;&quot;}, {&quot;parse-names&quot;: false, &quot;family&quot;: &quot;Bending&quot;, &quot;suffix&quot;: &quot;&quot;, &quot;given&quot;: &quot;Gary D&quot;, &quot;dropping-particle&quot;: &quot;&quot;, &quot;non-dropping-particle&quot;: &quot;&quot;}], &quot;container-title&quot;: &quot;The ISME journal&quot;, &quot;PMID&quot;: &quot;23096401&quot;}, &quot;id&quot;: &quot;ITEM-1&quot;}, {&quot;uris&quot;: [&quot;http://www.mendeley.com/documents/?uuid=d9066b42-0418-49a4-9d48-1f7b248631c8&quot;], &quot;itemData&quot;: {&quot;id&quot;: &quot;ITEM-2&quot;, &quot;DOI&quot;: &quot;10.1016/j.funeco.2014.04.004&quot;, &quot;type&quot;: &quot;article-journal&quot;, &quot;page&quot;: &quot;14-25&quot;, &quot;ISSN&quot;: &quot;17545048&quot;, &quot;issued&quot;: {&quot;date-parts&quot;: [[&quot;2014&quot;, &quot;12&quot;]]}, &quot;author&quot;: [{&quot;parse-names&quot;: false, &quot;family&quot;: &quot;Kivlin&quot;, &quot;suffix&quot;: &quot;&quot;, &quot;given&quot;: &quot;Stephanie N.&quot;, &quot;dropping-particle&quot;: &quot;&quot;, &quot;non-dropping-particle&quot;: &quot;&quot;}, {&quot;parse-names&quot;: false, &quot;family&quot;: &quot;Winston&quot;, &quot;suffix&quot;: &quot;&quot;, &quot;given&quot;: &quot;Greg C.&quot;, &quot;dropping-particle&quot;: &quot;&quot;, &quot;non-dropping-particle&quot;: &quot;&quot;}, {&quot;parse-names&quot;: false, &quot;family&quot;: &quot;Goulden&quot;, &quot;suffix&quot;: &quot;&quot;, &quot;given&quot;: &quot;Michael L.&quot;, &quot;dropping-particle&quot;: &quot;&quot;, &quot;non-dropping-particle&quot;: &quot;&quot;}, {&quot;parse-names&quot;: false, &quot;family&quot;: &quot;Treseder&quot;, &quot;suffix&quot;: &quot;&quot;, &quot;given&quot;: &quot;Kathleen K.&quot;, &quot;dropping-particle&quot;: &quot;&quot;, &quot;non-dropping-particle&quot;: &quot;&quot;}], &quot;container-title&quot;: &quot;Fungal Ecology&quot;, &quot;abstract&quot;: &quot;The relative importance of dispersal limitation versus environmental filtering for community assembly has received much attention for macroorganisms. These processes have only recently been examined in microbial communities. Instead, microbial dispersal has mostly been measured as community composition change over space (i.e., distance decay). Here we directly examined fungal composition in airborne wind currents and soil fungal communities across a 40 000 km2 regional landscape to determine if dispersal limitation or abiotic factors were structuring soil fungal communities. Over this landscape, neither airborne nor soil fungal communities exhibited compositional differences due to geographic distance. Airborne fungal communities shifted temporally while soil fungal communities were correlated with abiotic parameters. These patterns suggest that environmental filtering may have the largest influence on fungal regional community assembly in soils, especially for aerially dispersed fungal taxa. Furthermore, we found evidence that dispersal of fungal spores differs between fungal taxa and can be both a stochastic and deterministic process. The spatial range of soil fungal taxa was correlated with their average regional abundance across all sites, which may imply stochastic dispersal mechanisms. Nevertheless, spore volume was also negatively correlated with spatial range for some species. Smaller volume spores may be adapted to long-range dispersal, or establishment, suggesting that deterministic fungal traits may also influence fungal distributions. Fungal life-history traits may influence their distributions as well. Hypogeous fungal taxa exhibited high local abundance, but small spatial ranges, while epigeous fungal taxa had lower local abundance, but larger spatial ranges. This study is the first, to our knowledge, to directly sample air dispersal and soil fungal communities simultaneously across a regional landscape. We provide some of the first evidence that soil fungal communities are mostly assembled through environmental filtering and experience little dispersal limitation.&quot;, &quot;title&quot;: &quot;Environmental filtering affects soil fungal community composition more than dispersal limitation at regional scales&quot;, &quot;volume&quot;: &quot;12&quot;}, &quot;id&quot;: &quot;ITEM-2&quot;}], &quot;properties&quot;: {&quot;noteIndex&quot;: 0}} RNDwSTkJLOOpB"/><text:span text:style-name="T1">⁠. Therefore, the universality of this relationship for microbial communities remains unclear.</text:span></text:p>
      <text:p text:style-name="P2"/>
      <text:p text:style-name="P38">Over the past two decades, the tools available to microbial ecologists have advanced to such an extent that we now routinely generate datasets several orders of magnitude larger than what was possible. From serially sequencing clone libraries, through community fingerprinting methods, and most recently high-throughput sequencing, previous research into the microbial d-d relationship is based upon a plethora of methods with varying degrees of taxonomic resolution and community coverage <text:reference-mark-start text:name="ADDIN CSL_CITATION {&quot;mendeley&quot;: {&quot;plainTextFormattedCitation&quot;: &quot;(Muyzer 1999, Glenn 2011)&quot;, &quot;previouslyFormattedCitation&quot;: &quot;(Muyzer 1999, Glenn 2011)&quot;, &quot;formattedCitation&quot;: &quot;(Muyzer 1999, Glenn 2011)&quot;}, &quot;schema&quot;: &quot;https://github.com/citation-style-language/schema/raw/master/csl-citation.json&quot;, &quot;citationItems&quot;: [{&quot;uris&quot;: [&quot;http://www.mendeley.com/documents/?uuid=959a2cab-951f-3297-85ba-76a9931d0b74&quot;], &quot;itemData&quot;: {&quot;issued&quot;: {&quot;date-parts&quot;: [[&quot;1999&quot;, &quot;6&quot;]]}, &quot;abstract&quot;: &quot;Five years after the introduction of denaturing gradient gel electrophoresis (DGGE) and temperature gradient gel electrophoresis (TGGE) in environmental microbiology these techniques are now routinely used in many microbiological laboratories worldwide as molecular tools to compare the diversity of microbial communities and to monitor population dynamics. Recent advances in these techniques have demonstrated their importance in microbial ecology.&quot;, &quot;type&quot;: &quot;article&quot;, &quot;page&quot;: &quot;317-322&quot;, &quot;id&quot;: &quot;ITEM-1&quot;, &quot;ISBN&quot;: &quot;1369-5274 (Print)&quot;, &quot;title&quot;: &quot;DGGE/TGGE a method for identifying genes from natural ecosystems&quot;, &quot;issue&quot;: &quot;3&quot;, &quot;DOI&quot;: &quot;10.1016/S1369-5274(99)80055-1&quot;, &quot;ISSN&quot;: &quot;13695274&quot;, &quot;volume&quot;: &quot;2&quot;, &quot;author&quot;: [{&quot;parse-names&quot;: false, &quot;family&quot;: &quot;Muyzer&quot;, &quot;suffix&quot;: &quot;&quot;, &quot;given&quot;: &quot;Gerard&quot;, &quot;dropping-particle&quot;: &quot;&quot;, &quot;non-dropping-particle&quot;: &quot;&quot;}], &quot;container-title&quot;: &quot;Current Opinion in Microbiology&quot;, &quot;PMID&quot;: &quot;10383868&quot;}, &quot;id&quot;: &quot;ITEM-1&quot;}, {&quot;uris&quot;: [&quot;http://www.mendeley.com/documents/?uuid=79fcf072-a436-4af9-bf2f-6375a0af7c98&quot;], &quot;itemData&quot;: {&quot;publisher&quot;: &quot;Blackwell Publishing Ltd&quot;, &quot;issued&quot;: {&quot;date-parts&quot;: [[&quot;2011&quot;, &quot;9&quot;]]}, &quot;abstract&quot;: &quot;The diversity of available 2(nd) and 3(rd) generation DNA sequencing platforms is increasing rapidly. Costs for these systems range from &lt; $100,000 to more than $1,000,000, with instrument run times ranging from minutes to weeks. Extensive trade-offs exist among these platforms. I summarize the major characteristics of each commercially available platform to enable direct comparisons. In terms of cost per megabase (Mb) of sequence, the Illumina and SOLiD platforms are clearly superior (\u2264 $0.10/Mb vs. &gt; $10/Mb for 454 and some Ion Torrent chips). In terms of cost per nonmultiplexed sample and instrument run time, the Pacific Biosciences and Ion Torrent platforms excel, with the 454 GS Junior and Illumina MiSeq also notable in this regard. All platforms allow multiplexing of samples, but details of library preparation, experimental design and data analysis can constrain the options. The wide range of characteristics among available platforms provides opportunities both to conduct groundbreaking studies and to waste money on scales that were previously infeasible. Thus, careful thought about the desired characteristics of these systems is warranted before purchasing or using any of them. Updated information from this guide will be maintained at: http://dna.uga.edu/ and http://tomato.biol.trinity.edu/blog/.&quot;, &quot;type&quot;: &quot;article-journal&quot;, &quot;page&quot;: &quot;759-769&quot;, &quot;id&quot;: &quot;ITEM-2&quot;, &quot;ISBN&quot;: &quot;1755-098X&quot;, &quot;title&quot;: &quot;Field guide to next-generation DNA sequencers.&quot;, &quot;issue&quot;: &quot;5&quot;, &quot;DOI&quot;: &quot;10.1111/j.1755-0998.2011.03024.x&quot;, &quot;ISSN&quot;: &quot;1755-0998&quot;, &quot;volume&quot;: &quot;11&quot;, &quot;author&quot;: [{&quot;parse-names&quot;: false, &quot;family&quot;: &quot;Glenn&quot;, &quot;suffix&quot;: &quot;&quot;, &quot;given&quot;: &quot;Travis C.&quot;, &quot;dropping-particle&quot;: &quot;&quot;, &quot;non-dropping-particle&quot;: &quot;&quot;}], &quot;container-title&quot;: &quot;Molecular Ecology Resources&quot;, &quot;PMID&quot;: &quot;21592312&quot;}, &quot;id&quot;: &quot;ITEM-2&quot;}], &quot;properties&quot;: {&quot;noteIndex&quot;: 0}} RNDPvWrnatx8i"/><text:span text:style-name="T23">(Muyzer 1999, Glenn 2011)</text:span><text:reference-mark-end text:name="ADDIN CSL_CITATION {&quot;mendeley&quot;: {&quot;plainTextFormattedCitation&quot;: &quot;(Muyzer 1999, Glenn 2011)&quot;, &quot;previouslyFormattedCitation&quot;: &quot;(Muyzer 1999, Glenn 2011)&quot;, &quot;formattedCitation&quot;: &quot;(Muyzer 1999, Glenn 2011)&quot;}, &quot;schema&quot;: &quot;https://github.com/citation-style-language/schema/raw/master/csl-citation.json&quot;, &quot;citationItems&quot;: [{&quot;uris&quot;: [&quot;http://www.mendeley.com/documents/?uuid=959a2cab-951f-3297-85ba-76a9931d0b74&quot;], &quot;itemData&quot;: {&quot;issued&quot;: {&quot;date-parts&quot;: [[&quot;1999&quot;, &quot;6&quot;]]}, &quot;abstract&quot;: &quot;Five years after the introduction of denaturing gradient gel electrophoresis (DGGE) and temperature gradient gel electrophoresis (TGGE) in environmental microbiology these techniques are now routinely used in many microbiological laboratories worldwide as molecular tools to compare the diversity of microbial communities and to monitor population dynamics. Recent advances in these techniques have demonstrated their importance in microbial ecology.&quot;, &quot;type&quot;: &quot;article&quot;, &quot;page&quot;: &quot;317-322&quot;, &quot;id&quot;: &quot;ITEM-1&quot;, &quot;ISBN&quot;: &quot;1369-5274 (Print)&quot;, &quot;title&quot;: &quot;DGGE/TGGE a method for identifying genes from natural ecosystems&quot;, &quot;issue&quot;: &quot;3&quot;, &quot;DOI&quot;: &quot;10.1016/S1369-5274(99)80055-1&quot;, &quot;ISSN&quot;: &quot;13695274&quot;, &quot;volume&quot;: &quot;2&quot;, &quot;author&quot;: [{&quot;parse-names&quot;: false, &quot;family&quot;: &quot;Muyzer&quot;, &quot;suffix&quot;: &quot;&quot;, &quot;given&quot;: &quot;Gerard&quot;, &quot;dropping-particle&quot;: &quot;&quot;, &quot;non-dropping-particle&quot;: &quot;&quot;}], &quot;container-title&quot;: &quot;Current Opinion in Microbiology&quot;, &quot;PMID&quot;: &quot;10383868&quot;}, &quot;id&quot;: &quot;ITEM-1&quot;}, {&quot;uris&quot;: [&quot;http://www.mendeley.com/documents/?uuid=79fcf072-a436-4af9-bf2f-6375a0af7c98&quot;], &quot;itemData&quot;: {&quot;publisher&quot;: &quot;Blackwell Publishing Ltd&quot;, &quot;issued&quot;: {&quot;date-parts&quot;: [[&quot;2011&quot;, &quot;9&quot;]]}, &quot;abstract&quot;: &quot;The diversity of available 2(nd) and 3(rd) generation DNA sequencing platforms is increasing rapidly. Costs for these systems range from &lt; $100,000 to more than $1,000,000, with instrument run times ranging from minutes to weeks. Extensive trade-offs exist among these platforms. I summarize the major characteristics of each commercially available platform to enable direct comparisons. In terms of cost per megabase (Mb) of sequence, the Illumina and SOLiD platforms are clearly superior (\u2264 $0.10/Mb vs. &gt; $10/Mb for 454 and some Ion Torrent chips). In terms of cost per nonmultiplexed sample and instrument run time, the Pacific Biosciences and Ion Torrent platforms excel, with the 454 GS Junior and Illumina MiSeq also notable in this regard. All platforms allow multiplexing of samples, but details of library preparation, experimental design and data analysis can constrain the options. The wide range of characteristics among available platforms provides opportunities both to conduct groundbreaking studies and to waste money on scales that were previously infeasible. Thus, careful thought about the desired characteristics of these systems is warranted before purchasing or using any of them. Updated information from this guide will be maintained at: http://dna.uga.edu/ and http://tomato.biol.trinity.edu/blog/.&quot;, &quot;type&quot;: &quot;article-journal&quot;, &quot;page&quot;: &quot;759-769&quot;, &quot;id&quot;: &quot;ITEM-2&quot;, &quot;ISBN&quot;: &quot;1755-098X&quot;, &quot;title&quot;: &quot;Field guide to next-generation DNA sequencers.&quot;, &quot;issue&quot;: &quot;5&quot;, &quot;DOI&quot;: &quot;10.1111/j.1755-0998.2011.03024.x&quot;, &quot;ISSN&quot;: &quot;1755-0998&quot;, &quot;volume&quot;: &quot;11&quot;, &quot;author&quot;: [{&quot;parse-names&quot;: false, &quot;family&quot;: &quot;Glenn&quot;, &quot;suffix&quot;: &quot;&quot;, &quot;given&quot;: &quot;Travis C.&quot;, &quot;dropping-particle&quot;: &quot;&quot;, &quot;non-dropping-particle&quot;: &quot;&quot;}], &quot;container-title&quot;: &quot;Molecular Ecology Resources&quot;, &quot;PMID&quot;: &quot;21592312&quot;}, &quot;id&quot;: &quot;ITEM-2&quot;}], &quot;properties&quot;: {&quot;noteIndex&quot;: 0}} RNDPvWrnatx8i"/>⁠. In addition to the varying methods used to study microbial communities, there are now a bewildering array of indices available to quantify the (dis)similarity between microbial communities, including qualitative (based on presence/absence of species), quantitative (based on composition and abundance of species), and phylogenetic (based on relatedness of communities). Such indices have different properties in terms of how they weight rare or common species, and in how they are influenced by sample sizes or species richness <text:reference-mark-start text:name="ADDIN CSL_CITATION {&quot;mendeley&quot;: {&quot;plainTextFormattedCitation&quot;: &quot;(Baselga 2012, Beck et al. 2013)&quot;, &quot;previouslyFormattedCitation&quot;: &quot;(Baselga 2012, Beck et al. 2013)&quot;, &quot;formattedCitation&quot;: &quot;(Baselga 2012, Beck et al. 2013)&quot;}, &quot;schema&quot;: &quot;https://github.com/citation-style-language/schema/raw/master/csl-citation.json&quot;, &quot;citationItems&quot;: [{&quot;uris&quot;: [&quot;http://www.mendeley.com/documents/?uuid=2e47dbdc-9044-36d1-934a-22b8c7b4bc1b&quot;], &quot;itemData&quot;: {&quot;issued&quot;: {&quot;date-parts&quot;: [[&quot;2013&quot;, &quot;4&quot;]]}, &quot;abstract&quot;: &quot;* Beta diversity is a conceptual link between diversity at local and regional scales. Various additional methodologies of quantifying this and related phenomena have been applied. Among them, measures of pairwise (dis)similarity of sites are particularly popular. Undersampling, i.e. not recording all taxa present at a site, is a common situation in ecological data. Bias in many metrics related to beta diversity must be expected, but only few studies have explicitly investigated the properties of various measures under undersampling conditions. * On the basis of an empirical data set, representing near-complete local inventories of the Lepidoptera from an isolated Pacific island, as well as simulated communities with varying properties, we mimicked different levels of undersampling. We used 14 different approaches to quantify beta diversity, among them dataset-wide multiplicative partitioning (i.e. \u2018true beta diversity\u2019) and pairwise site x site dissimilarities. We compared their values from incomplete samples to true results from the full data. We used these comparisons to quantify undersampling bias and we calculated correlations of the dissimilarity measures of undersampled data with complete data of sites. * Almost all tested metrics showed bias and low correlations under moderate to severe undersampling conditions (as well as deteriorating precision, i.e. large chance effects on results). Measures that used only species incidence were very sensitive to undersampling, while abundance-based metrics with high dependency on the distribution of the most common taxa were particularly robust. Simulated data showed sensitivity of results to the abundance distribution, confirming that data sets of high evenness and/or the application of metrics that are strongly affected by rare species are particularly sensitive to undersampling. * The class of beta measure to be used should depend on the research question being asked as different metrics can lead to quite different conclusions even without undersampling effects. For each class of metric, there is a trade-off between robustness to undersampling and sensitivity to rare species. In consequence, using incidence-based metrics carries a particular risk of false conclusions when undersampled data are involved. Developing bias corrections for such metrics would be desirable.&quot;, &quot;editor&quot;: [{&quot;parse-names&quot;: false, &quot;family&quot;: &quot;Orme&quot;, &quot;suffix&quot;: &quot;&quot;, &quot;given&quot;: &quot;David&quot;, &quot;dropping-particle&quot;: &quot;&quot;, &quot;non-dropping-particle&quot;: &quot;&quot;}], &quot;type&quot;: &quot;article-journal&quot;, &quot;page&quot;: &quot;370-382&quot;, &quot;id&quot;: &quot;ITEM-1&quot;, &quot;ISBN&quot;: &quot;2041-210X&quot;, &quot;title&quot;: &quot;Undersampling and the measurement of beta diversity&quot;, &quot;issue&quot;: &quot;4&quot;, &quot;DOI&quot;: &quot;10.1111/2041-210x.12023&quot;, &quot;ISSN&quot;: &quot;2041210X&quot;, &quot;volume&quot;: &quot;4&quot;, &quot;author&quot;: [{&quot;parse-names&quot;: false, &quot;family&quot;: &quot;Beck&quot;, &quot;suffix&quot;: &quot;&quot;, &quot;given&quot;: &quot;Jan&quot;, &quot;dropping-particle&quot;: &quot;&quot;, &quot;non-dropping-particle&quot;: &quot;&quot;}, {&quot;parse-names&quot;: false, &quot;family&quot;: &quot;Holloway&quot;, &quot;suffix&quot;: &quot;&quot;, &quot;given&quot;: &quot;Jeremy D.&quot;, &quot;dropping-particle&quot;: &quot;&quot;, &quot;non-dropping-particle&quot;: &quot;&quot;}, {&quot;parse-names&quot;: false, &quot;family&quot;: &quot;Schwanghart&quot;, &quot;suffix&quot;: &quot;&quot;, &quot;given&quot;: &quot;Wolfgang&quot;, &quot;dropping-particle&quot;: &quot;&quot;, &quot;non-dropping-particle&quot;: &quot;&quot;}], &quot;container-title&quot;: &quot;Methods in Ecology and Evolution&quot;}, &quot;id&quot;: &quot;ITEM-1&quot;}, {&quot;uris&quot;: [&quot;http://www.mendeley.com/documents/?uuid=74c31544-4228-40d7-9cb7-3b0ff1acd699&quot;], &quot;itemData&quot;: {&quot;issued&quot;: {&quot;date-parts&quot;: [[&quot;2012&quot;, &quot;12&quot;, &quot;13&quot;]]}, &quot;DOI&quot;: &quot;10.1111/j.1466-8238.2011.00756.x&quot;, &quot;ISSN&quot;: &quot;1466822X&quot;, &quot;type&quot;: &quot;article-journal&quot;, &quot;page&quot;: &quot;1223-1232&quot;, &quot;id&quot;: &quot;ITEM-2&quot;, &quot;volume&quot;: &quot;21&quot;, &quot;author&quot;: [{&quot;parse-names&quot;: false, &quot;family&quot;: &quot;Baselga&quot;, &quot;suffix&quot;: &quot;&quot;, &quot;given&quot;: &quot;Andr\u00e9s&quot;, &quot;dropping-particle&quot;: &quot;&quot;, &quot;non-dropping-particle&quot;: &quot;&quot;}], &quot;container-title&quot;: &quot;Global Ecology and Biogeography&quot;, &quot;issue&quot;: &quot;12&quot;, &quot;title&quot;: &quot;The relationship between species replacement, dissimilarity derived from nestedness, and nestedness&quot;}, &quot;id&quot;: &quot;ITEM-2&quot;}], &quot;properties&quot;: {&quot;noteIndex&quot;: 0}} RNDpCJwtqgWOG"/><text:span text:style-name="T23">(Baselga 2012, Beck et al. 2013)</text:span><text:reference-mark-end text:name="ADDIN CSL_CITATION {&quot;mendeley&quot;: {&quot;plainTextFormattedCitation&quot;: &quot;(Baselga 2012, Beck et al. 2013)&quot;, &quot;previouslyFormattedCitation&quot;: &quot;(Baselga 2012, Beck et al. 2013)&quot;, &quot;formattedCitation&quot;: &quot;(Baselga 2012, Beck et al. 2013)&quot;}, &quot;schema&quot;: &quot;https://github.com/citation-style-language/schema/raw/master/csl-citation.json&quot;, &quot;citationItems&quot;: [{&quot;uris&quot;: [&quot;http://www.mendeley.com/documents/?uuid=2e47dbdc-9044-36d1-934a-22b8c7b4bc1b&quot;], &quot;itemData&quot;: {&quot;issued&quot;: {&quot;date-parts&quot;: [[&quot;2013&quot;, &quot;4&quot;]]}, &quot;abstract&quot;: &quot;* Beta diversity is a conceptual link between diversity at local and regional scales. Various additional methodologies of quantifying this and related phenomena have been applied. Among them, measures of pairwise (dis)similarity of sites are particularly popular. Undersampling, i.e. not recording all taxa present at a site, is a common situation in ecological data. Bias in many metrics related to beta diversity must be expected, but only few studies have explicitly investigated the properties of various measures under undersampling conditions. * On the basis of an empirical data set, representing near-complete local inventories of the Lepidoptera from an isolated Pacific island, as well as simulated communities with varying properties, we mimicked different levels of undersampling. We used 14 different approaches to quantify beta diversity, among them dataset-wide multiplicative partitioning (i.e. \u2018true beta diversity\u2019) and pairwise site x site dissimilarities. We compared their values from incomplete samples to true results from the full data. We used these comparisons to quantify undersampling bias and we calculated correlations of the dissimilarity measures of undersampled data with complete data of sites. * Almost all tested metrics showed bias and low correlations under moderate to severe undersampling conditions (as well as deteriorating precision, i.e. large chance effects on results). Measures that used only species incidence were very sensitive to undersampling, while abundance-based metrics with high dependency on the distribution of the most common taxa were particularly robust. Simulated data showed sensitivity of results to the abundance distribution, confirming that data sets of high evenness and/or the application of metrics that are strongly affected by rare species are particularly sensitive to undersampling. * The class of beta measure to be used should depend on the research question being asked as different metrics can lead to quite different conclusions even without undersampling effects. For each class of metric, there is a trade-off between robustness to undersampling and sensitivity to rare species. In consequence, using incidence-based metrics carries a particular risk of false conclusions when undersampled data are involved. Developing bias corrections for such metrics would be desirable.&quot;, &quot;editor&quot;: [{&quot;parse-names&quot;: false, &quot;family&quot;: &quot;Orme&quot;, &quot;suffix&quot;: &quot;&quot;, &quot;given&quot;: &quot;David&quot;, &quot;dropping-particle&quot;: &quot;&quot;, &quot;non-dropping-particle&quot;: &quot;&quot;}], &quot;type&quot;: &quot;article-journal&quot;, &quot;page&quot;: &quot;370-382&quot;, &quot;id&quot;: &quot;ITEM-1&quot;, &quot;ISBN&quot;: &quot;2041-210X&quot;, &quot;title&quot;: &quot;Undersampling and the measurement of beta diversity&quot;, &quot;issue&quot;: &quot;4&quot;, &quot;DOI&quot;: &quot;10.1111/2041-210x.12023&quot;, &quot;ISSN&quot;: &quot;2041210X&quot;, &quot;volume&quot;: &quot;4&quot;, &quot;author&quot;: [{&quot;parse-names&quot;: false, &quot;family&quot;: &quot;Beck&quot;, &quot;suffix&quot;: &quot;&quot;, &quot;given&quot;: &quot;Jan&quot;, &quot;dropping-particle&quot;: &quot;&quot;, &quot;non-dropping-particle&quot;: &quot;&quot;}, {&quot;parse-names&quot;: false, &quot;family&quot;: &quot;Holloway&quot;, &quot;suffix&quot;: &quot;&quot;, &quot;given&quot;: &quot;Jeremy D.&quot;, &quot;dropping-particle&quot;: &quot;&quot;, &quot;non-dropping-particle&quot;: &quot;&quot;}, {&quot;parse-names&quot;: false, &quot;family&quot;: &quot;Schwanghart&quot;, &quot;suffix&quot;: &quot;&quot;, &quot;given&quot;: &quot;Wolfgang&quot;, &quot;dropping-particle&quot;: &quot;&quot;, &quot;non-dropping-particle&quot;: &quot;&quot;}], &quot;container-title&quot;: &quot;Methods in Ecology and Evolution&quot;}, &quot;id&quot;: &quot;ITEM-1&quot;}, {&quot;uris&quot;: [&quot;http://www.mendeley.com/documents/?uuid=74c31544-4228-40d7-9cb7-3b0ff1acd699&quot;], &quot;itemData&quot;: {&quot;issued&quot;: {&quot;date-parts&quot;: [[&quot;2012&quot;, &quot;12&quot;, &quot;13&quot;]]}, &quot;DOI&quot;: &quot;10.1111/j.1466-8238.2011.00756.x&quot;, &quot;ISSN&quot;: &quot;1466822X&quot;, &quot;type&quot;: &quot;article-journal&quot;, &quot;page&quot;: &quot;1223-1232&quot;, &quot;id&quot;: &quot;ITEM-2&quot;, &quot;volume&quot;: &quot;21&quot;, &quot;author&quot;: [{&quot;parse-names&quot;: false, &quot;family&quot;: &quot;Baselga&quot;, &quot;suffix&quot;: &quot;&quot;, &quot;given&quot;: &quot;Andr\u00e9s&quot;, &quot;dropping-particle&quot;: &quot;&quot;, &quot;non-dropping-particle&quot;: &quot;&quot;}], &quot;container-title&quot;: &quot;Global Ecology and Biogeography&quot;, &quot;issue&quot;: &quot;12&quot;, &quot;title&quot;: &quot;The relationship between species replacement, dissimilarity derived from nestedness, and nestedness&quot;}, &quot;id&quot;: &quot;ITEM-2&quot;}], &quot;properties&quot;: {&quot;noteIndex&quot;: 0}} RNDpCJwtqgWOG"/>⁠. Therefore, such methodological differences between studies may significantly influence our measurement of the d-d relationship in microbial ecology. </text:p>
      <text:p text:style-name="P4"/>
      <text:p text:style-name="P5"><text:span text:style-name="T98">On the other hand. w</text:span>hilst methodological differences <text:span text:style-name="T98">may contribute to </text:span>variability in microbial distance-decay relationships, <text:span text:style-name="T99">various aspects of biological context may also play a role</text:span>. <text:span text:style-name="T100">Here</text:span>, context could be considered to be the organisms studied (e.g. bacteria, archaea, fungi etc), the study system in question (soil, freshwater, extreme systems), or the spatial scale of the study. Taxonomic disparities between studies may cause different results if dispersal abilities are different between microorganisms. <text:span text:style-name="T100">For example, cell size has been shown to influence dispersal properties in microbial organisms </text:span><text:reference-mark-start text:name="ADDIN CSL_CITATION {&quot;mendeley&quot;: {&quot;plainTextFormattedCitation&quot;: &quot;(Wilkinson et al. 2012)&quot;, &quot;previouslyFormattedCitation&quot;: &quot;(Wilkinson et al. 2012)&quot;, &quot;formattedCitation&quot;: &quot;(Wilkinson et al. 2012)&quot;}, &quot;schema&quot;: &quot;https://github.com/citation-style-language/schema/raw/master/csl-citation.json&quot;, &quot;citationItems&quot;: [{&quot;uris&quot;: [&quot;http://www.mendeley.com/documents/?uuid=70909717-286f-415d-9ea4-4bc968703ea5&quot;], &quot;itemData&quot;: {&quot;issued&quot;: {&quot;date-parts&quot;: [[&quot;2012&quot;, &quot;1&quot;, &quot;17&quot;]]}, &quot;abstract&quot;: &quot;Aim We investigate the long-standing question of whether the small size of microbes allows most microbial species to colonize all suitable sites around the globe or whether their ranges are limited by opportunities for dispersal. In this study we use a modelling approach to investigate the effect of size on the probability of between-continent dispersal using virtual microorganisms in a global model of the Earths atmosphere. Location Global. Methods We use a computer model of global atmospheric circulation to investigate the effect of microbe size (effective diameters of 9, 20, 40 and 60 mu m) on the probability of aerial dispersal. Results We found that for smaller microbes, once airborne, dispersal is remarkably successful over a 1-year period. The most striking results are the extensive within-hemisphere distribution of virtual microbes of 9 and 20 mu m diameter and the lack of dispersal between the Northern and Southern Hemispheres during the year-long time-scale of our simulations. Main conclusions Above a diameter of 20 mu m wind dispersal of virtual microbes between continents becomes increasingly unlikely, and it does not occur at all (within our simulated 1-year period) for those of 60 mu m diameter. Within our simulation, the success of small microbes in long-distance dispersal is due both to their greater abundance and to their longer time in the atmosphere - once airborne - compared with larger microbes.&quot;, &quot;type&quot;: &quot;article-journal&quot;, &quot;page&quot;: &quot;89-97&quot;, &quot;title&quot;: &quot;Modelling the effect of size on the aerial dispersal of microorganisms&quot;, &quot;ISBN&quot;: &quot;0305-0270&quot;, &quot;id&quot;: &quot;ITEM-1&quot;, &quot;issue&quot;: &quot;1&quot;, &quot;DOI&quot;: &quot;10.1111/j.1365-2699.2011.02569.x&quot;, &quot;ISSN&quot;: &quot;03050270&quot;, &quot;volume&quot;: &quot;39&quot;, &quot;author&quot;: [{&quot;parse-names&quot;: false, &quot;family&quot;: &quot;Wilkinson&quot;, &quot;suffix&quot;: &quot;&quot;, &quot;given&quot;: &quot;David M.&quot;, &quot;dropping-particle&quot;: &quot;&quot;, &quot;non-dropping-particle&quot;: &quot;&quot;}, {&quot;parse-names&quot;: false, &quot;family&quot;: &quot;Koumoutsaris&quot;, &quot;suffix&quot;: &quot;&quot;, &quot;given&quot;: &quot;Symeon&quot;, &quot;dropping-particle&quot;: &quot;&quot;, &quot;non-dropping-particle&quot;: &quot;&quot;}, {&quot;parse-names&quot;: false, &quot;family&quot;: &quot;Mitchell&quot;, &quot;suffix&quot;: &quot;&quot;, &quot;given&quot;: &quot;Edward A D&quot;, &quot;dropping-particle&quot;: &quot;&quot;, &quot;non-dropping-particle&quot;: &quot;&quot;}, {&quot;parse-names&quot;: false, &quot;family&quot;: &quot;Bey&quot;, &quot;suffix&quot;: &quot;&quot;, &quot;given&quot;: &quot;Isabelle&quot;, &quot;dropping-particle&quot;: &quot;&quot;, &quot;non-dropping-particle&quot;: &quot;&quot;}], &quot;container-title&quot;: &quot;Journal of Biogeography&quot;}, &quot;id&quot;: &quot;ITEM-1&quot;}], &quot;properties&quot;: {&quot;noteIndex&quot;: 0}} RNDvVL4CzDYKM"/><text:span text:style-name="T83">(Wilkinson et al. 2012)</text:span><text:reference-mark-end text:name="ADDIN CSL_CITATION {&quot;mendeley&quot;: {&quot;plainTextFormattedCitation&quot;: &quot;(Wilkinson et al. 2012)&quot;, &quot;previouslyFormattedCitation&quot;: &quot;(Wilkinson et al. 2012)&quot;, &quot;formattedCitation&quot;: &quot;(Wilkinson et al. 2012)&quot;}, &quot;schema&quot;: &quot;https://github.com/citation-style-language/schema/raw/master/csl-citation.json&quot;, &quot;citationItems&quot;: [{&quot;uris&quot;: [&quot;http://www.mendeley.com/documents/?uuid=70909717-286f-415d-9ea4-4bc968703ea5&quot;], &quot;itemData&quot;: {&quot;issued&quot;: {&quot;date-parts&quot;: [[&quot;2012&quot;, &quot;1&quot;, &quot;17&quot;]]}, &quot;abstract&quot;: &quot;Aim We investigate the long-standing question of whether the small size of microbes allows most microbial species to colonize all suitable sites around the globe or whether their ranges are limited by opportunities for dispersal. In this study we use a modelling approach to investigate the effect of size on the probability of between-continent dispersal using virtual microorganisms in a global model of the Earths atmosphere. Location Global. Methods We use a computer model of global atmospheric circulation to investigate the effect of microbe size (effective diameters of 9, 20, 40 and 60 mu m) on the probability of aerial dispersal. Results We found that for smaller microbes, once airborne, dispersal is remarkably successful over a 1-year period. The most striking results are the extensive within-hemisphere distribution of virtual microbes of 9 and 20 mu m diameter and the lack of dispersal between the Northern and Southern Hemispheres during the year-long time-scale of our simulations. Main conclusions Above a diameter of 20 mu m wind dispersal of virtual microbes between continents becomes increasingly unlikely, and it does not occur at all (within our simulated 1-year period) for those of 60 mu m diameter. Within our simulation, the success of small microbes in long-distance dispersal is due both to their greater abundance and to their longer time in the atmosphere - once airborne - compared with larger microbes.&quot;, &quot;type&quot;: &quot;article-journal&quot;, &quot;page&quot;: &quot;89-97&quot;, &quot;title&quot;: &quot;Modelling the effect of size on the aerial dispersal of microorganisms&quot;, &quot;ISBN&quot;: &quot;0305-0270&quot;, &quot;id&quot;: &quot;ITEM-1&quot;, &quot;issue&quot;: &quot;1&quot;, &quot;DOI&quot;: &quot;10.1111/j.1365-2699.2011.02569.x&quot;, &quot;ISSN&quot;: &quot;03050270&quot;, &quot;volume&quot;: &quot;39&quot;, &quot;author&quot;: [{&quot;parse-names&quot;: false, &quot;family&quot;: &quot;Wilkinson&quot;, &quot;suffix&quot;: &quot;&quot;, &quot;given&quot;: &quot;David M.&quot;, &quot;dropping-particle&quot;: &quot;&quot;, &quot;non-dropping-particle&quot;: &quot;&quot;}, {&quot;parse-names&quot;: false, &quot;family&quot;: &quot;Koumoutsaris&quot;, &quot;suffix&quot;: &quot;&quot;, &quot;given&quot;: &quot;Symeon&quot;, &quot;dropping-particle&quot;: &quot;&quot;, &quot;non-dropping-particle&quot;: &quot;&quot;}, {&quot;parse-names&quot;: false, &quot;family&quot;: &quot;Mitchell&quot;, &quot;suffix&quot;: &quot;&quot;, &quot;given&quot;: &quot;Edward A D&quot;, &quot;dropping-particle&quot;: &quot;&quot;, &quot;non-dropping-particle&quot;: &quot;&quot;}, {&quot;parse-names&quot;: false, &quot;family&quot;: &quot;Bey&quot;, &quot;suffix&quot;: &quot;&quot;, &quot;given&quot;: &quot;Isabelle&quot;, &quot;dropping-particle&quot;: &quot;&quot;, &quot;non-dropping-particle&quot;: &quot;&quot;}], &quot;container-title&quot;: &quot;Journal of Biogeography&quot;}, &quot;id&quot;: &quot;ITEM-1&quot;}], &quot;properties&quot;: {&quot;noteIndex&quot;: 0}} RNDvVL4CzDYKM"/><text:span text:style-name="T100">⁠, and varies between microbial taxa, with Eukarya tending to have larger cells than Bacteria or Archaea </text:span><text:reference-mark-start text:name="ADDIN CSL_CITATION {&quot;mendeley&quot;: {&quot;plainTextFormattedCitation&quot;: &quot;(Soininen et al. 2013)&quot;, &quot;previouslyFormattedCitation&quot;: &quot;(Soininen et al. 2013)&quot;, &quot;formattedCitation&quot;: &quot;(Soininen et al. 2013)&quot;}, &quot;schema&quot;: &quot;https://github.com/citation-style-language/schema/raw/master/csl-citation.json&quot;, &quot;citationItems&quot;: [{&quot;uris&quot;: [&quot;http://www.mendeley.com/documents/?uuid=1faee999-72b9-3dcc-91d4-301976af18a8&quot;], &quot;itemData&quot;: {&quot;issued&quot;: {&quot;date-parts&quot;: [[&quot;2013&quot;]]}, &quot;abstract&quot;: &quot;The strengths of environmental drivers and biotic interactions are expected to show large variability across organism groups. We tested two ideas related to the degree of ecological determinism vs. stochasticity using a large data set comprising bacterio-, phyto-, and zooplankton. We expected that (1) there are predictable, size-driven differences in the degree to which planktonic taxa respond to different drivers such as water chemistry, biotic interactions, and climatic variables; and (2) species distribution models show lowest predictive performance for the smallest taxa due to the stochastic distributions of microbes. Generalized linear models (GLMs), generalized additive models (GAMs), and generalized boosted methods (GBMs) were constructed for 84 species to model their occurrence as a function of eight predictors. Predictive performance was measured as the area under the curve (AUC) of the receiver-operating characteristic plot and true skill statistic (TSS) using independent model evaluation data. We found that the model performances were typically remarkably low for all planktonic groups. The proportion of satisfactory models (AUC &gt; 0.7) was lowest for bacteria (11.1% of the models), followed by phyto- (24.2%) and zooplankton (38.1%). The occurrences of taxa within all planktonic groups were related to climatic variables to a certain degree, but bacteria showed the strongest associations with the climatic variables. Moreover, zooplankton occurrences were more related to biotic variables than the occurrences of smaller taxa, while phytoplankton occurrences were more related to water chemistry. We conclude that the occurrences of planktonic taxa are highly unpredictable and that stochasticity in occurrences is negatively related to the organism size perhaps due to efficient dispersal and fast population dynamics among the smallest taxa.&quot;, &quot;type&quot;: &quot;article-journal&quot;, &quot;page&quot;: &quot;660-670&quot;, &quot;id&quot;: &quot;ITEM-1&quot;, &quot;ISBN&quot;: &quot;0012-9658&quot;, &quot;title&quot;: &quot;Stochastic species distributions are driven by organism size&quot;, &quot;issue&quot;: &quot;3&quot;, &quot;DOI&quot;: &quot;10.1890/12-0777.1&quot;, &quot;ISSN&quot;: &quot;00129658&quot;, &quot;volume&quot;: &quot;94&quot;, &quot;author&quot;: [{&quot;parse-names&quot;: false, &quot;family&quot;: &quot;Soininen&quot;, &quot;suffix&quot;: &quot;&quot;, &quot;given&quot;: &quot;Janne&quot;, &quot;dropping-particle&quot;: &quot;&quot;, &quot;non-dropping-particle&quot;: &quot;&quot;}, {&quot;parse-names&quot;: false, &quot;family&quot;: &quot;Korhonen&quot;, &quot;suffix&quot;: &quot;&quot;, &quot;given&quot;: &quot;Jenni J.&quot;, &quot;dropping-particle&quot;: &quot;&quot;, &quot;non-dropping-particle&quot;: &quot;&quot;}, {&quot;parse-names&quot;: false, &quot;family&quot;: &quot;Luoto&quot;, &quot;suffix&quot;: &quot;&quot;, &quot;given&quot;: &quot;Miska&quot;, &quot;dropping-particle&quot;: &quot;&quot;, &quot;non-dropping-particle&quot;: &quot;&quot;}], &quot;container-title&quot;: &quot;Ecology&quot;, &quot;PMID&quot;: &quot;23687892&quot;}, &quot;id&quot;: &quot;ITEM-1&quot;}], &quot;properties&quot;: {&quot;noteIndex&quot;: 0}} RND3ESX1k6KS3"/><text:span text:style-name="T83">(Soininen et al. 2013)</text:span><text:reference-mark-end text:name="ADDIN CSL_CITATION {&quot;mendeley&quot;: {&quot;plainTextFormattedCitation&quot;: &quot;(Soininen et al. 2013)&quot;, &quot;previouslyFormattedCitation&quot;: &quot;(Soininen et al. 2013)&quot;, &quot;formattedCitation&quot;: &quot;(Soininen et al. 2013)&quot;}, &quot;schema&quot;: &quot;https://github.com/citation-style-language/schema/raw/master/csl-citation.json&quot;, &quot;citationItems&quot;: [{&quot;uris&quot;: [&quot;http://www.mendeley.com/documents/?uuid=1faee999-72b9-3dcc-91d4-301976af18a8&quot;], &quot;itemData&quot;: {&quot;issued&quot;: {&quot;date-parts&quot;: [[&quot;2013&quot;]]}, &quot;abstract&quot;: &quot;The strengths of environmental drivers and biotic interactions are expected to show large variability across organism groups. We tested two ideas related to the degree of ecological determinism vs. stochasticity using a large data set comprising bacterio-, phyto-, and zooplankton. We expected that (1) there are predictable, size-driven differences in the degree to which planktonic taxa respond to different drivers such as water chemistry, biotic interactions, and climatic variables; and (2) species distribution models show lowest predictive performance for the smallest taxa due to the stochastic distributions of microbes. Generalized linear models (GLMs), generalized additive models (GAMs), and generalized boosted methods (GBMs) were constructed for 84 species to model their occurrence as a function of eight predictors. Predictive performance was measured as the area under the curve (AUC) of the receiver-operating characteristic plot and true skill statistic (TSS) using independent model evaluation data. We found that the model performances were typically remarkably low for all planktonic groups. The proportion of satisfactory models (AUC &gt; 0.7) was lowest for bacteria (11.1% of the models), followed by phyto- (24.2%) and zooplankton (38.1%). The occurrences of taxa within all planktonic groups were related to climatic variables to a certain degree, but bacteria showed the strongest associations with the climatic variables. Moreover, zooplankton occurrences were more related to biotic variables than the occurrences of smaller taxa, while phytoplankton occurrences were more related to water chemistry. We conclude that the occurrences of planktonic taxa are highly unpredictable and that stochasticity in occurrences is negatively related to the organism size perhaps due to efficient dispersal and fast population dynamics among the smallest taxa.&quot;, &quot;type&quot;: &quot;article-journal&quot;, &quot;page&quot;: &quot;660-670&quot;, &quot;id&quot;: &quot;ITEM-1&quot;, &quot;ISBN&quot;: &quot;0012-9658&quot;, &quot;title&quot;: &quot;Stochastic species distributions are driven by organism size&quot;, &quot;issue&quot;: &quot;3&quot;, &quot;DOI&quot;: &quot;10.1890/12-0777.1&quot;, &quot;ISSN&quot;: &quot;00129658&quot;, &quot;volume&quot;: &quot;94&quot;, &quot;author&quot;: [{&quot;parse-names&quot;: false, &quot;family&quot;: &quot;Soininen&quot;, &quot;suffix&quot;: &quot;&quot;, &quot;given&quot;: &quot;Janne&quot;, &quot;dropping-particle&quot;: &quot;&quot;, &quot;non-dropping-particle&quot;: &quot;&quot;}, {&quot;parse-names&quot;: false, &quot;family&quot;: &quot;Korhonen&quot;, &quot;suffix&quot;: &quot;&quot;, &quot;given&quot;: &quot;Jenni J.&quot;, &quot;dropping-particle&quot;: &quot;&quot;, &quot;non-dropping-particle&quot;: &quot;&quot;}, {&quot;parse-names&quot;: false, &quot;family&quot;: &quot;Luoto&quot;, &quot;suffix&quot;: &quot;&quot;, &quot;given&quot;: &quot;Miska&quot;, &quot;dropping-particle&quot;: &quot;&quot;, &quot;non-dropping-particle&quot;: &quot;&quot;}], &quot;container-title&quot;: &quot;Ecology&quot;, &quot;PMID&quot;: &quot;23687892&quot;}, &quot;id&quot;: &quot;ITEM-1&quot;}], &quot;properties&quot;: {&quot;noteIndex&quot;: 0}} RND3ESX1k6KS3"/><text:span text:style-name="T100">⁠.</text:span> Study system may also influence the <text:span text:style-name="T101">rate of the d-d relationship as previously reported (Soininen et al 2007). Different environments may have different degrees of connectivity, thus facilitating or hindering long distance dispersal. Additonally, different environments maintain environmental gradients over different distances. For instance, soils and sediments may support strong environmental gradients over small spatial scales </text:span><text:reference-mark-start text:name="ADDIN CSL_CITATION {&quot;mendeley&quot;: {&quot;plainTextFormattedCitation&quot;: &quot;(Dumbrell et al. 2010)&quot;, &quot;formattedCitation&quot;: &quot;(Dumbrell et al. 2010)&quot;}, &quot;schema&quot;: &quot;https://github.com/citation-style-language/schema/raw/master/csl-citation.json&quot;, &quot;citationItems&quot;: [{&quot;uris&quot;: [&quot;http://www.mendeley.com/documents/?uuid=fa65d043-aae1-4831-b210-03d39d1bbefb&quot;], &quot;itemData&quot;: {&quot;publisher&quot;: &quot;Nature Publishing Group&quot;, &quot;issued&quot;: {&quot;date-parts&quot;: [[&quot;2010&quot;, &quot;3&quot;]]}, &quot;abstract&quot;: &quot;Most attempts to identify the processes that structure natural communities have focused on conspicuous macroorganisms whereas the processes responsible for structuring microbial communities remain relatively unknown. Two main theories explaining these processes have emerged; niche theory, which highlights the importance of deterministic processes, and neutral theory, which focuses on stochastic processes. We examined whether neutral or niche-based mechanisms best explain the composition and structure of communities of a functionally important soil microbe, the arbuscular mycorrhizal (AM) fungi. Using molecular techniques, we surveyed AM fungi from 425 individual plants of 28 plant species along a soil pH gradient. There was evidence that both niche and neutral processes structured this community. Species abundances fitted the zero- sum multinomial distribution and there was evidence of dispersal limitation, both indicators of neutral processes. However, we found stronger support that niche differentiation based on abiotic soil factors, primarily pH, was structuring the AM fungal community. Host plant species affected AM fungal community composition negligibly compared to soil pH. We conclude that although niche partitioning was the primary mechanism regulating the composition and diversity of natural AM fungal communities, these communities are also influenced by stochastic-neutral processes. This study represents one of the most comprehensive investigations of community-level processes acting on soil microbes; revealing a community that although influenced by stochastic processes, still responded in a predictable manner to a major abiotic niche axis, soil pH. The strong response to environmental factors of this community highlights the susceptibility of soil microbes to environmental change.&quot;, &quot;type&quot;: &quot;article-journal&quot;, &quot;page&quot;: &quot;337-345&quot;, &quot;id&quot;: &quot;ITEM-1&quot;, &quot;ISBN&quot;: &quot;1751-7370 (Electronic)\\n1751-7362 (Linking)&quot;, &quot;title&quot;: &quot;Relative roles of niche and neutral processes in structuring a soil microbial community&quot;, &quot;issue&quot;: &quot;3&quot;, &quot;DOI&quot;: &quot;10.1038/ismej.2009.122&quot;, &quot;ISSN&quot;: &quot;1751-7362&quot;, &quot;volume&quot;: &quot;4&quot;, &quot;author&quot;: [{&quot;parse-names&quot;: false, &quot;family&quot;: &quot;Dumbrell&quot;, &quot;suffix&quot;: &quot;&quot;, &quot;given&quot;: &quot;Alex J&quot;, &quot;dropping-particle&quot;: &quot;&quot;, &quot;non-dropping-particle&quot;: &quot;&quot;}, {&quot;parse-names&quot;: false, &quot;family&quot;: &quot;Nelson&quot;, &quot;suffix&quot;: &quot;&quot;, &quot;given&quot;: &quot;Michaela&quot;, &quot;dropping-particle&quot;: &quot;&quot;, &quot;non-dropping-particle&quot;: &quot;&quot;}, {&quot;parse-names&quot;: false, &quot;family&quot;: &quot;Helgason&quot;, &quot;suffix&quot;: &quot;&quot;, &quot;given&quot;: &quot;Thorunn&quot;, &quot;dropping-particle&quot;: &quot;&quot;, &quot;non-dropping-particle&quot;: &quot;&quot;}, {&quot;parse-names&quot;: false, &quot;family&quot;: &quot;Dytham&quot;, &quot;suffix&quot;: &quot;&quot;, &quot;given&quot;: &quot;Calvin&quot;, &quot;dropping-particle&quot;: &quot;&quot;, &quot;non-dropping-particle&quot;: &quot;&quot;}, {&quot;parse-names&quot;: false, &quot;family&quot;: &quot;Fitter&quot;, &quot;suffix&quot;: &quot;&quot;, &quot;given&quot;: &quot;Alastair H&quot;, &quot;dropping-particle&quot;: &quot;&quot;, &quot;non-dropping-particle&quot;: &quot;&quot;}], &quot;container-title&quot;: &quot;The ISME journal&quot;, &quot;PMID&quot;: &quot;19924158&quot;}, &quot;id&quot;: &quot;ITEM-1&quot;}], &quot;properties&quot;: {&quot;noteIndex&quot;: 0}} RNDUa1sfFvSu2"/><text:span text:style-name="T85">(</text:span><text:span text:style-name="T86">e.g. </text:span><text:span text:style-name="T85">Dumbrell et al. 2010)</text:span><text:reference-mark-end text:name="ADDIN CSL_CITATION {&quot;mendeley&quot;: {&quot;plainTextFormattedCitation&quot;: &quot;(Dumbrell et al. 2010)&quot;, &quot;formattedCitation&quot;: &quot;(Dumbrell et al. 2010)&quot;}, &quot;schema&quot;: &quot;https://github.com/citation-style-language/schema/raw/master/csl-citation.json&quot;, &quot;citationItems&quot;: [{&quot;uris&quot;: [&quot;http://www.mendeley.com/documents/?uuid=fa65d043-aae1-4831-b210-03d39d1bbefb&quot;], &quot;itemData&quot;: {&quot;publisher&quot;: &quot;Nature Publishing Group&quot;, &quot;issued&quot;: {&quot;date-parts&quot;: [[&quot;2010&quot;, &quot;3&quot;]]}, &quot;abstract&quot;: &quot;Most attempts to identify the processes that structure natural communities have focused on conspicuous macroorganisms whereas the processes responsible for structuring microbial communities remain relatively unknown. Two main theories explaining these processes have emerged; niche theory, which highlights the importance of deterministic processes, and neutral theory, which focuses on stochastic processes. We examined whether neutral or niche-based mechanisms best explain the composition and structure of communities of a functionally important soil microbe, the arbuscular mycorrhizal (AM) fungi. Using molecular techniques, we surveyed AM fungi from 425 individual plants of 28 plant species along a soil pH gradient. There was evidence that both niche and neutral processes structured this community. Species abundances fitted the zero- sum multinomial distribution and there was evidence of dispersal limitation, both indicators of neutral processes. However, we found stronger support that niche differentiation based on abiotic soil factors, primarily pH, was structuring the AM fungal community. Host plant species affected AM fungal community composition negligibly compared to soil pH. We conclude that although niche partitioning was the primary mechanism regulating the composition and diversity of natural AM fungal communities, these communities are also influenced by stochastic-neutral processes. This study represents one of the most comprehensive investigations of community-level processes acting on soil microbes; revealing a community that although influenced by stochastic processes, still responded in a predictable manner to a major abiotic niche axis, soil pH. The strong response to environmental factors of this community highlights the susceptibility of soil microbes to environmental change.&quot;, &quot;type&quot;: &quot;article-journal&quot;, &quot;page&quot;: &quot;337-345&quot;, &quot;id&quot;: &quot;ITEM-1&quot;, &quot;ISBN&quot;: &quot;1751-7370 (Electronic)\\n1751-7362 (Linking)&quot;, &quot;title&quot;: &quot;Relative roles of niche and neutral processes in structuring a soil microbial community&quot;, &quot;issue&quot;: &quot;3&quot;, &quot;DOI&quot;: &quot;10.1038/ismej.2009.122&quot;, &quot;ISSN&quot;: &quot;1751-7362&quot;, &quot;volume&quot;: &quot;4&quot;, &quot;author&quot;: [{&quot;parse-names&quot;: false, &quot;family&quot;: &quot;Dumbrell&quot;, &quot;suffix&quot;: &quot;&quot;, &quot;given&quot;: &quot;Alex J&quot;, &quot;dropping-particle&quot;: &quot;&quot;, &quot;non-dropping-particle&quot;: &quot;&quot;}, {&quot;parse-names&quot;: false, &quot;family&quot;: &quot;Nelson&quot;, &quot;suffix&quot;: &quot;&quot;, &quot;given&quot;: &quot;Michaela&quot;, &quot;dropping-particle&quot;: &quot;&quot;, &quot;non-dropping-particle&quot;: &quot;&quot;}, {&quot;parse-names&quot;: false, &quot;family&quot;: &quot;Helgason&quot;, &quot;suffix&quot;: &quot;&quot;, &quot;given&quot;: &quot;Thorunn&quot;, &quot;dropping-particle&quot;: &quot;&quot;, &quot;non-dropping-particle&quot;: &quot;&quot;}, {&quot;parse-names&quot;: false, &quot;family&quot;: &quot;Dytham&quot;, &quot;suffix&quot;: &quot;&quot;, &quot;given&quot;: &quot;Calvin&quot;, &quot;dropping-particle&quot;: &quot;&quot;, &quot;non-dropping-particle&quot;: &quot;&quot;}, {&quot;parse-names&quot;: false, &quot;family&quot;: &quot;Fitter&quot;, &quot;suffix&quot;: &quot;&quot;, &quot;given&quot;: &quot;Alastair H&quot;, &quot;dropping-particle&quot;: &quot;&quot;, &quot;non-dropping-particle&quot;: &quot;&quot;}], &quot;container-title&quot;: &quot;The ISME journal&quot;, &quot;PMID&quot;: &quot;19924158&quot;}, &quot;id&quot;: &quot;ITEM-1&quot;}], &quot;properties&quot;: {&quot;noteIndex&quot;: 0}} RNDUa1sfFvSu2"/><text:span text:style-name="T101">⁠, whereas the well mixed surface waters of oceans may facilitate more diffuse environmental gradients. </text:span>Finally, the spatial scale over which the study occurs could influence the result. <text:span text:style-name="T102">Larger spatial scales may result in a decrease in dispersal between communities, and greater environmental heterogeneity, both of which may result in stronger d-d relationships </text:span><text:reference-mark-start text:name="ADDIN CSL_CITATION {&quot;mendeley&quot;: {&quot;plainTextFormattedCitation&quot;: &quot;(Martiny et al. 2011)&quot;, &quot;previouslyFormattedCitation&quot;: &quot;(Martiny et al. 2011)&quot;, &quot;formattedCitation&quot;: &quot;(Martiny et al. 2011)&quot;}, &quot;schema&quot;: &quot;https://github.com/citation-style-language/schema/raw/master/csl-citation.json&quot;, &quot;citationItems&quot;: [{&quot;uris&quot;: [&quot;http://www.mendeley.com/documents/?uuid=01e5b127-9f02-490b-afc0-6d58fcc7c1e2&quot;], &quot;itemData&quot;: {&quot;issued&quot;: {&quot;date-parts&quot;: [[&quot;2011&quot;]]}, &quot;abstract&quot;: &quot;The factors driving \u03b2-diversity (variation in community composi- tion) yield insights into the maintenance of biodiversity on the planet. Here we tested whether the mechanisms that underlie bacterial \u03b2-diversity vary over centimeters to continental spatial scales by comparing the composition of ammonia-oxidizing bacte- ria communities in salt marsh sediments. As observed in studies of macroorganisms, the drivers of salt marsh bacterial \u03b2-diversity depend on spatial scale. In contrast to macroorganism studies, however, we found no evidence of evolutionary diversification of ammonia-oxidizing bacteria taxa at the continental scale, de- spite an overall relationship between geographic distance and community similarity. Our data are consistent with the idea that dispersal limitation at local scales can contribute to \u03b2-diversity, even though the 16S rRNA genes of the relatively common taxa are globally distributed. These results highlight the importance of considering multiple spatial scales for understanding microbial biogeography.&quot;, &quot;type&quot;: &quot;article-journal&quot;, &quot;page&quot;: &quot;7850-7854&quot;, &quot;id&quot;: &quot;ITEM-1&quot;, &quot;ISBN&quot;: &quot;1016308108&quot;, &quot;title&quot;: &quot;Drivers of bacterial \u03b2-diversity depend on spatial scale&quot;, &quot;issue&quot;: &quot;19&quot;, &quot;DOI&quot;: &quot;10.1073/pnas.1016308108/-/DCSupplemental.www.pnas.org/cgi/doi/10.1073/pnas.1016308108&quot;, &quot;ISSN&quot;: &quot;0027-8424&quot;, &quot;volume&quot;: &quot;108&quot;, &quot;author&quot;: [{&quot;parse-names&quot;: false, &quot;family&quot;: &quot;Martiny&quot;, &quot;suffix&quot;: &quot;&quot;, &quot;given&quot;: &quot;Jennifer B H&quot;, &quot;dropping-particle&quot;: &quot;&quot;, &quot;non-dropping-particle&quot;: &quot;&quot;}, {&quot;parse-names&quot;: false, &quot;family&quot;: &quot;Eisen&quot;, &quot;suffix&quot;: &quot;&quot;, &quot;given&quot;: &quot;Jonathan A&quot;, &quot;dropping-particle&quot;: &quot;&quot;, &quot;non-dropping-particle&quot;: &quot;&quot;}, {&quot;parse-names&quot;: false, &quot;family&quot;: &quot;Penn&quot;, &quot;suffix&quot;: &quot;&quot;, &quot;given&quot;: &quot;Kevin&quot;, &quot;dropping-particle&quot;: &quot;&quot;, &quot;non-dropping-particle&quot;: &quot;&quot;}, {&quot;parse-names&quot;: false, &quot;family&quot;: &quot;Allison&quot;, &quot;suffix&quot;: &quot;&quot;, &quot;given&quot;: &quot;Steven D&quot;, &quot;dropping-particle&quot;: &quot;&quot;, &quot;non-dropping-particle&quot;: &quot;&quot;}, {&quot;parse-names&quot;: false, &quot;family&quot;: &quot;Horner-Devine&quot;, &quot;suffix&quot;: &quot;&quot;, &quot;given&quot;: &quot;M Claire&quot;, &quot;dropping-particle&quot;: &quot;&quot;, &quot;non-dropping-particle&quot;: &quot;&quot;}], &quot;container-title&quot;: &quot;Proceedings of the National Academy of Sciences of the United States of America&quot;, &quot;PMID&quot;: &quot;21518859&quot;}, &quot;id&quot;: &quot;ITEM-1&quot;}], &quot;properties&quot;: {&quot;noteIndex&quot;: 0}} RNDwgQCqqVAvP"/><text:span text:style-name="T84">(Martiny et al. 2011)</text:span><text:reference-mark-end text:name="ADDIN CSL_CITATION {&quot;mendeley&quot;: {&quot;plainTextFormattedCitation&quot;: &quot;(Martiny et al. 2011)&quot;, &quot;previouslyFormattedCitation&quot;: &quot;(Martiny et al. 2011)&quot;, &quot;formattedCitation&quot;: &quot;(Martiny et al. 2011)&quot;}, &quot;schema&quot;: &quot;https://github.com/citation-style-language/schema/raw/master/csl-citation.json&quot;, &quot;citationItems&quot;: [{&quot;uris&quot;: [&quot;http://www.mendeley.com/documents/?uuid=01e5b127-9f02-490b-afc0-6d58fcc7c1e2&quot;], &quot;itemData&quot;: {&quot;issued&quot;: {&quot;date-parts&quot;: [[&quot;2011&quot;]]}, &quot;abstract&quot;: &quot;The factors driving \u03b2-diversity (variation in community composi- tion) yield insights into the maintenance of biodiversity on the planet. Here we tested whether the mechanisms that underlie bacterial \u03b2-diversity vary over centimeters to continental spatial scales by comparing the composition of ammonia-oxidizing bacte- ria communities in salt marsh sediments. As observed in studies of macroorganisms, the drivers of salt marsh bacterial \u03b2-diversity depend on spatial scale. In contrast to macroorganism studies, however, we found no evidence of evolutionary diversification of ammonia-oxidizing bacteria taxa at the continental scale, de- spite an overall relationship between geographic distance and community similarity. Our data are consistent with the idea that dispersal limitation at local scales can contribute to \u03b2-diversity, even though the 16S rRNA genes of the relatively common taxa are globally distributed. These results highlight the importance of considering multiple spatial scales for understanding microbial biogeography.&quot;, &quot;type&quot;: &quot;article-journal&quot;, &quot;page&quot;: &quot;7850-7854&quot;, &quot;id&quot;: &quot;ITEM-1&quot;, &quot;ISBN&quot;: &quot;1016308108&quot;, &quot;title&quot;: &quot;Drivers of bacterial \u03b2-diversity depend on spatial scale&quot;, &quot;issue&quot;: &quot;19&quot;, &quot;DOI&quot;: &quot;10.1073/pnas.1016308108/-/DCSupplemental.www.pnas.org/cgi/doi/10.1073/pnas.1016308108&quot;, &quot;ISSN&quot;: &quot;0027-8424&quot;, &quot;volume&quot;: &quot;108&quot;, &quot;author&quot;: [{&quot;parse-names&quot;: false, &quot;family&quot;: &quot;Martiny&quot;, &quot;suffix&quot;: &quot;&quot;, &quot;given&quot;: &quot;Jennifer B H&quot;, &quot;dropping-particle&quot;: &quot;&quot;, &quot;non-dropping-particle&quot;: &quot;&quot;}, {&quot;parse-names&quot;: false, &quot;family&quot;: &quot;Eisen&quot;, &quot;suffix&quot;: &quot;&quot;, &quot;given&quot;: &quot;Jonathan A&quot;, &quot;dropping-particle&quot;: &quot;&quot;, &quot;non-dropping-particle&quot;: &quot;&quot;}, {&quot;parse-names&quot;: false, &quot;family&quot;: &quot;Penn&quot;, &quot;suffix&quot;: &quot;&quot;, &quot;given&quot;: &quot;Kevin&quot;, &quot;dropping-particle&quot;: &quot;&quot;, &quot;non-dropping-particle&quot;: &quot;&quot;}, {&quot;parse-names&quot;: false, &quot;family&quot;: &quot;Allison&quot;, &quot;suffix&quot;: &quot;&quot;, &quot;given&quot;: &quot;Steven D&quot;, &quot;dropping-particle&quot;: &quot;&quot;, &quot;non-dropping-particle&quot;: &quot;&quot;}, {&quot;parse-names&quot;: false, &quot;family&quot;: &quot;Horner-Devine&quot;, &quot;suffix&quot;: &quot;&quot;, &quot;given&quot;: &quot;M Claire&quot;, &quot;dropping-particle&quot;: &quot;&quot;, &quot;non-dropping-particle&quot;: &quot;&quot;}], &quot;container-title&quot;: &quot;Proceedings of the National Academy of Sciences of the United States of America&quot;, &quot;PMID&quot;: &quot;21518859&quot;}, &quot;id&quot;: &quot;ITEM-1&quot;}], &quot;properties&quot;: {&quot;noteIndex&quot;: 0}} RNDwgQCqqVAvP"/><text:span text:style-name="T102">⁠.</text:span></text:p>
      <text:p text:style-name="P6"/>
      <text:p text:style-name="P37"><office:annotation><dc:creator>Unknown Author</dc:creator><dc:date>2017-08-07T17:49:46.240693475</dc:date><text:p text:style-name="P69"><text:span text:style-name="T111">Done refs up to here</text:span></text:p></office:annotation>Given the variability in microbial distance-decay relationships reported in the literature, we sought to understand <text:span text:style-name="T4">whether methodological, or contextual differences between studies may influence measured distance-decay relationships. To do this, we synthesise available data on the microbial distance-decay relationship in a meta-analysis, and use factors relating to methodological or contextual aspects of each study to predict this relationship. If methodological differences between studies explain the distance-decay relationship, we predict that:</text:span></text:p>
      <text:list xml:id="list7656709779851190975" text:style-name="L1">
        <text:list-item>
          <text:p text:style-name="P40">Studies based on metagenetic sequencing <text:span text:style-name="T104">will f</text:span>ind stronger distance-decay relationships than those based on community fingerprinting, <text:span text:style-name="T104">or low throughput methods</text:span>.</text:p>
        </text:list-item>
        <text:list-item>
          <text:p text:style-name="P40">More intense sequencing depth approaches will result in stronger distance-decay <text:soft-page-break/>relationships.</text:p>
        </text:list-item>
        <text:list-item>
          <text:p text:style-name="P40">Different similarity indices will result in different distance-decay relationships.</text:p>
        </text:list-item>
      </text:list>
      <text:p text:style-name="P7"/>
      <text:p text:style-name="P7">Whereas, if factors relating to the context of each study influence the nature of the distance-decay relationship, we hypothesise that:</text:p>
      <text:list xml:id="list7148363758366832660" text:style-name="L2">
        <text:list-item>
          <text:p text:style-name="P41">The distance-decay relationship will vary between different study taxa.</text:p>
        </text:list-item>
      </text:list>
      <text:list xml:id="list7505116519691796298" text:style-name="L3">
        <text:list-item>
          <text:p text:style-name="P50">The d-d relationship will vary between study systems.</text:p>
        </text:list-item>
        <text:list-item>
          <text:p text:style-name="P42"><text:span text:style-name="T104">S</text:span>tudies covering larger spatial scales will result in stronger distance-decay relationships.</text:p>
        </text:list-item>
      </text:list>
      <text:p text:style-name="P7"/>
      <text:p text:style-name="P33">Methods</text:p>
      <text:p text:style-name="P8">Meta-Analysis</text:p>
      <text:p text:style-name="P43">We assembled a dataset on microbial distance-decay relationships by conducting a systematic literature search using the Web of Science search portal. To do this, we <text:span text:style-name="T105">designed five different search terms in order to maximise the size of the resulting dataset, whilst minimising irrelevant or unsuitable studies (Table 1). All five searches were conducted on 08/06/2017, and results between 1900-2017 were saved. We downloaded all search results from Web of Science and used the “metagear” package (version 0.4) in R (version 3.4.1) to manually screen abstracts for suitability for inclusion in our study (Lajeunesse 2016, R Core Team). We focussed on studies that had tested the distance-decay relationship using the Mantel correlation test. The Mantel test is used to test for correlation between two matrices (i.e. community dissimilarity and geographic distance), and is a common method for testing this relationship. We used the Mantel correlation coefficient varies between -1 and 1, and we used this as our effect size. To standardise correlation coefficients between studies that had used similarity matrices, rather than dissimilarity matrices, we multiplied the former by -1, so that all correlation coefficients reflect the correlation between dissimilarity and geographic distance. Partial Mantel statistics (which are able to test for correlation between two matrices whilst controlling for a third) were excluded as they may be heavily influenced by which other variables are included in the test, and are therefore not easily comparable between studies. We extracted information relating to the methodology of each study as well as the biological context. Specific details of the information we extracted are in Table 2.</text:span></text:p>
      <text:p text:style-name="P43"/>
      <text:p text:style-name="P52">Box 1. Details of the explanatory variables extracted from each study.</text:p>
      <table:table table:name="Table2" table:style-name="Table2">
        <table:table-column table:style-name="Table2.A"/>
        <table:table-row>
          <table:table-cell table:style-name="Table2.A1" office:value-type="string">
            <text:p text:style-name="P54">Community characterisation method</text:p>
            <text:p text:style-name="P53">This refers to the method used to quantify the species present in their sample and their abundances (if applicable). Each d-d relationship was categorised into either high-throughput sequencing (HTS; Pyrosequencing, Illumina, Ion Torrent, Pac-Bio), community fingerprinting (ARISA, TRFLP, DGGE, PhyloChip), or other (Sanger sequencing, morphological identification).</text:p>
            <text:p text:style-name="P53"/>
            <text:p text:style-name="P55">Sampling depth</text:p>
            <text:p text:style-name="P60">This refers to the sequencing depth in sequencing based studies, or number of individuals counted in mophological based studies. For sequencing studies, we recorded the number of sequences after rarefaction, or if this was not given, the average number of sequences per sample. As it is hard to quantify the sampling depth of fingerprinting approaches, we recorded these as NA and excluded them from analyses involving sampling depth.</text:p>
            <text:p text:style-name="P60"/>
            <text:p text:style-name="P55">Sampling effort</text:p>
            <text:p text:style-name="P60">This variable represents the number of individual communities/samples used to formulate the d-d relationship.</text:p>
            <text:p text:style-name="P60"/>
            <text:p text:style-name="P55">Dissimilarity index</text:p>
            <text:p text:style-name="P61">We recorded the dissimilarity index from which each d-d relationship was calculated. After these had been recorded, we <text:span text:style-name="T107">categorised</text:span> them <text:span text:style-name="T107">as</text:span> abundance based (Bray-Curtis, Horn-Morisita, Euclidean, Hellinger, Theta), <text:span text:style-name="T107">binary (Jaccard, Raup-Crick, Sørensen, Simpson, βsim), or </text:span><text:soft-page-break/><text:span text:style-name="T107">phylogenetic (Unifrac, Rao, β-mean nearest taxon distance, β-mean pairwise distance).</text:span></text:p>
            <text:p text:style-name="P61"/>
            <text:p text:style-name="P56">Study taxon</text:p>
            <text:p text:style-name="P62">We categorised d-d relationships into broad taxonomic categories (Archaea, Bacteria, Eukarya, Fungi). If a d-d relationship was based on multiple taxa (e.g. ), then an appropriate category was added as necessary (I.e bacteria+archaea).</text:p>
            <text:p text:style-name="P62"/>
            <text:p text:style-name="P57">Scale</text:p>
            <text:p text:style-name="P62">We recorded scale as the maximum distance separating communities (in km). If this was not stated in text or provided in supplementary material (e.g. in a geographic distance matrix), it was calculated from given geographic coordinates, <text:s/>or estimated from the d-d graph itself or from scaled maps, if no coordinates were provided.</text:p>
            <text:p text:style-name="P62"/>
            <text:p text:style-name="P58">Biome</text:p>
            <text:p text:style-name="P63">We categorised d-d relationships based on their biome (agriculture, air, aquifer, indoor, coral, desert, dune, flower, forest, grassland, ice, lake, marsh, mine, ocean, paddy, river, sediment, sewer, sponge), reflecting the type of environment the communities occupied.</text:p>
            <text:p text:style-name="P63"/>
            <text:p text:style-name="P58">Environmental material</text:p>
            <text:p text:style-name="P63">This variable represents the type of material that the sampled communities occupied. We categorised d-d relationships as air, host, sediment, soil, or water.</text:p>
            <text:p text:style-name="P63"/>
            <text:p text:style-name="P59">P value</text:p>
            <text:p text:style-name="P66">As an additional comparison, we also recorded <text:span text:style-name="T5">P -</text:span>values for d-d relationships where possible. We recorded unadjusted <text:span text:style-name="T5">P</text:span>-values, and here use an alpha value of 0.05 for simplicity, regardless of multiple tests conducted by each study.</text:p>
          </table:table-cell>
        </table:table-row>
      </table:table>
      <text:p text:style-name="P52"/>
      <text:p text:style-name="P9">Statistical Analyses</text:p>
      <text:p text:style-name="P20">We used ANOVA tests to test whether the Mantel coefficients were different between community characterisation methods, different dissimilarity indices, study taxa, and different environments. We also tested whether continuous variables such as study scale or sequencing depth were related to the Mantel coefficients. We first log transformed both study scale and sequencing depth as these variables spanned several orders of magnitude.</text:p>
      <text:p text:style-name="P9"/>
      <text:p text:style-name="P22">Results</text:p>
      <text:p text:style-name="P12">Our initial Web of Science searches resulted in a total of <text:span text:style-name="T11">2,250</text:span> search hits <text:span text:style-name="T13">(Table X)</text:span>. <text:span text:style-name="T11">After removing duplicate hits (i.e. studies that appeared in multiple searches), this number reduced to 2,031 hits.</text:span> Manual screening of <text:span text:style-name="T11">the</text:span> abstracts yielded <text:span text:style-name="T12">547 studies which were deemed to be potentially suitable for use in this analysis. Following data extraction (see Methods description), data were successfully obtained from 108 studies, resulting in 287 recorded d-d relationships (Fig. 1). Reported Mantel correlation coefficients ranged from</text:span><office:annotation office:name="__Fieldmark__702_1854655610"><dc:creator>Unknown Author</dc:creator><dc:date>2017-07-30T16:30:34</dc:date><text:p>Decide on suitable precision</text:p></office:annotation><text:span text:style-name="T12"> -0.24 to 0.95, </text:span><office:annotation-end office:name="__Fieldmark__702_1854655610"/><text:span text:style-name="T12">with a mean of 0.27 (std. error = 0.014).</text:span></text:p>
      <text:p text:style-name="P12"/>
      <text:p text:style-name="P13">Table <text:span text:style-name="T105">1</text:span>. Details of the five Web of Science search <text:span text:style-name="T108">terms</text:span>, and the number of hits. A Web of Science search history file is provided in the Supplementary Material.</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P64">Search </text:p>
          </table:table-cell>
          <table:table-cell table:style-name="Table1.A1" office:value-type="string">
            <text:p text:style-name="P65">Search terms</text:p>
          </table:table-cell>
          <table:table-cell table:style-name="Table1.A1" office:value-type="string">
            <text:p text:style-name="P64">Number of hits</text:p>
          </table:table-cell>
        </table:table-row>
        <table:table-row>
          <table:table-cell table:style-name="Table1.A2" office:value-type="string">
            <text:p text:style-name="P39">1</text:p>
          </table:table-cell>
          <table:table-cell table:style-name="Table1.A2" office:value-type="string">
            <text:p text:style-name="P65">TS = (biogeograph*) AND TS = (bacteria* OR archaea* OR microb* OR microorganism*)</text:p>
          </table:table-cell>
          <table:table-cell table:style-name="Table1.A2" office:value-type="string">
            <text:p text:style-name="P39">1,872</text:p>
          </table:table-cell>
        </table:table-row>
        <table:table-row>
          <table:table-cell table:style-name="Table1.A2" office:value-type="string">
            <text:p text:style-name="P39">2</text:p>
          </table:table-cell>
          <table:table-cell table:style-name="Table1.A2" office:value-type="string">
            <text:p text:style-name="P65">TS = (macroecolog*) AND TS = (bacteria* OR archaea* OR microb* OR microorganism*)</text:p>
          </table:table-cell>
          <table:table-cell table:style-name="Table1.A2" office:value-type="string">
            <text:p text:style-name="P39">85</text:p>
          </table:table-cell>
        </table:table-row>
        <table:table-row>
          <table:table-cell table:style-name="Table1.A2" office:value-type="string">
            <text:p text:style-name="P39">3</text:p>
          </table:table-cell>
          <table:table-cell table:style-name="Table1.A2" office:value-type="string">
            <text:p text:style-name="P65">TS = ("everything is everywhere") AND TS = (bacteria* OR archaea* OR microb* OR microorganism*)</text:p>
          </table:table-cell>
          <table:table-cell table:style-name="Table1.A2" office:value-type="string">
            <text:p text:style-name="P39">53</text:p>
          </table:table-cell>
        </table:table-row>
        <table:table-row>
          <table:table-cell table:style-name="Table1.A2" office:value-type="string">
            <text:p text:style-name="P39">4</text:p>
          </table:table-cell>
          <table:table-cell table:style-name="Table1.A2" office:value-type="string">
            <text:p text:style-name="P65">TS = ("geographic distance") AND TS = (bacteria* OR archaea* OR microb* OR microorganism*)</text:p>
          </table:table-cell>
          <table:table-cell table:style-name="Table1.A2" office:value-type="string">
            <text:p text:style-name="P39">133</text:p>
          </table:table-cell>
        </table:table-row>
        <table:table-row>
          <table:table-cell table:style-name="Table1.A2" office:value-type="string">
            <text:p text:style-name="P39">5</text:p>
          </table:table-cell>
          <table:table-cell table:style-name="Table1.A2" office:value-type="string">
            <text:p text:style-name="P65">TS = ("distance decay") AND TS = (bacteria* OR archaea* OR microb* OR microorganism*)</text:p>
          </table:table-cell>
          <table:table-cell table:style-name="Table1.A2" office:value-type="string">
            <text:p text:style-name="P39">107</text:p>
          </table:table-cell>
        </table:table-row>
        <table:table-row>
          <table:table-cell table:style-name="Table1.A7" table:number-columns-spanned="3" office:value-type="string">
            <text:p text:style-name="P67">* <text:span text:style-name="T108">is used as a wildcard to allow searches to match multiple terms, e.g. microb* could match “microbiome”, “microbial”, and “microbe”</text:span></text:p>
          </table:table-cell>
          <table:covered-table-cell/>
          <table:covered-table-cell/>
        </table:table-row>
      </table:table>
      <text:p text:style-name="P46"/>
      <text:p text:style-name="P10">Influence of methodological factors on D-D relationship</text:p>
      <text:p text:style-name="P15">To determine whether the microbial distance-decay relationship may be influenced by methodological factors, we tested whether the method of community characterisation, sampling depth, or choice of community similarity index influence the Mantel correlation coefficient. <text:span text:style-name="T14">In contrast to our prediction, high-throughput sequencing methods (HTS) did not result in significantly higher Mantel coefficients compared to fingerprinting methods, or other low resolution methods (F</text:span><text:span text:style-name="T17">2, 284</text:span><text:span text:style-name="T24"> = 0.187, </text:span><text:span text:style-name="T26">P</text:span><text:span text:style-name="T24"> = 0.829)</text:span><text:span text:style-name="T14">. However, when we examined only statistically significant (alpha = 0.05) Mantel coefficients, studies that used HTS had higher Mantel coefficients, approaching statistical significance (F</text:span><text:span text:style-name="T17">2, 175</text:span><text:span text:style-name="T24"> = 2.731, </text:span><text:span text:style-name="T26">P</text:span><text:span text:style-name="T24"> = 0.068)</text:span><text:span text:style-name="T14">.</text:span></text:p>
      <text:p text:style-name="P15"/>
      <text:p text:style-name="P16"><text:span text:style-name="T14">Sequencing depth was also significantly and positively related to the Mantel coefficient, albeit with a small effect size (slope = 0.02, </text:span><text:span text:style-name="T6">P </text:span><text:span text:style-name="T15">&lt; 0.05, adj-R</text:span><text:span text:style-name="T88">2</text:span><text:span text:style-name="T24"> = </text:span><text:span text:style-name="T34">0.02</text:span><text:span text:style-name="T15">). Significant Mantel coefficients were not related to sequencing depth (slope = 0.01, </text:span><text:span text:style-name="T7">P</text:span><text:span text:style-name="T89"> = 0.282). Sampling effort was not correlated to sequencing depth (Pearson’s R = 0.033, </text:span><text:span text:style-name="T10">P</text:span><text:span text:style-name="T94"> = 0.64), and was also unrelated to Mantel test statistics (slope = -0.02, </text:span><text:span text:style-name="T10">P</text:span><text:span text:style-name="T94"> = 0.101).</text:span></text:p>
      <text:p text:style-name="P16"/>
      <text:p text:style-name="P16"><text:span text:style-name="T89">In line with our expectation, signficant differences were also detected between dissimilarity indexes (F</text:span><text:span text:style-name="T18">14, 271</text:span><text:span text:style-name="T34"> = 4.959, </text:span><text:span text:style-name="T27">P</text:span><text:span text:style-name="T34"> &lt; 0.001)</text:span><text:span text:style-name="T89">. Several indices were exlcuded from these tests as they had too few ocurrences to get a reliable estimate of the mean (indices with &lt; 4 occurrences were excluded). Tukey HSD tests showed Mantel coefficients from Raup-Crick and Unifrac indices were signficantly lower than Bray-Curtis (</text:span><text:span text:style-name="T8">P</text:span><text:span text:style-name="T90"> &lt; 0.01 in each case), and Sørensen based coefficients were higher than Euclidean, Raup-Crick, and Unifrac indices (</text:span><text:span text:style-name="T8">P</text:span><text:span text:style-name="T90"> &lt; 0.01 in all cases). Furthermore, Mantel coefficients were significantly different between index types (abundance, binary, phylogenetic; F</text:span><text:span text:style-name="T19">2, 284</text:span><text:span text:style-name="T35"> = 5.413, </text:span><text:span text:style-name="T28">P</text:span><text:span text:style-name="T35"> &lt; 0.01</text:span><text:span text:style-name="T90">), with Tukey HSD test showing that Mantel coefficients based on phylogenetic distances were significantly lower than both abundance (</text:span><text:span text:style-name="T9">P</text:span><text:span text:style-name="T91"> &lt; 0.01) and binary based indices (</text:span><text:span text:style-name="T9">P</text:span><text:span text:style-name="T91"> &lt; 0.05).</text:span></text:p>
      <text:p text:style-name="P14"/>
      <text:p text:style-name="P11">Influence of <text:span text:style-name="T109">biological c</text:span>ontext on D-D relationship</text:p>
      <text:p text:style-name="P17">As well as methodological considerations, we also tested for the in<text:span text:style-name="T92">fl</text:span>uence of several biological contextual aspects including study taxa, scale, and biome. <text:span text:style-name="T93">By far the most commonly studied taxa were Bacteria, followed by fungi and microbial Eukaryotes, yet no difference was found in the Mantel coefficients associated with each taxa (F</text:span><text:span text:style-name="T20">5, 281</text:span><text:span text:style-name="T36"> = 1.394, </text:span><text:span text:style-name="T29">P</text:span><text:span text:style-name="T36"> = 0.227). Examining only statistically significant Mantel coefficients revealed marginally significant differences between taxa (F</text:span><text:span text:style-name="T20">5, 172</text:span><text:span text:style-name="T36"> = 2.51, </text:span><text:span text:style-name="T29">P</text:span><text:span text:style-name="T36"> &lt; 0.05) with the </text:span><text:span text:style-name="T37">three coefficients incorporating bacteria and fungi being significantly lower than archaeal coefficients (Tukey HSD; </text:span><text:span text:style-name="T30">P</text:span><text:span text:style-name="T37"> &lt; 0.05). Removing these three coefficients resulted in no differences between taxa (F</text:span><text:span text:style-name="T21">4, 170</text:span><text:span text:style-name="T37"> = 1.445, </text:span><text:span text:style-name="T30">P</text:span><text:span text:style-name="T37"> = 0.221).</text:span></text:p>
      <text:p text:style-name="P17"><text:soft-page-break/></text:p>
      <text:p text:style-name="P18"><text:span text:style-name="T37">F</text:span><text:span text:style-name="T23">or those biomes with more than three data points, signficant differences were found (F</text:span><text:span text:style-name="T16">8, 262</text:span><text:span text:style-name="T23"> = 8.8, </text:span><text:span text:style-name="T25">P</text:span><text:span text:style-name="T23"> &lt; 0.001). Specifically, sponge associated communities displayed higher Mantel coefficients than all other biomes (Tukey HSD; </text:span><text:span text:style-name="T25">P </text:span><text:span text:style-name="T38">&lt; 0.05 in all cases), and grassland communities had lower coefficients than most other biomes (forest, lake, ocean, river, sediment, sponge; </text:span><text:span text:style-name="T31">P</text:span><text:span text:style-name="T38"> &lt; 0.05 in all cases). </text:span><text:span text:style-name="T39">Furthermore, the different types of environmental materials sampled showed significant differences in Mantel coefficients (F</text:span><text:span text:style-name="T22">4, 280</text:span><text:span text:style-name="T39"> = 7.35, </text:span><text:span text:style-name="T32">P</text:span><text:span text:style-name="T39"> &lt; 0.001). </text:span><text:span text:style-name="T40">Suprisingly, </text:span><text:span text:style-name="T39">soils show</text:span><text:span text:style-name="T40">ed</text:span><text:span text:style-name="T39"> signficantly lower coefficients than host, sediment, or water asso</text:span><text:span text:style-name="T39"><office:annotation><dc:creator>Unknown Author</dc:creator><dc:date>2017-08-03T09:01:52</dc:date><text:p text:style-name="P68"><text:span text:style-name="T110">Put in interaction stats!</text:span></text:p></office:annotation></text:span><text:span text:style-name="T39">ciated coefficients (Tukey HSD; </text:span><text:span text:style-name="T32">P</text:span><text:span text:style-name="T39"> &lt; 0.01 in all cases).</text:span></text:p>
      <text:p text:style-name="P18"/>
      <text:p text:style-name="P19"><text:span text:style-name="T38">F</text:span><text:span text:style-name="T23">inally, concordant with our expectation, there was a signficant, positive relationship between the (log) study scale and the Mantel coefficient (slope = 0.016, </text:span><text:span text:style-name="T25">P</text:span><text:span text:style-name="T23"> &lt; 0.001, adj-R</text:span><text:span text:style-name="T87">2</text:span><text:span text:style-name="T23"> = 0.12), showing that studies with larger spatial extents </text:span><text:span text:style-name="T40">tend</text:span><text:span text:style-name="T23"> to find stronger correlations between community dissimilarity and geographic distance.</text:span><text:span text:style-name="T40"> This relationship held when we examined only significant Mantel coefficients, </text:span><text:span text:style-name="T76">and after accounting for sampling effort </text:span><text:span text:style-name="T40">(Table SX)</text:span><text:span text:style-name="T76">, which itself was not correlated with scale (Pearson’s R = 0.03, </text:span><text:span text:style-name="T33">P</text:span><text:span text:style-name="T76"> = 0.64). </text:span></text:p>
      <text:p text:style-name="P19"/>
      <text:p text:style-name="P21"><text:span text:style-name="T40">D</text:span><text:span text:style-name="T23">iscussion</text:span></text:p>
      <text:p text:style-name="P23"/>
      <text:p text:style-name="P25"><text:span text:style-name="T23">Overall, </text:span><text:span text:style-name="T43">our meta-analysis </text:span><text:span text:style-name="T65">has indicated that both methodological approaches such as the type of similarity index used, and biological factors such as the type of environment, may both influence the strength of the distance-decay relationship in microbial communities.</text:span></text:p>
      <text:p text:style-name="P24"/>
      <text:p text:style-name="P24"><text:span text:style-name="T41">The rapid development and turnover of methods </text:span><text:span text:style-name="T42">in microbial ecology has </text:span><text:span text:style-name="T65">improved </text:span><text:span text:style-name="T42">our ability to detect and characterise ecological patterns in microbial communities, </text:span><text:span text:style-name="T43">with </text:span><text:span text:style-name="T65">high-throughput</text:span><text:span text:style-name="T43"> sequencing </text:span><text:span text:style-name="T65">(HTS)</text:span><text:span text:style-name="T43"> platforms able to quantify microbial communities in ever increasing detail (Roesch et al 2007, </text:span><text:span text:style-name="T44">Caporaso et al 2011)</text:span><text:span text:style-name="T44"><office:annotation><dc:creator>Unknown Author</dc:creator><dc:date>2017-07-30T16:30:51</dc:date><text:p text:style-name="P68"><text:span text:style-name="T110">Replace all refs with mendeley ones</text:span></text:p></office:annotation></text:span><text:span text:style-name="T44">. </text:span><text:span text:style-name="T45">T</text:span><text:span text:style-name="T44">he tremendous sequencing depth of </text:span><text:span text:style-name="T63">HTS</text:span><text:span text:style-name="T44"> platforms allows them to illuminate the “rare biosphere”, </text:span><text:span text:style-name="T45">thus elevating them over other approaches such as “fingerprinting” which tend to capture a smaller proportion of the community. Initially, our results suggested that HTS based approaches yielded similar strength d-d relationships to lower resolution methods as fingerprinting and Sanger sequencing, suggesting that the massive sequencing depths offered by HTS platforms are not necessary to capture these ecological patterns. However, when we examined only statistically significant d-d relationships, relationships derived from HTS approaches were stronger than other approaches. Th</text:span><text:span text:style-name="T46">e ability of different methods to alter the strength of the d-d relationship is expected for two reasons. Firstly, fingerprinting </text:span><text:span text:style-name="T47">and HTS approaches generate capture microbial diversity at different taxonomic resolutions. Comparative approaches have shown that fingerprinting approaches such as ARISA </text:span><text:span text:style-name="T66">may be</text:span><text:span text:style-name="T47"> comparable to HTS data at the phylum level for instance </text:span><text:span text:style-name="T48">(Gobet et al 2014)</text:span><text:span text:style-name="T47">. </text:span><text:span text:style-name="T49">Fingerprinting methods are therefore limited in that they may not detect compositional differences between communities at increasingly fine taxonomic resolutions </text:span><text:span text:style-name="T74">(Bissett et al 2010, Ramette and Tiedje 2007)</text:span><text:span text:style-name="T49">. This may weaken the d-d relationship in instances where communities contain similar </text:span><text:span text:style-name="T66">at the family level, but dissimilar at finer taxonomic levels</text:span><text:span text:style-name="T50">. Secondly, fingerprinting methods </text:span><text:span text:style-name="T67">are less able to </text:span><text:span text:style-name="T50">sample from the “rare biosphere”, unlike HTS approaches. This is significant as, microbial communities often follow an occupancy-abundance relationship in which the most common organisms are also the most widespread, and the rarer organisms are the most restricted </text:span><text:span text:style-name="T67">(Soininen and Heino 2005, Liu et al 2015 ISME)</text:span><text:span text:style-name="T50">. Therefore, </text:span><text:span text:style-name="T67">s</text:span><text:span text:style-name="T50">ampling only the most common, widespread organisms would flatten the d-d relationship by making communities appear artificially similar in composition. </text:span><text:span text:style-name="T61">T</text:span><text:span text:style-name="T62">his is in contrast to recent studies which show that spatial turnover in communities is adequately reflected by “common species” </text:span><text:span text:style-name="T63">(Heino and Soininen 2010)</text:span><text:span text:style-name="T62">. </text:span><text:span text:style-name="T63">However, microbial communities are often enormously diverse and exhibit extremely “long tailed” species abundance distributions, such that the vast majority of microbial species in a community are “rare”</text:span><text:span text:style-name="T68"> (Galand et al 2009, Hong et al 2006)</text:span><text:span text:style-name="T63">. </text:span><text:span text:style-name="T64">Therefore, it is likely that in microbial communities, common species alone </text:span><text:span text:style-name="T68">may</text:span><text:span text:style-name="T64"> not adequately reflect patterns in </text:span><text:soft-page-break/><text:span text:style-name="T64">spatial turnover </text:span><text:span text:style-name="T69">(Galand et al 2009</text:span><text:span text:style-name="T67">)</text:span><text:span text:style-name="T64">.</text:span></text:p>
      <text:p text:style-name="P24"/>
      <text:p text:style-name="P27"><text:span text:style-name="T23">Another methodological choice that was found to influence the strength of the microbial d-d relationship is the choice of dissimilarity index. Dissimilarity indices can vary in the type of data they consider (</text:span><text:span text:style-name="T51">quantitative vs qualitative</text:span><text:span text:style-name="T23">), the type of distance they quantify (compositional vs. phylogenetic), and the weight they place on common, rare, </text:span><text:span text:style-name="T70">or absent</text:span><text:span text:style-name="T23"> species </text:span><text:span text:style-name="T70">(Anderson et al 2011)</text:span><text:span text:style-name="T23">. Within our study, </text:span><text:span text:style-name="T51">we found significant differences in the d-d relationship between different indices, and between different index types. In particular, d-d relationship using phylogenetic indices were signficantly flatter than compositional indices, whereas there was no difference between binary (presence/absence) and abundance based indices. </text:span><text:span text:style-name="T52">Phylogenetic dissimilarity metrics may result in lower Mantel correlation coefficients for the same reason that fingerprinting methods do; because communities predominantly differ at fine </text:span><text:span text:style-name="T53">taxonomic resolutions. This means that communities may share large proportions of phylogenetic branch lengths, but will differ in exact species or OTU composition. </text:span><text:span text:style-name="T69">In contrast, community composition metrics give no weight to how related communities are at braoder taxonomic levels. </text:span><text:span text:style-name="T53"><text:s/>The result of this is that communities appear more similar than when compared with compositional dissimilarity metrics, resulting in flatter d-d relationships (and therefore lower Mantel coefficients). </text:span><text:span text:style-name="T70">This effect might be exacerbated when all sampled communities are from environmentally similar sites, which select for particular taxonomic groups. For example, sampling globally distributed hypersaline archaeal communities will likely yield communities dominated by relatively few families/genera, even if at the OTU level, communities are distinct (Clark et al 2017 maybe?).</text:span></text:p>
      <text:p text:style-name="P27"/>
      <text:p text:style-name="P27"><text:span text:style-name="T55">Surprisingly, we observed no difference between quantitative and qualitative dissimilarity indices. </text:span><text:span text:style-name="T69">This suggests that qualitative compositional differences between communities drive d-d relationships rather than quantitative changes in species composition and abundance. </text:span><text:span text:style-name="T71">Previous studies that have applied both presence/absence based and abundance based indices suggest that </text:span><text:span text:style-name="T72">they may be highly correlated in microbial communities (Martiny et al 2011), and result in similar estimations of d-d relationships (e.g. Green et al 2004, Glassman et al 2015). </text:span><text:span text:style-name="T80">O</text:span><text:span text:style-name="T54">ur </text:span><text:span text:style-name="T80">analysis also</text:span><text:span text:style-name="T54"> revealed an overwhelming bias in the use of dissimilarity metrics to classic indices such as Bray-Curtis or Jaccard. Whilst these indices are undoubtedly amongst the most frequently used not only in microbial ecology, but also in other areas of ecology, we wish to highlight </text:span><text:span text:style-name="T55">several contemporary</text:span><text:span text:style-name="T54"> indices </text:span><text:span text:style-name="T55">which may better suit the questions microbial ecologists ask of their data. For instance, classic metrics do not take into consideration co-ocurrence information present within the data. To this end, a new family of metrics have been defined which account for species co-ocurrences as well as shared taxa (schmidt et al 2017). Additionally, </text:span><text:span text:style-name="T56">many indices rely on equal sample sizes, and are sensitive to differences in species richness </text:span><text:span text:style-name="T80">(Green and Bohannon 2006)</text:span><text:span text:style-name="T56">. Chao et al (200</text:span><text:span text:style-name="T80">5</text:span><text:span text:style-name="T56">)</text:span><text:span text:style-name="T55"> </text:span><text:span text:style-name="T56">therefore extended classic indices such as Jaccard and Sorensen to take into account unseen species, and also to make them less sensitive to differential sample sizes, thus reducing the need for post-sequencing sample normalisation. Finally, it is known that many indices merge true compositional turnover (replacement of species) and nestedness (whereby communities are subsets of one another). </text:span><text:span text:style-name="T80">Fortunately</text:span><text:span text:style-name="T56">, modified versions of classic indices such as Jaccard, Sorensen, and Bray-Curtis have been developed which allow partitioning of these processes, which should allow </text:span><text:span text:style-name="T57">a more mechanistic understanding of the processes behind d-d relationships </text:span><text:span text:style-name="T76">(Baselga 2010, Baselga XXX, others)</text:span><text:span text:style-name="T57">. </text:span><text:span text:style-name="T81">We echo the call of Green and Bohanan (2006) for microbial ecologists to more carefully consider their use of dissimilarity metrics, especially now that many are implemented in popular analysis software such as R (e.g. … )</text:span></text:p>
      <text:p text:style-name="P26"/>
      <text:p text:style-name="P31"><text:span text:style-name="T57">W</text:span><text:span text:style-name="T23">hilst significant differences were found between different methodological approaches, we also found differences relating to the biological context of each study. </text:span><text:span text:style-name="T59">Against</text:span><text:span text:style-name="T23"> our expectation, soil based studies had weaker d-d relationships than studies associated with other environmental materials. </text:span><text:span text:style-name="T58">S</text:span><text:span text:style-name="T23">oils are relatively stable habitat</text:span><text:span text:style-name="T58">s, capable of maintaining significant environmental gradients over relatively small spatial scales. Therefore, we expected the combination of high </text:span><text:soft-page-break/><text:span text:style-name="T58">habitat heterogeneity coupled with limited opportunity for dispersal to result in stronger d-d relationships. It is possible that the environment</text:span><text:span text:style-name="T59">al </text:span><text:span text:style-name="T73">gradients present in</text:span><text:span text:style-name="T59"> soils do not change linearly over geographic distance, </text:span><text:span text:style-name="T73">for example if the similar environmental conditions are patchily distributed.</text:span><text:span text:style-name="T59"> Alternatively, microorganisms maybe able to disperse through soils more effectively than previously thought, </text:span><text:span text:style-name="T75">perhaps via association with other soil organisms (</text:span><text:span text:style-name="T78">Warmink et al 2011</text:span><text:span text:style-name="T75">), or by dispersal of soil itself (Favet et al 2013, Kellogg and Griffin 2006), </text:span><text:span text:style-name="T78">or other passive means (Joung et al 2016)</text:span><text:span text:style-name="T75">.</text:span></text:p>
      <text:p text:style-name="P29"/>
      <text:p text:style-name="P44"><text:span text:style-name="T23">Originally, we expected that studies of aquatic microbial communities may show the weakest d-d relationships as riverine or oceanic hydrologies may provide an effective dispersal mechanism, thus </text:span><text:span text:style-name="T59">homogenising microbial communities </text:span><text:span text:style-name="T60">and presenting more diffuse environmental gradients </text:span><text:span text:style-name="T59">over larger spatial scales. </text:span><text:span text:style-name="T60">Contrarily</text:span><text:span text:style-name="T59">, we found </text:span><text:span text:style-name="T76">that</text:span><text:span text:style-name="T59"> </text:span><text:span text:style-name="T76">aquatic communities</text:span><text:span text:style-name="T59"> actually showed stronger d-d relationships </text:span><text:span text:style-name="T60">indicating increased spatial turnover in aquatic microbial communities, </text:span><text:span text:style-name="T59">. Host-associated showed relatively strong, but variable d-d relationships. We suggest that this is caused jointly by the ecology of the host species, in combination with the degree of host specificity with the associated microbial community. For example, </text:span><text:span text:style-name="T78">if the host </text:span><text:span text:style-name="T79">is not dispersal limited, and associates with a large variety of microorganisms, then the d-d relationship may be relatively flat. Whereas, if the host is dispersal limited and associates with a very specific microbiome, the d-d relationship might be steeper.</text:span><text:span text:style-name="T59"> </text:span><text:span text:style-name="T79">To develop our understanding of the macroecology of host-associated microbial communities, an interesting approach would be</text:span><text:span text:style-name="T77"> to compare </text:span><text:span text:style-name="T79">microbial </text:span><text:span text:style-name="T77">d-d relationships sessile and motile hosts (which were excluded from this analysis), as incorporating the ecology of the host (e.g. movement, interactions, range size) would likely provide further explanatory power.</text:span></text:p>
      <text:p text:style-name="P30"><text:span text:style-name="T77"/></text:p>
      <text:p text:style-name="P47">Finally, we also found a relationship between the strength of the d-d relationship and the spatial scale over which the study was conducted. <text:span text:style-name="T103">Scale-dependent d-d relationships have previously been reported (Bissett et al 2010, Martiny et al 2011, Soininen et al 2011), albeit with contrasting results. Our results are comparable to those of Martiny et al (2011) and Soininen et al (2011) who reported that d-d relationships for various microbial communities were generally steeper as greater spatial scales were incorporated. The scale dependence of this relationship may be explained by greater environmental heterogeneity in large scale studies, thus communities are subjected to different environmental filters, resulting in dissimilar communities. In combination with this, communities separated by very large geographic distances will have minimal dispersal between them, assuming microbial dispersal is linearly related to geographic distance. Alternatively, studies with very large spatial extents may be more likely to incorporate zero similarity community comparisons (i.e. communities with no species in common), which in turn may bias our quantification of the d-d relationship (Steinbauer et al 2012, Millar 2011). This point highlights that careful consideration is required in the statistical analysis of d-d relationships, especially at larger spatial scales.</text:span></text:p>
      <text:p text:style-name="P32"/>
      <text:p text:style-name="P45">Despite its common use in the literature as evidence for neutral processes in microbial ecology, the d-d relationship <text:span text:style-name="T95">alone does not provide evidence for neutral processes acting on microbial communities. As discussed previously, d-d relationships can arise not only from dispersal limitation, but also spatially autocorrelated environmental gradients, whilst dispersal limitation itself is not solely a property of ecological neutrality. Dispersal limitation can arise from stochasticity as predicted by neutral theory, but also by assymetric dispersal abilities between organisms (e.g. spore formers vs non-spore formers), thus violating the central tenet of neutral theory; that organisms are ecologically equivalent. Thus we suggest caution in attributing distance-decay relationships to either niche or neutral processes without further evidence, for example from examining species-abundance distributions (Dumbrell et al 2010). However, this is not to say that examining distance-decay relationships is futile as the relationship jointly reflects species turnover due to historical, environmental, and spatial factors, all of which are important factors to consider in studying biodiversity (Nekola and White). </text:span></text:p>
      <text:p text:style-name="P45"/>
      <text:p text:style-name="P45"><text:soft-page-break/><text:span text:style-name="T95">Moving beyond distance-decay relationships, focussing on other factors that influence the compositional similarity of microbial communities should provide interesting results. For example, quantifying the extent to which microorganisms differ in their dispersal abilities, and what traits are responsible for these differences may help to provide information on the biogeography of microorganisms at the population level, and given appropriate statistical approaches may allow us to predict the range size and habitat occupancy of different microbes. Furthermore, it is commonly assumed that the probability of dispersal, and connectivity between communities is linearly related to the spatial distance between them, yet this has rarely been tested. Thus, we suggest that it is important to empirically assess this assumption, and to determine the circumstances in which this assumption is not valid. Together, these suggestions would lead to a more mechanistic understanding of the d-d relationship in microbial communities, by modeling the dispersal process itself rather than the spatial pattern.</text:span></text:p>
      <text:p text:style-name="P28"/>
      <text:p text:style-name="P36">Add figures</text:p>
      <text:p text:style-name="P36"/>
      <text:p text:style-name="P36"/>
      <text:p text:style-name="P36">Finish references for whole 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5T19:04:52.775796161</meta:creation-date>
    <dc:date>2017-08-07T17:49:52.882079896</dc:date>
    <meta:editing-duration>PT17H23S</meta:editing-duration>
    <meta:editing-cycles>59</meta:editing-cycles>
    <meta:generator>LibreOffice/5.1.6.2$Linux_X86_64 LibreOffice_project/10m0$Build-2</meta:generator>
    <meta:document-statistic meta:table-count="2" meta:image-count="0" meta:object-count="0" meta:page-count="9" meta:paragraph-count="86" meta:word-count="4607" meta:character-count="32359" meta:non-whitespace-character-count="27838"/>
    <meta:user-defined meta:name="Mendeley Citation Style_1">http://www.zotero.org/styles/ecography</meta:user-defined>
    <meta:user-defined meta:name="Mendeley Document_1">True</meta:user-defined>
    <meta:user-defined meta:name="Mendeley Unique User Id_1">1bdff61c-9fa5-340c-acce-45057b078c7b</meta:user-defined>
  </office:meta>
</office:document-meta>
</file>